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059" svg:font-family="C059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0pt" style:font-size-asian="10pt" style:font-size-complex="10pt"/>
    </style:style>
    <style:style style:name="ce3" style:family="table-cell" style:parent-style-name="Default" style:data-style-name="N0">
      <style:text-properties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4">
      <style:text-properties fo:font-size="10pt" style:font-size-asian="10pt" style:font-size-complex="10pt"/>
    </style:style>
    <style:style style:name="ce5" style:family="table-cell" style:parent-style-name="Default" style:data-style-name="N4"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8" style:family="table-cell" style:parent-style-name="Default" style:data-style-name="N0"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9" style:family="table-cell" style:parent-style-name="Default" style:data-style-name="N36">
      <style:text-properties fo:font-size="10pt" style:font-size-asian="10pt" style:font-size-complex="10pt"/>
    </style:style>
    <style:style style:name="ce10" style:family="table-cell" style:parent-style-name="Default" style:data-style-name="N4"/>
    <style:style style:name="ce11" style:family="table-cell" style:parent-style-name="Default" style:data-style-name="N0">
      <style:table-cell-properties fo:background-color="#FFFF00"/>
      <style:text-properties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fo:background-color="#FFFF00" style:repeat-content="false"/>
      <style:paragraph-properties fo:text-align="end" fo:margin-right="0cm"/>
      <style:text-properties fo:font-weight="bold" style:font-weight-asian="bold" style:font-weight-complex="bold"/>
    </style:style>
    <style:style style:name="ce13" style:family="table-cell" style:parent-style-name="Default" style:data-style-name="N4">
      <style:table-cell-properties fo:background-color="#FFFF00"/>
      <style:text-properties fo:font-weight="bold" style:font-weight-asian="bold" style:font-weight-complex="bold"/>
    </style:style>
    <style:style style:name="ce14" style:family="table-cell" style:parent-style-name="Default" style:data-style-name="N4">
      <style:table-cell-properties fo:background-color="#FFFF00"/>
      <style:text-properties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size="10pt" style:font-size-asian="10pt" style:font-size-complex="10pt"/>
    </style:style>
    <style:style style:name="ce17" style:family="table-cell" style:parent-style-name="Default" style:data-style-name="N36"/>
    <style:style style:name="ce18" style:family="table-cell" style:parent-style-name="Default" style:data-style-name="N38">
      <style:text-properties fo:font-size="10pt" style:font-size-asian="10pt" style:font-size-complex="10pt"/>
    </style:style>
    <style:style style:name="ce19" style:family="table-cell" style:parent-style-name="Default" style:data-style-name="N0">
      <style:table-cell-properties fo:border="thin solid #000000" style:vertical-align="middle" style:cell-protect="hidden-and-protected"/>
      <style:text-properties fo:font-size="12pt" style:font-size-asian="12pt" style:font-size-complex="12pt" fo:font-weight="bold" style:font-weight-asian="bold" style:font-weight-complex="bold"/>
    </style:style>
    <style:style style:name="ce20" style:family="table-cell" style:parent-style-name="Default" style:data-style-name="N30">
      <style:table-cell-properties fo:border="thin solid #000000" style:vertical-align="middle" style:cell-protect="none"/>
      <style:text-properties fo:font-size="12pt" style:font-size-asian="12pt" style:font-size-complex="12pt"/>
    </style:style>
    <style:style style:name="ce21" style:family="table-cell" style:parent-style-name="Default" style:data-style-name="N0">
      <style:table-cell-properties style:vertical-align="middle" style:cell-protect="hidden-and-protected"/>
      <style:text-properties fo:font-size="12pt" style:font-size-asian="12pt" style:font-size-complex="12pt"/>
    </style:style>
    <style:style style:name="ce22" style:family="table-cell" style:parent-style-name="Default" style:data-style-name="N0">
      <style:table-cell-properties style:vertical-align="middle" style:cell-protect="hidden-and-protected"/>
      <style:text-properties fo:font-size="12pt" style:font-size-asian="12pt" style:font-size-complex="12pt" fo:font-weight="bold" style:font-weight-asian="bold" style:font-weight-complex="bold"/>
    </style:style>
    <style:style style:name="ce23" style:family="table-cell" style:parent-style-name="Default" style:data-style-name="N30">
      <style:table-cell-properties style:vertical-align="middle" style:cell-protect="hidden-and-protected"/>
      <style:text-properties fo:font-size="12pt" style:font-size-asian="12pt" style:font-size-complex="12pt"/>
    </style:style>
    <style:style style:name="ce24" style:family="table-cell" style:parent-style-name="Default" style:data-style-name="N30">
      <style:table-cell-properties fo:border="thin solid #000000" style:vertical-align="middle" style:cell-protect="none" style:repeat-content="false"/>
      <style:paragraph-properties fo:text-align="start" fo:margin-left="0cm"/>
      <style:text-properties fo:font-size="12pt" style:font-size-asian="12pt" style:font-size-complex="12pt"/>
    </style:style>
    <style:style style:name="ce25" style:family="table-cell" style:parent-style-name="Default" style:data-style-name="N30">
      <style:table-cell-properties style:vertical-align="automatic" style:repeat-content="false"/>
      <style:paragraph-properties fo:text-align="justify"/>
      <style:text-properties fo:font-size="12pt" style:font-size-asian="12pt" style:font-size-complex="12pt"/>
    </style:style>
    <style:style style:name="ce26" style:family="table-cell" style:parent-style-name="Default" style:data-style-name="N30">
      <style:text-properties fo:font-size="12pt" style:font-size-asian="12pt" style:font-size-complex="12pt"/>
    </style:style>
    <style:style style:name="ce27" style:family="table-cell" style:parent-style-name="Default" style:data-style-name="N0">
      <style:table-cell-properties fo:border="thin solid #000000" fo:background-color="transparent"/>
    </style:style>
    <style:style style:name="ce28" style:family="table-cell" style:parent-style-name="Default" style:data-style-name="N0">
      <style:table-cell-properties fo:border="thin solid #000000" style:vertical-align="middle" fo:background-color="transparent" style:rotation-angle="90" style:cell-protect="hidden-and-protected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9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middle" style:cell-protect="none" style:repeat-content="false"/>
      <style:paragraph-properties fo:text-align="center"/>
      <style:text-properties fo:font-size="12pt" style:font-size-asian="12pt" style:font-size-complex="12pt"/>
    </style:style>
    <style:style style:name="ce31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3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2pt" style:font-size-asian="12pt" style:font-size-complex="12pt"/>
    </style:style>
    <style:style style:name="ce3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34" style:family="table-cell" style:parent-style-name="Default" style:data-style-name="N0">
      <style:text-properties fo:font-size="12pt" style:font-size-asian="12pt" style:font-size-complex="12pt"/>
    </style:style>
    <style:style style:name="ce35" style:family="table-cell" style:parent-style-name="Default" style:data-style-name="N0">
      <style:table-cell-properties style:vertical-align="middle" style:cell-protect="hidden-and-protected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36" style:family="table-cell" style:parent-style-name="Default" style:data-style-name="N36">
      <style:table-cell-properties style:vertical-align="middle" style:cell-protect="none" style:repeat-content="false"/>
      <style:paragraph-properties fo:text-align="center"/>
      <style:text-properties fo:font-size="12pt" style:font-size-asian="12pt" style:font-size-complex="12pt"/>
    </style:style>
    <style:style style:name="ce37" style:family="table-cell" style:parent-style-name="Excel_32_Built-in_32_Currency" style:data-style-name="N4">
      <style:table-cell-properties style:vertical-align="middle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38" style:family="table-cell" style:parent-style-name="Default" style:data-style-name="N4">
      <style:table-cell-properties style:vertical-align="middle" style:cell-protect="hidden-and-protected"/>
      <style:text-properties fo:font-size="12pt" style:font-size-asian="12pt" style:font-size-complex="12pt"/>
    </style:style>
    <style:style style:name="ce39" style:family="table-cell" style:parent-style-name="Default" style:data-style-name="N0">
      <style:table-cell-properties style:vertical-align="middle" style:cell-protect="hidden-and-protected" style:repeat-content="false"/>
      <style:paragraph-properties fo:text-align="end" fo:margin-right="0cm"/>
      <style:text-properties fo:font-size="12pt" style:font-size-asian="12pt" style:font-size-complex="12pt"/>
    </style:style>
    <style:style style:name="ce40" style:family="table-cell" style:parent-style-name="Default" style:data-style-name="N0">
      <style:table-cell-properties fo:background-color="transparent"/>
    </style:style>
    <style:style style:name="ce41" style:family="table-cell" style:parent-style-name="Default" style:data-style-name="N0">
      <style:table-cell-properties style:vertical-align="middle" fo:background-color="transparent" style:rotation-angle="90" style:cell-protect="hidden-and-protected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2" style:family="table-cell" style:parent-style-name="Default" style:data-style-name="N0">
      <style:table-cell-properties style:cell-protect="hidden-and-protected"/>
      <style:text-properties fo:font-size="12pt" style:font-size-asian="12pt" style:font-size-complex="12pt"/>
    </style:style>
    <style:style style:name="ce43" style:family="table-cell" style:parent-style-name="Default" style:data-style-name="N0">
      <style:table-cell-properties fo:border-top="thin double #000000" fo:border-bottom="none" fo:border-left="thin double #000000" fo:border-right="none" style:cell-protect="hidden-and-protected"/>
      <style:text-properties fo:font-size="12pt" style:font-size-asian="12pt" style:font-size-complex="12pt"/>
    </style:style>
    <style:style style:name="ce44" style:family="table-cell" style:parent-style-name="Default" style:data-style-name="N0">
      <style:table-cell-properties fo:border-top="thin double #000000" fo:border-bottom="none" fo:border-left="none" fo:border-right="none" style:cell-protect="hidden-and-protected"/>
      <style:text-properties fo:font-size="12pt" style:font-size-asian="12pt" style:font-size-complex="12pt"/>
    </style:style>
    <style:style style:name="ce45" style:family="table-cell" style:parent-style-name="Default" style:data-style-name="N0">
      <style:table-cell-properties fo:border-top="thin double #000000" fo:border-bottom="none" fo:border-left="none" fo:border-right="thin double #000000" style:cell-protect="hidden-and-protected"/>
      <style:text-properties fo:font-size="12pt" style:font-size-asian="12pt" style:font-size-complex="12pt"/>
    </style:style>
    <style:style style:name="ce46" style:family="table-cell" style:parent-style-name="Default" style:data-style-name="N0">
      <style:table-cell-properties fo:border-top="none" fo:border-bottom="none" fo:border-left="thin double #000000" fo:border-right="none" style:vertical-align="automatic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47" style:family="table-cell" style:parent-style-name="Default" style:data-style-name="N0">
      <style:table-cell-properties style:vertical-align="middle" fo:wrap-option="wrap" fo:background-color="transparent" style:rotation-angle="90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48" style:family="table-cell" style:parent-style-name="Default" style:data-style-name="N0">
      <style:table-cell-properties style:vertical-align="middle" fo:wrap-option="wrap" style:rotation-angle="90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49" style:family="table-cell" style:parent-style-name="Default" style:data-style-name="N0">
      <style:table-cell-properties fo:border-top="2pt solid #000000" fo:border-bottom="none" fo:border-left="2pt solid #000000" fo:border-right="none" style:vertical-align="middle" fo:wrap-option="wrap" style:rotation-angle="90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50" style:family="table-cell" style:parent-style-name="Default" style:data-style-name="N0">
      <style:table-cell-properties fo:border-top="2pt solid #000000" fo:border-bottom="none" fo:border-left="none" fo:border-right="none" style:vertical-align="top" style:cell-protect="hidden-and-protected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style:text-underline-style="solid" style:text-underline-type="double"/>
    </style:style>
    <style:style style:name="ce51" style:family="table-cell" style:parent-style-name="Default" style:data-style-name="N0">
      <style:table-cell-properties fo:border-top="2pt solid #000000" fo:border-bottom="none" fo:border-left="none" fo:border-right="none" style:vertical-align="top" style:cell-protect="hidden-and-protected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/>
    </style:style>
    <style:style style:name="ce52" style:family="table-cell" style:parent-style-name="Default" style:data-style-name="N0">
      <style:table-cell-properties fo:border-top="2pt solid #000000" fo:border-bottom="none" fo:border-left="none" fo:border-right="none" style:vertical-align="top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/>
    </style:style>
    <style:style style:name="ce53" style:family="table-cell" style:parent-style-name="Default" style:data-style-name="N0">
      <style:table-cell-properties fo:border-top="2pt solid #000000" fo:border-bottom="none" fo:border-left="none" fo:border-right="2pt solid #000000" style:vertical-align="top" style:cell-protect="hidden-and-protected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style:text-underline-style="solid" style:text-underline-type="double"/>
    </style:style>
    <style:style style:name="ce54" style:family="table-cell" style:parent-style-name="Default" style:data-style-name="N0">
      <style:table-cell-properties fo:border-top="none" fo:border-bottom="none" fo:border-left="none" fo:border-right="thin double #000000" style:cell-protect="hidden-and-protected"/>
      <style:text-properties fo:font-size="12pt" style:font-size-asian="12pt" style:font-size-complex="12pt"/>
    </style:style>
    <style:style style:name="ce55" style:family="table-cell" style:parent-style-name="Default" style:data-style-name="N0">
      <style:table-cell-properties fo:border-top="none" fo:border-bottom="none" fo:border-left="2pt solid #000000" fo:border-right="none" style:vertical-align="middle" fo:wrap-option="wrap" style:rotation-angle="90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56" style:family="table-cell" style:parent-style-name="Default" style:data-style-name="N0">
      <style:table-cell-properties style:cell-protect="hidden-and-protected"/>
      <style:text-properties style:font-name="C059" style:font-name-asian="C059" style:font-name-complex="C059" fo:font-size="18pt" style:font-size-asian="18pt" style:font-size-complex="18pt" fo:font-weight="bold" style:font-weight-asian="bold" style:font-weight-complex="bold"/>
    </style:style>
    <style:style style:name="ce57" style:family="table-cell" style:parent-style-name="Default" style:data-style-name="N1">
      <style:table-cell-properties style:vertical-align="automatic" style:cell-protect="hidden-and-protected" style:repeat-content="false"/>
      <style:paragraph-properties fo:text-align="center"/>
      <style:text-properties style:font-name="C059" style:font-name-asian="C059" style:font-name-complex="C059" fo:font-size="18pt" style:font-size-asian="18pt" style:font-size-complex="18pt" fo:font-weight="bold" style:font-weight-asian="bold" style:font-weight-complex="bold"/>
    </style:style>
    <style:style style:name="ce58" style:family="table-cell" style:parent-style-name="Default" style:data-style-name="N0">
      <style:text-properties style:font-name="C059" style:font-name-asian="C059" style:font-name-complex="C059" fo:font-size="18pt" style:font-size-asian="18pt" style:font-size-complex="18pt"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none" fo:border-bottom="2pt solid #000000" fo:border-left="2pt solid #000000" fo:border-right="none" style:vertical-align="middle" fo:wrap-option="wrap" style:rotation-angle="90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60" style:family="table-cell" style:parent-style-name="Default" style:data-style-name="N0">
      <style:table-cell-properties fo:border-top="none" fo:border-bottom="2pt solid #000000" fo:border-left="none" fo:border-right="none" style:cell-protect="hidden-and-protected"/>
      <style:text-properties style:font-name="C059" style:font-name-asian="C059" style:font-name-complex="C059" fo:font-size="18pt" style:font-size-asian="18pt" style:font-size-complex="18pt" fo:font-weight="bold" style:font-weight-asian="bold" style:font-weight-complex="bold"/>
    </style:style>
    <style:style style:name="ce61" style:family="table-cell" style:parent-style-name="Default" style:data-style-name="N1">
      <style:table-cell-properties fo:border-top="none" fo:border-bottom="2pt solid #000000" fo:border-left="none" fo:border-right="none" style:vertical-align="automatic" style:cell-protect="hidden-and-protected" style:repeat-content="false"/>
      <style:paragraph-properties fo:text-align="center"/>
      <style:text-properties style:font-name="C059" style:font-name-asian="C059" style:font-name-complex="C059" fo:font-size="18pt" style:font-size-asian="18pt" style:font-size-complex="18pt"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none" fo:border-bottom="2pt solid #000000" fo:border-left="none" fo:border-right="none"/>
      <style:text-properties style:font-name="C059" style:font-name-asian="C059" style:font-name-complex="C059" fo:font-size="18pt" style:font-size-asian="18pt" style:font-size-complex="18pt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none" fo:border-bottom="none" fo:border-left="thin double #000000" fo:border-right="none" style:cell-protect="hidden-and-protected"/>
      <style:text-properties fo:font-size="12pt" style:font-size-asian="12pt" style:font-size-complex="12pt"/>
    </style:style>
    <style:style style:name="ce64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otation-angle="90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65" style:family="table-cell" style:parent-style-name="Default" style:data-style-name="N0">
      <style:table-cell-properties fo:border-top="thin solid #000000" fo:border-bottom="none" fo:border-left="none" fo:border-right="none" style:vertical-align="middle" style:cell-protect="hidden-and-protected" style:repeat-content="false"/>
      <style:paragraph-properties fo:text-align="start" fo:margin-left="0cm" style:writing-mode="lr"/>
      <style:text-properties fo:font-size="14pt" style:font-size-asian="14pt" style:font-size-complex="14pt" fo:font-style="italic" style:font-style-asian="italic" style:font-style-complex="italic"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thin solid #000000" fo:border-bottom="none" fo:border-left="none" fo:border-right="none" style:vertical-align="middle" style:cell-protect="hidden-and-protected" style:repeat-content="false"/>
      <style:paragraph-properties fo:text-align="start" fo:margin-left="0cm" style:writing-mode="lr"/>
      <style:text-properties fo:font-size="12pt" style:font-size-asian="12pt" style:font-size-complex="12pt" fo:font-weight="bold" style:font-weight-asian="bold" style:font-weight-complex="bold"/>
    </style:style>
    <style:style style:name="ce67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style:rotation-angle="90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68" style:family="table-cell" style:parent-style-name="Default" style:data-style-name="N0">
      <style:table-cell-properties style:vertical-align="automatic" style:cell-protect="hidden-and-protected" style:repeat-content="false"/>
      <style:paragraph-properties fo:text-align="start" fo:margin-left="0cm" style:writing-mode="lr"/>
      <style:text-properties fo:font-size="14pt" style:font-size-asian="14pt" style:font-size-complex="14pt" fo:font-style="italic" style:font-style-asian="italic" style:font-style-complex="italic"/>
    </style:style>
    <style:style style:name="ce69" style:family="table-cell" style:parent-style-name="Default" style:data-style-name="N0">
      <style:table-cell-properties style:vertical-align="automatic" style:cell-protect="hidden-and-protected" style:repeat-content="false"/>
      <style:paragraph-properties fo:text-align="start" fo:margin-left="0cm" style:writing-mode="lr"/>
      <style:text-properties fo:font-size="12pt" style:font-size-asian="12pt" style:font-size-complex="12pt" fo:font-weight="bold" style:font-weight-asian="bold" style:font-weight-complex="bold"/>
    </style:style>
    <style:style style:name="ce70" style:family="table-cell" style:parent-style-name="Default" style:data-style-name="N0">
      <style:table-cell-properties style:vertical-align="middle" style:cell-protect="hidden-and-protected" style:repeat-content="false"/>
      <style:paragraph-properties fo:text-align="start" fo:margin-left="0cm" style:writing-mode="lr"/>
      <style:text-properties fo:font-size="16pt" style:font-size-asian="16pt" style:font-size-complex="16pt"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none" fo:border-bottom="none" fo:border-left="none" fo:border-right="thin solid #000000" style:vertical-align="middle" style:cell-protect="hidden-and-protected" style:repeat-content="false"/>
      <style:paragraph-properties fo:text-align="start" fo:margin-left="0cm" style:writing-mode="lr"/>
      <style:text-properties fo:font-size="16pt" style:font-size-asian="16pt" style:font-size-complex="16pt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none" fo:border-bottom="none" fo:border-left="thin double #000000" fo:border-right="none" style:vertical-align="top" style:cell-protect="hidden-and-protected" style:repeat-content="false"/>
      <style:paragraph-properties fo:text-align="start" fo:margin-left="0cm"/>
      <style:text-properties fo:font-size="12pt" style:font-size-asian="12pt" style:font-size-complex="12pt"/>
    </style:style>
    <style:style style:name="ce73" style:family="table-cell" style:parent-style-name="Default" style:data-style-name="N0">
      <style:table-cell-properties style:vertical-align="top" fo:wrap-option="wrap" style:cell-protect="hidden-and-protected" style:repeat-content="false"/>
      <style:paragraph-properties fo:text-align="start" fo:margin-left="0cm"/>
      <style:text-properties fo:font-size="14pt" style:font-size-asian="14pt" style:font-size-complex="14pt" fo:font-style="italic" style:font-style-asian="italic" style:font-style-complex="italic" style:text-underline-style="solid" style:text-underline-type="single"/>
    </style:style>
    <style:style style:name="ce74" style:family="table-cell" style:parent-style-name="Default" style:data-style-name="N0">
      <style:table-cell-properties style:vertical-align="top" fo:wrap-option="wrap" style:cell-protect="hidden-and-protected" style:repeat-content="false"/>
      <style:paragraph-properties fo:text-align="start" fo:margin-left="0cm"/>
      <style:text-properties fo:font-size="12pt" style:font-size-asian="12pt" style:font-size-complex="12pt"/>
    </style:style>
    <style:style style:name="ce75" style:family="table-cell" style:parent-style-name="Default" style:data-style-name="N0">
      <style:table-cell-properties style:vertical-align="top" fo:wrap-option="wrap" style:cell-protect="hidden-and-protected" style:repeat-content="false"/>
      <style:paragraph-properties fo:text-align="end" fo:margin-right="0cm"/>
      <style:text-properties fo:color="#999999" fo:font-size="12pt" style:font-size-asian="12pt" style:font-size-complex="12pt"/>
    </style:style>
    <style:style style:name="ce76" style:family="table-cell" style:parent-style-name="Default" style:data-style-name="N0">
      <style:table-cell-properties fo:border-top="none" fo:border-bottom="none" fo:border-left="none" fo:border-right="thin solid #000000" style:cell-protect="hidden-and-protected"/>
      <style:text-properties fo:font-size="12pt" style:font-size-asian="12pt" style:font-size-complex="12pt"/>
    </style:style>
    <style:style style:name="ce77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style:rotation-angle="90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78" style:family="table-cell" style:parent-style-name="Default" style:data-style-name="N0">
      <style:table-cell-properties fo:border-top="none" fo:border-bottom="thin solid #000000" fo:border-left="none" fo:border-right="none" style:vertical-align="automatic" style:cell-protect="hidden-and-protected" style:repeat-content="false"/>
      <style:paragraph-properties fo:text-align="start" fo:margin-left="0cm"/>
      <style:text-properties fo:font-size="14pt" style:font-size-asian="14pt" style:font-size-complex="14pt" fo:font-style="italic" style:font-style-asian="italic" style:font-style-complex="italic"/>
    </style:style>
    <style:style style:name="ce79" style:family="table-cell" style:parent-style-name="Default" style:data-style-name="N0">
      <style:table-cell-properties fo:border-top="none" fo:border-bottom="thin solid #000000" fo:border-left="none" fo:border-right="none" style:vertical-align="automatic" style:cell-protect="hidden-and-protected" style:repeat-content="false"/>
      <style:paragraph-properties fo:text-align="start" fo:margin-left="0cm"/>
      <style:text-properties fo:font-size="12pt" style:font-size-asian="12pt" style:font-size-complex="12pt"/>
    </style:style>
    <style:style style:name="ce80" style:family="table-cell" style:parent-style-name="Default" style:data-style-name="N0">
      <style:table-cell-properties fo:border-top="none" fo:border-bottom="thin solid #000000" fo:border-left="none" fo:border-right="none" style:cell-protect="hidden-and-protected"/>
      <style:text-properties fo:font-size="12pt" style:font-size-asian="12pt" style:font-size-complex="12pt"/>
    </style:style>
    <style:style style:name="ce81" style:family="table-cell" style:parent-style-name="Default" style:data-style-name="N0">
      <style:table-cell-properties fo:border-top="none" fo:border-bottom="thin solid #000000" fo:border-left="none" fo:border-right="thin solid #000000" style:cell-protect="hidden-and-protected"/>
      <style:text-properties fo:font-size="12pt" style:font-size-asian="12pt" style:font-size-complex="12pt"/>
    </style:style>
    <style:style style:name="ce82" style:family="table-cell" style:parent-style-name="Default" style:data-style-name="N0">
      <style:table-cell-properties fo:border-top="thin solid #000000" fo:border-bottom="none" fo:border-left="none" fo:border-right="none" style:vertical-align="automatic" style:cell-protect="hidden-and-protected" style:repeat-content="false"/>
      <style:paragraph-properties fo:text-align="start" fo:margin-left="0cm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83" style:family="table-cell" style:parent-style-name="Default" style:data-style-name="N0">
      <style:table-cell-properties fo:border-top="thin solid #000000" fo:border-bottom="none" fo:border-left="none" fo:border-right="none" style:vertical-align="automatic" style:cell-protect="hidden-and-protected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84" style:family="table-cell" style:parent-style-name="Default" style:data-style-name="N0">
      <style:table-cell-properties fo:border-top="thin solid #000000" fo:border-bottom="none" fo:border-left="none" fo:border-right="none" style:vertical-align="automatic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85" style:family="table-cell" style:parent-style-name="Default" style:data-style-name="N0">
      <style:table-cell-properties fo:border-top="thin solid #000000" fo:border-bottom="none" fo:border-left="none" fo:border-right="none" style:cell-protect="hidden-and-protected"/>
      <style:text-properties fo:font-size="12pt" style:font-size-asian="12pt" style:font-size-complex="12pt"/>
    </style:style>
    <style:style style:name="ce86" style:family="table-cell" style:parent-style-name="Default" style:data-style-name="N0">
      <style:table-cell-properties fo:border-top="thin solid #000000" fo:border-bottom="none" fo:border-left="none" fo:border-right="thin solid #000000" style:cell-protect="hidden-and-protected"/>
      <style:text-properties fo:font-size="12pt" style:font-size-asian="12pt" style:font-size-complex="12pt"/>
    </style:style>
    <style:style style:name="ce87" style:family="table-cell" style:parent-style-name="Default" style:data-style-name="N0">
      <style:table-cell-properties style:vertical-align="automatic" style:cell-protect="hidden-and-protected" style:repeat-content="false"/>
      <style:paragraph-properties fo:text-align="start" fo:margin-left="0cm" style:writing-mode="lr"/>
      <style:text-properties fo:font-size="12pt" style:font-size-asian="12pt" style:font-size-complex="12pt" fo:font-style="italic" style:font-style-asian="italic" style:font-style-complex="italic"/>
    </style:style>
    <style:style style:name="ce88" style:family="table-cell" style:parent-style-name="Default" style:data-style-name="N0">
      <style:table-cell-properties style:vertical-align="automatic" style:cell-protect="hidden-and-protected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89" style:family="table-cell" style:parent-style-name="Default" style:data-style-name="N0">
      <style:table-cell-properties style:vertical-align="automatic" style:cell-protect="hidden-and-protected" style:repeat-content="false"/>
      <style:paragraph-properties fo:text-align="start" fo:margin-left="0cm"/>
      <style:text-properties fo:font-size="12pt" style:font-size-asian="12pt" style:font-size-complex="12pt"/>
    </style:style>
    <style:style style:name="ce90" style:family="table-cell" style:parent-style-name="Default" style:data-style-name="N0">
      <style:table-cell-properties style:vertical-align="automatic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91" style:family="table-cell" style:parent-style-name="Default" style:data-style-name="N0">
      <style:table-cell-properties style:vertical-align="top" fo:wrap-option="wrap" style:cell-protect="hidden-and-protected" style:repeat-content="false"/>
      <style:paragraph-properties fo:text-align="start" fo:margin-left="0cm"/>
      <style:text-properties fo:font-size="12pt" style:font-size-asian="12pt" style:font-size-complex="12pt" fo:font-style="italic" style:font-style-asian="italic" style:font-style-complex="italic" style:text-underline-style="solid" style:text-underline-type="single"/>
    </style:style>
    <style:style style:name="ce92" style:family="table-cell" style:parent-style-name="Default" style:data-style-name="N0">
      <style:table-cell-properties fo:border-top="none" fo:border-bottom="thin double #000000" fo:border-left="thin double #000000" fo:border-right="none" style:cell-protect="hidden-and-protected"/>
      <style:text-properties fo:font-size="12pt" style:font-size-asian="12pt" style:font-size-complex="12pt"/>
    </style:style>
    <style:style style:name="ce93" style:family="table-cell" style:parent-style-name="Default" style:data-style-name="N0">
      <style:table-cell-properties fo:border-top="none" fo:border-bottom="thin double #000000" fo:border-left="none" fo:border-right="none" style:cell-protect="hidden-and-protected"/>
      <style:text-properties fo:font-size="12pt" style:font-size-asian="12pt" style:font-size-complex="12pt"/>
    </style:style>
    <style:style style:name="ce94" style:family="table-cell" style:parent-style-name="Default" style:data-style-name="N0">
      <style:table-cell-properties fo:border-top="none" fo:border-bottom="thin double #000000" fo:border-left="none" fo:border-right="thin double #000000" style:cell-protect="hidden-and-protected"/>
      <style:text-properties fo:font-size="12pt" style:font-size-asian="12pt" style:font-size-complex="12pt"/>
    </style:style>
    <style:style style:name="ce95" style:family="table-cell" style:parent-style-name="Default" style:data-style-name="N0">
      <style:table-cell-properties style:vertical-align="middle" fo:wrap-option="wrap" fo:background-color="transparent" style:rotation-angle="90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96" style:family="table-cell" style:parent-style-name="Default" style:data-style-name="N36">
      <style:table-cell-properties fo:border-top="none" fo:border-bottom="2pt solid #000000" fo:border-left="none" fo:border-right="none" style:vertical-align="middle" fo:background-color="transparent" style:cell-protect="hidden-and-protected" style:repeat-content="false"/>
      <style:paragraph-properties fo:text-align="center"/>
      <style:text-properties style:font-name="C059" style:font-name-asian="C059" style:font-name-complex="C059" fo:font-size="18pt" style:font-size-asian="18pt" style:font-size-complex="18pt" fo:font-weight="bold" style:font-weight-asian="bold" style:font-weight-complex="bold"/>
    </style:style>
    <style:style style:name="ce97" style:family="table-cell" style:parent-style-name="Excel_32_Built-in_32_Comma" style:data-style-name="N37">
      <style:table-cell-properties fo:border-top="none" fo:border-bottom="2pt solid #000000" fo:border-left="none" fo:border-right="none" style:vertical-align="middle" fo:background-color="transparent" style:cell-protect="hidden-and-protected" style:repeat-content="false"/>
      <style:paragraph-properties fo:text-align="center"/>
      <style:text-properties style:font-name="C059" style:font-name-asian="C059" style:font-name-complex="C059" fo:font-size="18pt" style:font-size-asian="18pt" style:font-size-complex="18pt" fo:font-weight="bold" style:font-weight-asian="bold" style:font-weight-complex="bold"/>
    </style:style>
    <style:style style:name="ce98" style:family="table-cell" style:parent-style-name="Default" style:data-style-name="N0">
      <style:table-cell-properties fo:border-top="none" fo:border-bottom="2pt solid #000000" fo:border-left="none" fo:border-right="none" style:vertical-align="middle" fo:background-color="transparent" style:cell-protect="hidden-and-protected" style:repeat-content="false"/>
      <style:paragraph-properties fo:text-align="center"/>
      <style:text-properties style:font-name="C059" style:font-name-asian="C059" style:font-name-complex="C059" fo:font-size="18pt" style:font-size-asian="18pt" style:font-size-complex="18pt"/>
    </style:style>
    <style:style style:name="ce99" style:family="table-cell" style:parent-style-name="Default" style:data-style-name="N36">
      <style:table-cell-properties fo:border-top="none" fo:border-bottom="2pt solid #000000" fo:border-left="none" fo:border-right="2pt solid #000000" style:vertical-align="middle" fo:background-color="transparent" style:cell-protect="hidden-and-protected" style:repeat-content="false"/>
      <style:paragraph-properties fo:text-align="center"/>
      <style:text-properties style:font-name="C059" style:font-name-asian="C059" style:font-name-complex="C059" fo:font-size="18pt" style:font-size-asian="18pt" style:font-size-complex="18pt"/>
    </style:style>
    <style:style style:name="ce100" style:family="table-cell" style:parent-style-name="Default" style:data-style-name="N30">
      <style:table-cell-properties fo:border-top="thin solid #000000" fo:border-bottom="none" fo:border-left="none" fo:border-right="thin solid #000000" style:vertical-align="middle" fo:background-color="transparent" style:cell-protect="hidden-and-protected" style:repeat-content="false"/>
      <style:paragraph-properties fo:text-align="start" fo:margin-left="0cm" style:writing-mode="lr"/>
      <style:text-properties fo:font-size="16pt" style:font-size-asian="16pt" style:font-size-complex="16pt" fo:font-weight="bold" style:font-weight-asian="bold" style:font-weight-complex="bold"/>
    </style:style>
    <style:style style:name="ce101" style:family="table-cell" style:parent-style-name="Default" style:data-style-name="N0">
      <style:table-cell-properties style:vertical-align="top" fo:wrap-option="wrap" fo:background-color="transparent" style:cell-protect="hidden-and-protected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102" style:family="table-cell" style:parent-style-name="Default" style:data-style-name="N0">
      <style:table-cell-properties style:vertical-align="top" fo:wrap-option="wrap" fo:background-color="transparent" style:cell-protect="hidden-and-protected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103" style:family="table-cell" style:parent-style-name="Default" style:data-style-name="N30">
      <style:table-cell-properties style:vertical-align="top" fo:wrap-option="wrap" fo:background-color="transparent" style:cell-protect="hidden-and-protected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104" style:family="table-cell" style:parent-style-name="Default" style:data-style-name="N36">
      <style:table-cell-properties style:vertical-align="middle" fo:background-color="transparent" style:cell-protect="hidden-and-protected" style:repeat-content="false"/>
      <style:paragraph-properties fo:text-align="center"/>
      <style:text-properties style:font-name="C059" style:font-name-asian="C059" style:font-name-complex="C059" fo:font-size="18pt" style:font-size-asian="18pt" style:font-size-complex="18pt" fo:font-weight="bold" style:font-weight-asian="bold" style:font-weight-complex="bold"/>
    </style:style>
    <style:style style:name="ce105" style:family="table-cell" style:parent-style-name="Default" style:data-style-name="N0">
      <style:table-cell-properties fo:border-top="2pt solid #000000" fo:border-bottom="none" fo:border-left="none" fo:border-right="none" style:vertical-align="middle" fo:wrap-option="wrap" fo:background-color="transparent" style:cell-protect="hidden-and-protected" style:repeat-content="false"/>
      <style:paragraph-properties fo:text-align="start" fo:margin-left="0cm"/>
      <style:text-properties fo:font-size="12pt" style:font-size-asian="12pt" style:font-size-complex="12pt" fo:font-style="italic" style:font-style-asian="italic" style:font-style-complex="italic"/>
    </style:style>
    <style:style style:name="ce106" style:family="table-cell" style:parent-style-name="Default" style:data-style-name="N0">
      <style:table-cell-properties style:vertical-align="middle" fo:wrap-option="wrap" fo:background-color="transparent" style:cell-protect="hidden-and-protected" style:repeat-content="false"/>
      <style:paragraph-properties fo:text-align="start" fo:margin-left="0cm"/>
      <style:text-properties fo:font-size="12pt" style:font-size-asian="12pt" style:font-size-complex="12pt" fo:font-style="italic" style:font-style-asian="italic" style:font-style-complex="italic"/>
    </style:style>
    <style:style style:name="ce107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cell-protect="hidden-and-protected" style:repeat-content="false"/>
      <style:paragraph-properties fo:text-align="start" fo:margin-left="0cm"/>
      <style:text-properties fo:font-size="12pt" style:font-size-asian="12pt" style:font-size-complex="12pt" fo:font-style="italic" style:font-style-asian="italic" style:font-style-complex="italic"/>
    </style:style>
    <style:style style:name="ce108" style:family="table-cell" style:parent-style-name="Default" style:data-style-name="N0">
      <style:table-cell-properties style:cell-protect="hidden-and-protected"/>
      <style:text-properties style:font-name="C059" style:font-name-asian="C059" style:font-name-complex="C059" fo:font-size="18pt" style:font-size-asian="18pt" style:font-size-complex="18pt" fo:font-weight="bold" style:font-weight-asian="bold" style:font-weight-complex="bold"/>
    </style:style>
    <style:style style:name="ce109" style:family="table-cell" style:parent-style-name="Excel_32_Built-in_32_Comma" style:data-style-name="N37">
      <style:table-cell-properties style:vertical-align="middle" fo:background-color="transparent" style:cell-protect="hidden-and-protected" style:repeat-content="false"/>
      <style:paragraph-properties fo:text-align="center"/>
      <style:text-properties style:font-name="C059" style:font-name-asian="C059" style:font-name-complex="C059" fo:font-size="18pt" style:font-size-asian="18pt" style:font-size-complex="18pt" fo:font-weight="bold" style:font-weight-asian="bold" style:font-weight-complex="bold"/>
    </style:style>
    <style:style style:name="ce110" style:family="table-cell" style:parent-style-name="Default" style:data-style-name="N1">
      <style:table-cell-properties style:vertical-align="automatic" style:cell-protect="hidden-and-protected" style:repeat-content="false"/>
      <style:paragraph-properties fo:text-align="center"/>
      <style:text-properties style:font-name="C059" style:font-name-asian="C059" style:font-name-complex="C059" fo:font-size="18pt" style:font-size-asian="18pt" style:font-size-complex="18pt" fo:font-weight="bold" style:font-weight-asian="bold" style:font-weight-complex="bold"/>
    </style:style>
    <style:style style:name="ce111" style:family="table-cell" style:parent-style-name="Default" style:data-style-name="N0">
      <style:table-cell-properties style:vertical-align="middle" fo:background-color="transparent" style:cell-protect="hidden-and-protected" style:repeat-content="false"/>
      <style:paragraph-properties fo:text-align="center"/>
      <style:text-properties style:font-name="C059" style:font-name-asian="C059" style:font-name-complex="C059" fo:font-size="18pt" style:font-size-asian="18pt" style:font-size-complex="18pt"/>
    </style:style>
    <style:style style:name="ce112" style:family="table-cell" style:parent-style-name="Default" style:data-style-name="N0">
      <style:text-properties style:font-name="C059" style:font-name-asian="C059" style:font-name-complex="C059" fo:font-size="18pt" style:font-size-asian="18pt" style:font-size-complex="18pt" fo:font-weight="bold" style:font-weight-asian="bold" style:font-weight-complex="bold"/>
    </style:style>
    <style:style style:name="ce113" style:family="table-cell" style:parent-style-name="Default" style:data-style-name="N0">
      <style:table-cell-properties fo:border-top="2pt solid #000000" fo:border-bottom="none" fo:border-left="2pt solid #000000" fo:border-right="none" style:vertical-align="middle" fo:wrap-option="wrap" style:rotation-angle="90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114" style:family="table-cell" style:parent-style-name="Default" style:data-style-name="N0">
      <style:table-cell-properties fo:border-top="2pt solid #000000" fo:border-bottom="none" fo:border-left="none" fo:border-right="none" style:vertical-align="top" style:cell-protect="hidden-and-protected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style:text-underline-style="solid" style:text-underline-type="double"/>
    </style:style>
    <style:style style:name="ce115" style:family="table-cell" style:parent-style-name="Default" style:data-style-name="N0">
      <style:table-cell-properties fo:border-top="2pt solid #000000" fo:border-bottom="none" fo:border-left="none" fo:border-right="none" style:vertical-align="top" style:cell-protect="hidden-and-protected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/>
    </style:style>
    <style:style style:name="ce116" style:family="table-cell" style:parent-style-name="Default" style:data-style-name="N0">
      <style:table-cell-properties fo:border-top="2pt solid #000000" fo:border-bottom="none" fo:border-left="none" fo:border-right="none" style:vertical-align="top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/>
    </style:style>
    <style:style style:name="ce117" style:family="table-cell" style:parent-style-name="Default" style:data-style-name="N0">
      <style:table-cell-properties fo:border-top="2pt solid #000000" fo:border-bottom="none" fo:border-left="none" fo:border-right="2pt solid #000000" style:vertical-align="top" style:cell-protect="hidden-and-protected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style:text-underline-style="solid" style:text-underline-type="double"/>
    </style:style>
    <style:style style:name="ce118" style:family="table-cell" style:parent-style-name="Default" style:data-style-name="N0">
      <style:table-cell-properties fo:border-top="none" fo:border-bottom="none" fo:border-left="2pt solid #000000" fo:border-right="none" style:vertical-align="middle" fo:wrap-option="wrap" style:rotation-angle="90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119" style:family="table-cell" style:parent-style-name="Default" style:data-style-name="N36">
      <style:table-cell-properties fo:border-top="none" fo:border-bottom="none" fo:border-left="none" fo:border-right="2pt solid #000000" style:vertical-align="middle" fo:background-color="transparent" style:cell-protect="hidden-and-protected" style:repeat-content="false"/>
      <style:paragraph-properties fo:text-align="center"/>
      <style:text-properties style:font-name="C059" style:font-name-asian="C059" style:font-name-complex="C059" fo:font-size="18pt" style:font-size-asian="18pt" style:font-size-complex="18pt"/>
    </style:style>
    <style:style style:name="ce120" style:family="table-cell" style:parent-style-name="Default" style:data-style-name="N0">
      <style:table-cell-properties fo:border-top="none" fo:border-bottom="2pt solid #000000" fo:border-left="2pt solid #000000" fo:border-right="none" style:vertical-align="middle" fo:wrap-option="wrap" style:rotation-angle="90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121" style:family="table-cell" style:parent-style-name="Default" style:data-style-name="N36">
      <style:table-cell-properties fo:border-top="none" fo:border-bottom="2pt solid #000000" fo:border-left="none" fo:border-right="none" style:vertical-align="middle" fo:background-color="transparent" style:cell-protect="hidden-and-protected" style:repeat-content="false"/>
      <style:paragraph-properties fo:text-align="center"/>
      <style:text-properties style:font-name="C059" style:font-name-asian="C059" style:font-name-complex="C059" fo:font-size="18pt" style:font-size-asian="18pt" style:font-size-complex="18pt" fo:font-weight="bold" style:font-weight-asian="bold" style:font-weight-complex="bold"/>
    </style:style>
    <style:style style:name="ce122" style:family="table-cell" style:parent-style-name="Default" style:data-style-name="N0">
      <style:table-cell-properties fo:border-top="none" fo:border-bottom="2pt solid #000000" fo:border-left="none" fo:border-right="none" style:cell-protect="hidden-and-protected"/>
      <style:text-properties style:font-name="C059" style:font-name-asian="C059" style:font-name-complex="C059" fo:font-size="18pt" style:font-size-asian="18pt" style:font-size-complex="18pt" fo:font-weight="bold" style:font-weight-asian="bold" style:font-weight-complex="bold"/>
    </style:style>
    <style:style style:name="ce123" style:family="table-cell" style:parent-style-name="Excel_32_Built-in_32_Comma" style:data-style-name="N37">
      <style:table-cell-properties fo:border-top="none" fo:border-bottom="2pt solid #000000" fo:border-left="none" fo:border-right="none" style:vertical-align="middle" fo:background-color="transparent" style:cell-protect="hidden-and-protected" style:repeat-content="false"/>
      <style:paragraph-properties fo:text-align="center"/>
      <style:text-properties style:font-name="C059" style:font-name-asian="C059" style:font-name-complex="C059" fo:font-size="18pt" style:font-size-asian="18pt" style:font-size-complex="18pt" fo:font-weight="bold" style:font-weight-asian="bold" style:font-weight-complex="bold"/>
    </style:style>
    <style:style style:name="ce124" style:family="table-cell" style:parent-style-name="Default" style:data-style-name="N1">
      <style:table-cell-properties fo:border-top="none" fo:border-bottom="2pt solid #000000" fo:border-left="none" fo:border-right="none" style:vertical-align="automatic" style:cell-protect="hidden-and-protected" style:repeat-content="false"/>
      <style:paragraph-properties fo:text-align="center"/>
      <style:text-properties style:font-name="C059" style:font-name-asian="C059" style:font-name-complex="C059" fo:font-size="18pt" style:font-size-asian="18pt" style:font-size-complex="18pt" fo:font-weight="bold" style:font-weight-asian="bold" style:font-weight-complex="bold"/>
    </style:style>
    <style:style style:name="ce125" style:family="table-cell" style:parent-style-name="Default" style:data-style-name="N0">
      <style:table-cell-properties fo:border-top="none" fo:border-bottom="2pt solid #000000" fo:border-left="none" fo:border-right="none" style:vertical-align="middle" fo:background-color="transparent" style:cell-protect="hidden-and-protected" style:repeat-content="false"/>
      <style:paragraph-properties fo:text-align="center"/>
      <style:text-properties style:font-name="C059" style:font-name-asian="C059" style:font-name-complex="C059" fo:font-size="18pt" style:font-size-asian="18pt" style:font-size-complex="18pt"/>
    </style:style>
    <style:style style:name="ce126" style:family="table-cell" style:parent-style-name="Default" style:data-style-name="N0">
      <style:table-cell-properties fo:border-top="none" fo:border-bottom="2pt solid #000000" fo:border-left="none" fo:border-right="none"/>
      <style:text-properties style:font-name="C059" style:font-name-asian="C059" style:font-name-complex="C059" fo:font-size="18pt" style:font-size-asian="18pt" style:font-size-complex="18pt" fo:font-weight="bold" style:font-weight-asian="bold" style:font-weight-complex="bold"/>
    </style:style>
    <style:style style:name="ce127" style:family="table-cell" style:parent-style-name="Default" style:data-style-name="N36">
      <style:table-cell-properties fo:border-top="none" fo:border-bottom="2pt solid #000000" fo:border-left="none" fo:border-right="2pt solid #000000" style:vertical-align="middle" fo:background-color="transparent" style:cell-protect="hidden-and-protected" style:repeat-content="false"/>
      <style:paragraph-properties fo:text-align="center"/>
      <style:text-properties style:font-name="C059" style:font-name-asian="C059" style:font-name-complex="C059" fo:font-size="18pt" style:font-size-asian="18pt" style:font-size-complex="18pt"/>
    </style:style>
    <style:style style:name="ce128" style:family="table-cell" style:parent-style-name="Default" style:data-style-name="N0">
      <style:table-cell-properties fo:border-top="2pt solid #000000" fo:border-bottom="none" fo:border-left="2pt solid #000000" fo:border-right="none" style:vertical-align="top" style:cell-protect="hidden-and-protected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style:text-underline-style="solid" style:text-underline-type="double"/>
    </style:style>
    <style:style style:name="ce129" style:family="table-cell" style:parent-style-name="Default" style:data-style-name="N36">
      <style:table-cell-properties fo:border-top="none" fo:border-bottom="none" fo:border-left="2pt solid #000000" fo:border-right="none" style:vertical-align="middle" fo:background-color="transparent" style:cell-protect="hidden-and-protected" style:repeat-content="false"/>
      <style:paragraph-properties fo:text-align="center"/>
      <style:text-properties style:font-name="C059" style:font-name-asian="C059" style:font-name-complex="C059" fo:font-size="18pt" style:font-size-asian="18pt" style:font-size-complex="18pt" fo:font-weight="bold" style:font-weight-asian="bold" style:font-weight-complex="bold"/>
    </style:style>
    <style:style style:name="ce130" style:family="table-cell" style:parent-style-name="Default" style:data-style-name="N36">
      <style:table-cell-properties fo:border-top="none" fo:border-bottom="2pt solid #000000" fo:border-left="2pt solid #000000" fo:border-right="none" style:vertical-align="middle" fo:background-color="transparent" style:cell-protect="hidden-and-protected" style:repeat-content="false"/>
      <style:paragraph-properties fo:text-align="center"/>
      <style:text-properties style:font-name="C059" style:font-name-asian="C059" style:font-name-complex="C059" fo:font-size="18pt" style:font-size-asian="18pt" style:font-size-complex="18pt" fo:font-weight="bold" style:font-weight-asian="bold" style:font-weight-complex="bold"/>
    </style:style>
    <style:style style:name="ce131" style:family="table-cell" style:parent-style-name="Default" style:data-style-name="N0">
      <style:table-cell-properties fo:border-top="2pt solid #000000" fo:border-bottom="thin solid #000000" fo:border-left="none" fo:border-right="none" style:vertical-align="middle" fo:wrap-option="wrap" fo:background-color="transparent" style:cell-protect="hidden-and-protected" style:repeat-content="false"/>
      <style:paragraph-properties fo:text-align="start" fo:margin-left="0cm"/>
      <style:text-properties fo:font-size="12pt" style:font-size-asian="12pt" style:font-size-complex="12pt" fo:font-style="italic" style:font-style-asian="italic" style:font-style-complex="italic"/>
    </style:style>
    <style:style style:name="ce132" style:family="table-cell" style:parent-style-name="Default" style:data-style-name="N0">
      <style:table-cell-properties fo:border-top="2pt solid #000000" fo:border-bottom="thin solid #000000" fo:border-left="none" fo:border-right="none" style:vertical-align="middle" fo:wrap-option="wrap" fo:background-color="transparent" style:cell-protect="hidden-and-protected" style:repeat-content="false"/>
      <style:paragraph-properties fo:text-align="start" fo:margin-left="0cm"/>
      <style:text-properties fo:font-size="12pt" style:font-size-asian="12pt" style:font-size-complex="12pt" fo:font-style="italic" style:font-style-asian="italic" style:font-style-complex="italic"/>
    </style:style>
    <style:style style:name="co1" style:family="table-column">
      <style:table-column-properties fo:break-before="auto" style:column-width="2.40770833333333cm"/>
    </style:style>
    <style:style style:name="co2" style:family="table-column">
      <style:table-column-properties fo:break-before="auto" style:column-width="5.92666666666667cm"/>
    </style:style>
    <style:style style:name="co3" style:family="table-column">
      <style:table-column-properties fo:break-before="auto" style:column-width="1.190625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1.64041666666667cm" style:use-optimal-column-width="true"/>
    </style:style>
    <style:style style:name="co6" style:family="table-column">
      <style:table-column-properties fo:break-before="auto" style:column-width="1.87854166666667cm"/>
    </style:style>
    <style:style style:name="co7" style:family="table-column">
      <style:table-column-properties fo:break-before="auto" style:column-width="1.95791666666667cm"/>
    </style:style>
    <style:style style:name="co8" style:family="table-column">
      <style:table-column-properties fo:break-before="auto" style:column-width="2.09020833333333cm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1.69333333333333cm"/>
    </style:style>
    <style:style style:name="co11" style:family="table-column">
      <style:table-column-properties fo:break-before="auto" style:column-width="0.820208333333333cm"/>
    </style:style>
    <style:style style:name="co12" style:family="table-column">
      <style:table-column-properties fo:break-before="auto" style:column-width="6.111875cm"/>
    </style:style>
    <style:style style:name="co13" style:family="table-column">
      <style:table-column-properties fo:break-before="auto" style:column-width="16.6158333333333cm"/>
    </style:style>
    <style:style style:name="co14" style:family="table-column">
      <style:table-column-properties fo:break-before="auto" style:column-width="2.03729166666667cm"/>
    </style:style>
    <style:style style:name="co15" style:family="table-column">
      <style:table-column-properties fo:break-before="auto" style:column-width="4.97416666666667cm"/>
    </style:style>
    <style:style style:name="co16" style:family="table-column">
      <style:table-column-properties fo:break-before="auto" style:column-width="2.96333333333333cm"/>
    </style:style>
    <style:style style:name="co17" style:family="table-column">
      <style:table-column-properties fo:break-before="auto" style:column-width="3.095625cm"/>
    </style:style>
    <style:style style:name="co18" style:family="table-column">
      <style:table-column-properties fo:break-before="auto" style:column-width="6.985cm"/>
    </style:style>
    <style:style style:name="co19" style:family="table-column">
      <style:table-column-properties fo:break-before="auto" style:column-width="3.83645833333333cm"/>
    </style:style>
    <style:style style:name="co20" style:family="table-column">
      <style:table-column-properties fo:break-before="auto" style:column-width="4.81541666666667cm"/>
    </style:style>
    <style:style style:name="co21" style:family="table-column">
      <style:table-column-properties fo:break-before="auto" style:column-width="2.56645833333333cm"/>
    </style:style>
    <style:style style:name="co22" style:family="table-column">
      <style:table-column-properties fo:break-before="auto" style:column-width="4.1275cm"/>
    </style:style>
    <style:style style:name="co23" style:family="table-column">
      <style:table-column-properties fo:break-before="auto" style:column-width="0.899583333333333cm"/>
    </style:style>
    <style:style style:name="co24" style:family="table-column">
      <style:table-column-properties fo:break-before="auto" style:column-width="0.396875cm"/>
    </style:style>
    <style:style style:name="co25" style:family="table-column">
      <style:table-column-properties fo:break-before="auto" style:column-width="2.619375cm"/>
    </style:style>
    <style:style style:name="co26" style:family="table-column">
      <style:table-column-properties fo:break-before="auto" style:column-width="6.87916666666667cm"/>
    </style:style>
    <style:style style:name="co27" style:family="table-column">
      <style:table-column-properties fo:break-before="auto" style:column-width="0.423333333333333cm"/>
    </style:style>
    <style:style style:name="co28" style:family="table-column">
      <style:table-column-properties fo:break-before="auto" style:column-width="6.85270833333333cm"/>
    </style:style>
    <style:style style:name="co29" style:family="table-column">
      <style:table-column-properties fo:break-before="auto" style:column-width="0.582083333333333cm"/>
    </style:style>
    <style:style style:name="co30" style:family="table-column">
      <style:table-column-properties fo:break-before="auto" style:column-width="4.73604166666667cm"/>
    </style:style>
    <style:style style:name="co31" style:family="table-column">
      <style:table-column-properties fo:break-before="auto" style:column-width="1.13770833333333cm"/>
    </style:style>
    <style:style style:name="co32" style:family="table-column">
      <style:table-column-properties fo:break-before="auto" style:column-width="6.32354166666667cm"/>
    </style:style>
    <style:style style:name="co33" style:family="table-column">
      <style:table-column-properties fo:break-before="auto" style:column-width="0.37041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ro3" style:family="table-row">
      <style:table-row-properties style:row-height="15.75pt" style:use-optimal-row-height="false" fo:break-before="auto"/>
    </style:style>
    <style:style style:name="ro4" style:family="table-row">
      <style:table-row-properties style:row-height="17.65pt" style:use-optimal-row-height="false" fo:break-before="auto"/>
    </style:style>
    <style:style style:name="ro5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&quot;Gerçek Kişi&quot;;&quot;Tüzel Kişi&quot;)">
          <table:help-message table:display="true"/>
          <table:error-message table:display="true"/>
        </table:content-validation>
        <table:content-validation table:name="val2" table:condition="of:cell-content-is-in-list(&quot;Malen&quot;;&quot;Nakden&quot;)">
          <table:help-message table:display="true"/>
          <table:error-message table:display="true"/>
        </table:content-validation>
      </table:content-validations>
      <table:table table:name="Sheet4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52" table:default-cell-style-name="ce2"/>
        <table:table-column table:style-name="co10" table:number-columns-repeated="16324" table:default-cell-style-name="ce1"/>
        <table:table-row table:style-name="ro1">
          <table:table-cell table:style-name="ce2"/>
          <table:table-cell table:number-columns-repeated="2" table:style-name="ce3"/>
          <table:table-cell table:number-columns-repeated="5" table:style-name="ce4"/>
          <table:table-cell table:number-columns-repeated="16376"/>
        </table:table-row>
        <table:table-row table:style-name="ro1">
          <table:table-cell table:style-name="ce2"/>
          <table:table-cell office:value-type="string" table:style-name="ce3">
            <text:p>SnE este</text:p>
          </table:table-cell>
          <table:table-cell table:style-name="ce3"/>
          <table:table-cell table:number-columns-repeated="5" table:style-name="ce4"/>
          <table:table-cell table:number-columns-repeated="16376"/>
        </table:table-row>
        <table:table-row table:style-name="ro1">
          <table:table-cell table:style-name="ce2"/>
          <table:table-cell table:number-columns-repeated="2" table:style-name="ce3"/>
          <table:table-cell table:number-columns-repeated="5" table:style-name="ce4"/>
          <table:table-cell table:number-columns-repeated="16376"/>
        </table:table-row>
        <table:table-row table:style-name="ro1">
          <table:table-cell table:style-name="ce2"/>
          <table:table-cell office:value-type="string" table:style-name="ce3">
            <text:p>Toplamlar</text:p>
          </table:table-cell>
          <table:table-cell table:style-name="ce3"/>
          <table:table-cell table:number-columns-repeated="2" table:style-name="ce1"/>
          <table:table-cell table:style-name="ce5"/>
          <table:table-cell table:number-columns-repeated="16378"/>
        </table:table-row>
        <table:table-row table:style-name="ro1">
          <table:table-cell table:style-name="ce2"/>
          <table:table-cell table:style-name="ce1"/>
          <table:table-cell office:value-type="string" table:style-name="ce6">
            <text:p>Kira Bedeli</text:p>
          </table:table-cell>
          <table:table-cell office:value-type="float" office:value="96000" table:formula="of:=SUM([.D18:.D28])-[.E19]" table:style-name="ce5">
            <text:p>96.000,00</text:p>
          </table:table-cell>
          <table:table-cell table:number-columns-repeated="2" table:style-name="ce5"/>
          <table:table-cell table:number-columns-repeated="16378"/>
        </table:table-row>
        <table:table-row table:style-name="ro1">
          <table:table-cell table:style-name="ce2"/>
          <table:table-cell table:style-name="ce1"/>
          <table:table-cell office:value-type="string" table:style-name="ce6">
            <text:p>Toplam Ödeme</text:p>
          </table:table-cell>
          <table:table-cell office:value-type="float" office:value="65000" table:formula="of:=SUM([.E21:.E31])" table:style-name="ce5">
            <text:p>65.000,00</text:p>
          </table:table-cell>
          <table:table-cell table:number-columns-repeated="2" table:style-name="ce5"/>
          <table:table-cell table:number-columns-repeated="16378"/>
        </table:table-row>
        <table:table-row table:style-name="ro1">
          <table:table-cell table:style-name="ce2"/>
          <table:table-cell table:style-name="ce1"/>
          <table:table-cell office:value-type="string" table:style-name="ce6">
            <text:p>Toplam Ödenecek</text:p>
          </table:table-cell>
          <table:table-cell office:value-type="float" office:value="31000" table:formula="of:=[.F28]" table:style-name="ce5">
            <text:p>31.000,00</text:p>
          </table:table-cell>
          <table:table-cell table:number-columns-repeated="2" table:style-name="ce5"/>
          <table:table-cell table:number-columns-repeated="16378"/>
        </table:table-row>
        <table:table-row table:style-name="ro1">
          <table:table-cell table:style-name="ce2"/>
          <table:table-cell table:style-name="ce1"/>
          <table:table-cell office:value-type="string" table:style-name="ce6">
            <text:p><text:s/>Masraf</text:p>
          </table:table-cell>
          <table:table-cell office:value-type="float" office:value="0" table:formula="of:=[.E34]" table:style-name="ce5">
            <text:p>0,00</text:p>
          </table:table-cell>
          <table:table-cell table:number-columns-repeated="2" table:style-name="ce5"/>
          <table:table-cell table:number-columns-repeated="16378"/>
        </table:table-row>
        <table:table-row table:style-name="ro1">
          <table:table-cell table:style-name="ce2"/>
          <table:table-cell table:style-name="ce1"/>
          <table:table-cell office:value-type="string" table:style-name="ce7">
            <text:p><text:s/>Net Kira</text:p>
          </table:table-cell>
          <table:table-cell office:value-type="float" office:value="65000" table:formula="of:=[.D6]-[.D8]" table:style-name="ce5">
            <text:p>65.000,00</text:p>
          </table:table-cell>
          <table:table-cell table:style-name="ce1"/>
          <table:table-cell table:style-name="ce5"/>
          <table:table-cell table:number-columns-repeated="16378"/>
        </table:table-row>
        <table:table-row table:style-name="ro1">
          <table:table-cell table:style-name="ce2"/>
          <table:table-cell table:number-columns-repeated="2" table:style-name="ce3"/>
          <table:table-cell table:number-columns-repeated="3" table:style-name="ce5"/>
          <table:table-cell table:number-columns-repeated="16378"/>
        </table:table-row>
        <table:table-row table:style-name="ro1">
          <table:table-cell table:style-name="ce2"/>
          <table:table-cell table:number-columns-repeated="2" table:style-name="ce3"/>
          <table:table-cell table:number-columns-repeated="5" table:style-name="ce4"/>
          <table:table-cell table:number-columns-repeated="16376"/>
        </table:table-row>
        <table:table-row table:style-name="ro1">
          <table:table-cell office:value-type="string" table:style-name="ce8">
            <text:p>Tarih</text:p>
          </table:table-cell>
          <table:table-cell office:value-type="string" table:style-name="ce8">
            <text:p>Açıklama</text:p>
          </table:table-cell>
          <table:table-cell table:style-name="ce8"/>
          <table:table-cell office:value-type="string" table:style-name="ce7">
            <text:p>Kira bedeli</text:p>
          </table:table-cell>
          <table:table-cell office:value-type="string" table:style-name="ce7">
            <text:p>Ödeme</text:p>
          </table:table-cell>
          <table:table-cell office:value-type="string" table:style-name="ce7">
            <text:p>Bakiye</text:p>
          </table:table-cell>
          <table:table-cell table:number-columns-repeated="16378"/>
        </table:table-row>
        <table:table-row table:style-name="ro1">
          <table:table-cell table:number-columns-repeated="3" table:style-name="ce8"/>
          <table:table-cell table:number-columns-repeated="3" table:style-name="ce7"/>
          <table:table-cell table:number-columns-repeated="16378"/>
        </table:table-row>
        <table:table-row table:style-name="ro1">
          <table:table-cell table:style-name="ce2"/>
          <table:table-cell office:value-type="string" table:style-name="ce3">
            <text:p>Motorcu</text:p>
          </table:table-cell>
          <table:table-cell table:style-name="ce3"/>
          <table:table-cell table:number-columns-repeated="5" table:style-name="ce4"/>
          <table:table-cell table:number-columns-repeated="16376"/>
        </table:table-row>
        <table:table-row table:style-name="ro1">
          <table:table-cell office:value-type="date" office:date-value="2022-08-01T00:00:00" table:style-name="ce9">
            <text:p>01.08.2022</text:p>
          </table:table-cell>
          <table:table-cell office:value-type="string" table:style-name="ce2">
            <text:p>Cihan Çam</text:p>
          </table:table-cell>
          <table:table-cell table:style-name="ce2"/>
          <table:table-cell table:number-columns-repeated="5" table:style-name="ce4"/>
          <table:table-cell table:number-columns-repeated="16376"/>
        </table:table-row>
        <table:table-row table:style-name="ro1">
          <table:table-cell table:number-columns-repeated="3" table:style-name="ce2"/>
          <table:table-cell table:number-columns-repeated="5" table:style-name="ce4"/>
          <table:table-cell table:number-columns-repeated="16376"/>
        </table:table-row>
        <table:table-row table:style-name="ro1">
          <table:table-cell table:style-name="ce2"/>
          <table:table-cell office:value-type="string" table:style-name="ce2">
            <text:p>23-24 kira bedeli 108000 TL</text:p>
          </table:table-cell>
          <table:table-cell table:style-name="ce2"/>
          <table:table-cell table:number-columns-repeated="5" table:style-name="ce4"/>
          <table:table-cell table:number-columns-repeated="16376"/>
        </table:table-row>
        <table:table-row table:style-name="ro1">
          <table:table-cell table:style-name="ce2"/>
          <table:table-cell office:value-type="string" table:style-name="ce2">
            <text:p>sözleşme bedeli</text:p>
          </table:table-cell>
          <table:table-cell table:style-name="ce2"/>
          <table:table-cell office:value-type="float" office:value="108000" table:style-name="ce4">
            <text:p>108.000,00</text:p>
          </table:table-cell>
          <table:table-cell table:style-name="ce4"/>
          <table:table-cell office:value-type="float" office:value="108000" table:formula="of:=[.F16]+[.D18]-[.E18]" table:style-name="ce4">
            <text:p>108.000,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string" table:style-name="ce2">
            <text:p>2023 yılı için indirim</text:p>
          </table:table-cell>
          <table:table-cell table:style-name="ce2"/>
          <table:table-cell table:style-name="ce4"/>
          <table:table-cell office:value-type="float" office:value="12000" table:style-name="ce4">
            <text:p>12.000,00</text:p>
          </table:table-cell>
          <table:table-cell office:value-type="float" office:value="96000" table:formula="of:=[.F18]+[.D19]-[.E19]" table:style-name="ce4">
            <text:p>96.000,00</text:p>
          </table:table-cell>
          <table:table-cell table:number-columns-repeated="16378"/>
        </table:table-row>
        <table:table-row table:style-name="ro1">
          <table:table-cell office:value-type="date" office:date-value="2023-08-30T00:00:00" table:style-name="ce9">
            <text:p>30.08.2023</text:p>
          </table:table-cell>
          <table:table-cell office:value-type="string" table:style-name="ce2">
            <text:p>Anlaşma yapıldı</text:p>
          </table:table-cell>
          <table:table-cell table:style-name="ce2"/>
          <table:table-cell table:number-columns-repeated="2" table:style-name="ce4"/>
          <table:table-cell office:value-type="float" office:value="96000" table:formula="of:=[.F19]+[.D20]-[.E20]" table:style-name="ce4">
            <text:p>96.000,00</text:p>
          </table:table-cell>
          <table:table-cell table:number-columns-repeated="16378"/>
        </table:table-row>
        <table:table-row table:style-name="ro1">
          <table:table-cell office:value-type="date" office:date-value="2023-09-02T00:00:00" table:style-name="ce9">
            <text:p>02.09.2023</text:p>
          </table:table-cell>
          <table:table-cell office:value-type="string" table:style-name="ce2">
            <text:p>Nakit Elden ödeme</text:p>
          </table:table-cell>
          <table:table-cell table:style-name="ce2"/>
          <table:table-cell table:style-name="ce4"/>
          <table:table-cell office:value-type="float" office:value="65000" table:style-name="ce4">
            <text:p>65.000,00</text:p>
          </table:table-cell>
          <table:table-cell office:value-type="float" office:value="31000" table:formula="of:=[.F20]+[.D21]-[.E21]" table:style-name="ce4">
            <text:p>31.000,00</text:p>
          </table:table-cell>
          <table:table-cell table:number-columns-repeated="16378"/>
        </table:table-row>
        <table:table-row table:style-name="ro1">
          <table:table-cell office:value-type="date" office:date-value="2023-09-30T00:00:00" table:style-name="ce9">
            <text:p>30.09.2023</text:p>
          </table:table-cell>
          <table:table-cell office:value-type="string" table:style-name="ce2">
            <text:p>senet 1/5 6000 31-6=25000</text:p>
          </table:table-cell>
          <table:table-cell table:style-name="ce2"/>
          <table:table-cell table:number-columns-repeated="2" table:style-name="ce4"/>
          <table:table-cell office:value-type="float" office:value="31000" table:formula="of:=[.F21]+[.D22]-[.E22]" table:style-name="ce4">
            <text:p>31.000,00</text:p>
          </table:table-cell>
          <table:table-cell table:number-columns-repeated="16378"/>
        </table:table-row>
        <table:table-row table:style-name="ro1">
          <table:table-cell office:value-type="date" office:date-value="2023-10-30T00:00:00" table:style-name="ce9">
            <text:p>30.10.2023</text:p>
          </table:table-cell>
          <table:table-cell office:value-type="string" table:style-name="ce2">
            <text:p>senet 2/5 6000 25-6=19000</text:p>
          </table:table-cell>
          <table:table-cell table:style-name="ce2"/>
          <table:table-cell table:style-name="ce10"/>
          <table:table-cell table:style-name="ce1"/>
          <table:table-cell office:value-type="float" office:value="31000" table:formula="of:=[.F22]+[.D23]-[.E23]" table:style-name="ce4">
            <text:p>31.000,00</text:p>
          </table:table-cell>
          <table:table-cell table:number-columns-repeated="16378"/>
        </table:table-row>
        <table:table-row table:style-name="ro1">
          <table:table-cell office:value-type="date" office:date-value="2023-11-30T00:00:00" table:style-name="ce9">
            <text:p>30.11.2023</text:p>
          </table:table-cell>
          <table:table-cell office:value-type="string" table:style-name="ce2">
            <text:p>senet 3/5 6000 19-6=13000</text:p>
          </table:table-cell>
          <table:table-cell table:number-columns-repeated="3" table:style-name="ce1"/>
          <table:table-cell office:value-type="float" office:value="31000" table:formula="of:=[.F23]+[.D24]-[.E24]" table:style-name="ce4">
            <text:p>31.000,00</text:p>
          </table:table-cell>
          <table:table-cell table:number-columns-repeated="16378"/>
        </table:table-row>
        <table:table-row table:style-name="ro1">
          <table:table-cell office:value-type="date" office:date-value="2023-12-30T00:00:00" table:style-name="ce9">
            <text:p>30.12.2023</text:p>
          </table:table-cell>
          <table:table-cell office:value-type="string" table:style-name="ce2">
            <text:p>senet 4/5 6000 13-6= <text:s/>7000</text:p>
          </table:table-cell>
          <table:table-cell table:style-name="ce2"/>
          <table:table-cell table:style-name="ce10"/>
          <table:table-cell table:style-name="ce1"/>
          <table:table-cell office:value-type="float" office:value="31000" table:formula="of:=[.F24]+[.D25]-[.E25]" table:style-name="ce4">
            <text:p>31.000,00</text:p>
          </table:table-cell>
          <table:table-cell table:number-columns-repeated="16378"/>
        </table:table-row>
        <table:table-row table:style-name="ro1">
          <table:table-cell office:value-type="date" office:date-value="2024-01-30T00:00:00" table:style-name="ce9">
            <text:p>30.01.2024</text:p>
          </table:table-cell>
          <table:table-cell office:value-type="string" table:style-name="ce2">
            <text:p>senet 5/5 7000 7-7 <text:s/>= <text:s text:c="8"/>0</text:p>
          </table:table-cell>
          <table:table-cell table:style-name="ce2"/>
          <table:table-cell table:style-name="ce10"/>
          <table:table-cell table:style-name="ce1"/>
          <table:table-cell office:value-type="float" office:value="31000" table:formula="of:=[.F25]+[.D26]-[.E26]" table:style-name="ce4">
            <text:p>31.000,00</text:p>
          </table:table-cell>
          <table:table-cell table:number-columns-repeated="16378"/>
        </table:table-row>
        <table:table-row table:style-name="ro1">
          <table:table-cell table:style-name="ce9"/>
          <table:table-cell table:number-columns-repeated="2" table:style-name="ce2"/>
          <table:table-cell table:style-name="ce10"/>
          <table:table-cell table:style-name="ce1"/>
          <table:table-cell office:value-type="float" office:value="31000" table:formula="of:=[.F26]+[.D27]-[.E27]" table:style-name="ce4">
            <text:p>31.000,00</text:p>
          </table:table-cell>
          <table:table-cell table:number-columns-repeated="16378"/>
        </table:table-row>
        <table:table-row table:style-name="ro1">
          <table:table-cell table:style-name="ce9"/>
          <table:table-cell table:style-name="ce11"/>
          <table:table-cell office:value-type="string" table:style-name="ce12">
            <text:p>Kalan Bakiye</text:p>
          </table:table-cell>
          <table:table-cell table:style-name="ce13"/>
          <table:table-cell table:style-name="ce14"/>
          <table:table-cell office:value-type="float" office:value="31000" table:formula="of:=[.F27]+[.D28]-[.E28]" table:style-name="ce14">
            <text:p>31.000,00</text:p>
          </table:table-cell>
          <table:table-cell table:number-columns-repeated="16378"/>
        </table:table-row>
        <table:table-row table:style-name="ro1">
          <table:table-cell table:style-name="ce9"/>
          <table:table-cell table:number-columns-repeated="2" table:style-name="ce2"/>
          <table:table-cell table:style-name="ce10"/>
          <table:table-cell table:style-name="ce1"/>
          <table:table-cell table:number-columns-repeated="3" table:style-name="ce4"/>
          <table:table-cell table:number-columns-repeated="16376"/>
        </table:table-row>
        <table:table-row table:style-name="ro1">
          <table:table-cell table:number-columns-repeated="3" table:style-name="ce2"/>
          <table:table-cell table:style-name="ce10"/>
          <table:table-cell table:style-name="ce4"/>
          <table:table-cell table:style-name="ce5"/>
          <table:table-cell table:number-columns-repeated="16378"/>
        </table:table-row>
        <table:table-row table:style-name="ro1">
          <table:table-cell table:number-columns-repeated="3" table:style-name="ce2"/>
          <table:table-cell table:style-name="ce10"/>
          <table:table-cell table:number-columns-repeated="4" table:style-name="ce4"/>
          <table:table-cell table:number-columns-repeated="16376"/>
        </table:table-row>
        <table:table-row table:style-name="ro1">
          <table:table-cell table:style-name="ce2"/>
          <table:table-cell table:number-columns-repeated="5" table:style-name="ce1"/>
          <table:table-cell table:number-columns-repeated="16378"/>
        </table:table-row>
        <table:table-row table:style-name="ro1">
          <table:table-cell table:style-name="ce2"/>
          <table:table-cell table:number-columns-repeated="2" table:style-name="ce3"/>
          <table:table-cell table:number-columns-repeated="2" table:style-name="ce1"/>
          <table:table-cell table:number-columns-repeated="3" table:style-name="ce4"/>
          <table:table-cell table:number-columns-repeated="16376"/>
        </table:table-row>
        <table:table-row table:style-name="ro1">
          <table:table-cell table:style-name="ce2"/>
          <table:table-cell office:value-type="string" table:style-name="ce3">
            <text:p>Masraflar</text:p>
          </table:table-cell>
          <table:table-cell table:style-name="ce3"/>
          <table:table-cell table:style-name="ce1"/>
          <table:table-cell office:value-type="float" office:value="0" table:formula="of:=SUM([.E35:.E54])" table:style-name="ce5">
            <text:p>0,00</text:p>
          </table:table-cell>
          <table:table-cell table:style-name="ce4"/>
          <table:table-cell table:number-columns-repeated="2" table:style-name="ce1"/>
          <table:table-cell table:number-columns-repeated="16376"/>
        </table:table-row>
        <table:table-row table:style-name="ro1">
          <table:table-cell table:style-name="ce9"/>
          <table:table-cell table:number-columns-repeated="3" table:style-name="ce4"/>
          <table:table-cell table:style-name="ce15"/>
          <table:table-cell table:style-name="ce4"/>
          <table:table-cell table:number-columns-repeated="2" table:style-name="ce1"/>
          <table:table-cell table:number-columns-repeated="16376"/>
        </table:table-row>
        <table:table-row table:style-name="ro1">
          <table:table-cell table:style-name="ce2"/>
          <table:table-cell table:number-columns-repeated="3" table:style-name="ce4"/>
          <table:table-cell table:style-name="ce16"/>
          <table:table-cell table:style-name="ce4"/>
          <table:table-cell table:number-columns-repeated="2" table:style-name="ce1"/>
          <table:table-cell table:number-columns-repeated="16376"/>
        </table:table-row>
        <table:table-row table:number-rows-repeated="7" table:style-name="ro1">
          <table:table-cell table:style-name="ce17"/>
          <table:table-cell table:number-columns-repeated="2" table:style-name="ce2"/>
          <table:table-cell table:number-columns-repeated="3" table:style-name="ce4"/>
          <table:table-cell table:number-columns-repeated="2" table:style-name="ce1"/>
          <table:table-cell table:number-columns-repeated="16376"/>
        </table:table-row>
        <table:table-row table:style-name="ro1">
          <table:table-cell table:style-name="ce1"/>
          <table:table-cell table:number-columns-repeated="5" table:style-name="ce4"/>
          <table:table-cell table:number-columns-repeated="2" table:style-name="ce1"/>
          <table:table-cell table:number-columns-repeated="16376"/>
        </table:table-row>
        <table:table-row table:style-name="ro1">
          <table:table-cell office:value-type="date" office:date-value="2022-08-01T00:00:00" table:style-name="ce9">
            <text:p>01.08.2022</text:p>
          </table:table-cell>
          <table:table-cell office:value-type="string" table:style-name="ce2">
            <text:p>Cihan Çam</text:p>
          </table:table-cell>
          <table:table-cell table:style-name="ce2"/>
          <table:table-cell table:number-columns-repeated="3" table:style-name="ce4"/>
          <table:table-cell table:style-name="ce18"/>
          <table:table-cell table:style-name="ce5"/>
          <table:table-cell table:number-columns-repeated="16376"/>
        </table:table-row>
        <table:table-row table:style-name="ro1">
          <table:table-cell table:number-columns-repeated="3" table:style-name="ce2"/>
          <table:table-cell table:number-columns-repeated="3" table:style-name="ce4"/>
          <table:table-cell table:style-name="ce18"/>
          <table:table-cell table:style-name="ce5"/>
          <table:table-cell table:number-columns-repeated="16376"/>
        </table:table-row>
        <table:table-row table:style-name="ro1">
          <table:table-cell table:style-name="ce2"/>
          <table:table-cell office:value-type="string" table:style-name="ce2">
            <text:p>22-23 kira bedeli 45000 TL</text:p>
          </table:table-cell>
          <table:table-cell table:style-name="ce2"/>
          <table:table-cell table:number-columns-repeated="3" table:style-name="ce4"/>
          <table:table-cell table:style-name="ce18"/>
          <table:table-cell table:style-name="ce5"/>
          <table:table-cell table:number-columns-repeated="16376"/>
        </table:table-row>
        <table:table-row table:style-name="ro1">
          <table:table-cell table:number-columns-repeated="3" table:style-name="ce2"/>
          <table:table-cell table:number-columns-repeated="3" table:style-name="ce4"/>
          <table:table-cell table:style-name="ce18"/>
          <table:table-cell table:style-name="ce5"/>
          <table:table-cell table:number-columns-repeated="16376"/>
        </table:table-row>
        <table:table-row table:style-name="ro1">
          <table:table-cell office:value-type="date" office:date-value="2022-08-01T00:00:00" table:style-name="ce9">
            <text:p>01.08.2022</text:p>
          </table:table-cell>
          <table:table-cell office:value-type="string" table:style-name="ce2">
            <text:p>Anlaşma yapıldı</text:p>
          </table:table-cell>
          <table:table-cell table:style-name="ce2"/>
          <table:table-cell office:value-type="float" office:value="45000" table:style-name="ce4">
            <text:p>45.000,00</text:p>
          </table:table-cell>
          <table:table-cell table:style-name="ce4"/>
          <table:table-cell office:value-type="float" office:value="45000" table:formula="of:=[.F48]+[.D49]-[.E49]" table:style-name="ce4">
            <text:p>45.000,00</text:p>
          </table:table-cell>
          <table:table-cell table:style-name="ce18"/>
          <table:table-cell table:style-name="ce5"/>
          <table:table-cell table:number-columns-repeated="16376"/>
        </table:table-row>
        <table:table-row table:style-name="ro1">
          <table:table-cell table:style-name="ce9"/>
          <table:table-cell office:value-type="string" table:style-name="ce2">
            <text:p>Elektrik Teminat Bedeli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style-name="ce4"/>
          <table:table-cell office:value-type="float" office:value="45800" table:formula="of:=[.F49]+[.D50]-[.E50]" table:style-name="ce4">
            <text:p>45.800,00</text:p>
          </table:table-cell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date" office:date-value="2022-08-30T00:00:00" table:style-name="ce9">
            <text:p>30.08.2022</text:p>
          </table:table-cell>
          <table:table-cell office:value-type="string" table:style-name="ce2">
            <text:p>Kira Başlangıç Tarihi</text:p>
          </table:table-cell>
          <table:table-cell table:style-name="ce2"/>
          <table:table-cell table:number-columns-repeated="2" table:style-name="ce4"/>
          <table:table-cell office:value-type="float" office:value="45800" table:formula="of:=[.F50]+[.D51]-[.E51]" table:style-name="ce4">
            <text:p>45.800,00</text:p>
          </table:table-cell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date" office:date-value="2023-08-29T00:00:00" table:style-name="ce9">
            <text:p>29.08.2023</text:p>
          </table:table-cell>
          <table:table-cell office:value-type="string" table:style-name="ce2">
            <text:p>Kira Bitiş Tarihi</text:p>
          </table:table-cell>
          <table:table-cell table:style-name="ce2"/>
          <table:table-cell table:style-name="ce10"/>
          <table:table-cell table:style-name="ce1"/>
          <table:table-cell office:value-type="float" office:value="45800" table:formula="of:=[.F51]+[.D52]-[.E52]" table:style-name="ce4">
            <text:p>45.800,00</text:p>
          </table:table-cell>
          <table:table-cell table:number-columns-repeated="2" table:style-name="ce4"/>
          <table:table-cell table:number-columns-repeated="16376"/>
        </table:table-row>
        <table:table-row table:style-name="ro1">
          <table:table-cell table:style-name="ce9"/>
          <table:table-cell office:value-type="string" table:style-name="ce2">
            <text:p>Kira gün sayısı (1 ay ek süre verildi)</text:p>
          </table:table-cell>
          <table:table-cell office:value-type="float" office:value="393" table:formula="of:=[.A52]-[.A49]" table:style-name="ce1">
            <text:p>393</text:p>
          </table:table-cell>
          <table:table-cell table:number-columns-repeated="2" table:style-name="ce1"/>
          <table:table-cell office:value-type="float" office:value="45800" table:formula="of:=[.F52]+[.D53]-[.E53]" table:style-name="ce4">
            <text:p>45.800,00</text:p>
          </table:table-cell>
          <table:table-cell table:number-columns-repeated="2" table:style-name="ce4"/>
          <table:table-cell table:number-columns-repeated="16376"/>
        </table:table-row>
        <table:table-row table:style-name="ro1">
          <table:table-cell table:style-name="ce9"/>
          <table:table-cell office:value-type="string" table:style-name="ce2">
            <text:p>22-23 günlük kira bedeli TL</text:p>
          </table:table-cell>
          <table:table-cell office:value-type="float" office:value="114.50381679389314" table:formula="of:=[.D49]/[.C53]" table:style-name="ce2">
            <text:p>114,5038168</text:p>
          </table:table-cell>
          <table:table-cell table:style-name="ce10"/>
          <table:table-cell table:style-name="ce1"/>
          <table:table-cell office:value-type="float" office:value="45800" table:formula="of:=[.F53]+[.D54]-[.E54]" table:style-name="ce4">
            <text:p>45.800,00</text:p>
          </table:table-cell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date" office:date-value="2022-08-01T00:00:00" table:style-name="ce9">
            <text:p>01.08.2022</text:p>
          </table:table-cell>
          <table:table-cell office:value-type="string" table:style-name="ce2">
            <text:p>Nakit Ödeme</text:p>
          </table:table-cell>
          <table:table-cell table:style-name="ce2"/>
          <table:table-cell table:style-name="ce10"/>
          <table:table-cell table:style-name="ce1"/>
          <table:table-cell office:value-type="float" office:value="45800" table:formula="of:=[.F54]+[.D55]-[.E55]" table:style-name="ce4">
            <text:p>45.800,00</text:p>
          </table:table-cell>
          <table:table-cell table:number-columns-repeated="2" table:style-name="ce4"/>
          <table:table-cell table:number-columns-repeated="16376"/>
        </table:table-row>
        <table:table-row table:style-name="ro1">
          <table:table-cell table:style-name="ce9"/>
          <table:table-cell table:number-columns-repeated="2" table:style-name="ce2"/>
          <table:table-cell table:style-name="ce10"/>
          <table:table-cell office:value-type="float" office:value="25000" table:style-name="ce1">
            <text:p>25000</text:p>
          </table:table-cell>
          <table:table-cell office:value-type="float" office:value="20800" table:formula="of:=[.F55]+[.D56]-[.E56]" table:style-name="ce4">
            <text:p>20.800,00</text:p>
          </table:table-cell>
          <table:table-cell table:number-columns-repeated="2" table:style-name="ce4"/>
          <table:table-cell table:number-columns-repeated="16376"/>
        </table:table-row>
        <table:table-row table:style-name="ro1">
          <table:table-cell table:style-name="ce9"/>
          <table:table-cell table:number-columns-repeated="2" table:style-name="ce2"/>
          <table:table-cell table:style-name="ce10"/>
          <table:table-cell office:value-type="float" office:value="20000" table:style-name="ce1">
            <text:p>20000</text:p>
          </table:table-cell>
          <table:table-cell office:value-type="float" office:value="800" table:formula="of:=[.F56]+[.D57]-[.E57]" table:style-name="ce4">
            <text:p>800,00</text:p>
          </table:table-cell>
          <table:table-cell table:number-columns-repeated="2" table:style-name="ce4"/>
          <table:table-cell table:number-columns-repeated="16376"/>
        </table:table-row>
        <table:table-row table:number-rows-repeated="1048519" table:style-name="ro2">
          <table:table-cell table:number-columns-repeated="16384"/>
        </table:table-row>
      </table:table>
      <table:table table:name="Senet_Borçlu_Alacaklı_Giriş" table:style-name="ta2">
        <table:table-column table:style-name="co11" table:default-cell-style-name="ce21"/>
        <table:table-column table:style-name="co12" table:default-cell-style-name="ce22"/>
        <table:table-column table:style-name="co13" table:default-cell-style-name="ce23"/>
        <table:table-column table:style-name="co14" table:number-columns-repeated="1021" table:default-cell-style-name="ce21"/>
        <table:table-column table:style-name="co10" table:number-columns-repeated="15360" table:default-cell-style-name="ce1"/>
        <table:table-row table:style-name="ro3">
          <table:table-cell table:number-columns-spanned="1" table:number-rows-spanned="2" table:style-name="ce27"/>
          <table:table-cell office:value-type="string" table:style-name="ce19">
            <text:p>Alacaklı Adı Soyadı / Unvanı</text:p>
          </table:table-cell>
          <table:table-cell table:style-name="ce20"/>
          <table:table-cell table:number-columns-repeated="16381"/>
        </table:table-row>
        <table:table-row table:style-name="ro3">
          <table:covered-table-cell/>
          <table:table-cell office:value-type="string" table:style-name="ce19">
            <text:p>İl</text:p>
          </table:table-cell>
          <table:table-cell office:value-type="string" table:style-name="ce20">
            <text:p>TOKA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3">
          <table:table-cell office:value-type="string" table:number-columns-spanned="1" table:number-rows-spanned="5" table:style-name="ce28">
            <text:p>BORÇLU</text:p>
          </table:table-cell>
          <table:table-cell office:value-type="string" table:style-name="ce19">
            <text:p>Kişilik</text:p>
          </table:table-cell>
          <table:table-cell office:value-type="string" table:content-validation-name="val1" table:style-name="ce24">
            <text:p>Gerçek Kişi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19">
            <text:p>Adı Soyadı / Unvanı</text:p>
          </table:table-cell>
          <table:table-cell office:value-type="string" table:style-name="ce24">
            <text:p>CİHAN ÇAM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19">
            <text:p>Adresi</text:p>
          </table:table-cell>
          <table:table-cell office:value-type="string" table:style-name="ce24">
            <text:p>Bedestenlioğlu Mah. Oğuzkent Koop Giriş Kat Tokat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19">
            <text:p>Vergi Dairesi</text:p>
          </table:table-cell>
          <table:table-cell office:value-type="string" table:style-name="ce24">
            <text:p>Tokat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19">
            <text:p>Vergi No/TC Kimlik No</text:p>
          </table:table-cell>
          <table:table-cell office:value-type="string" table:style-name="ce24">
            <text:p>49048179620</text:p>
          </table:table-cell>
          <table:table-cell table:number-columns-repeated="16381"/>
        </table:table-row>
        <table:table-row table:style-name="ro3">
          <table:table-cell office:value-type="string" table:number-columns-spanned="1" table:number-rows-spanned="4" table:style-name="ce28">
            <text:p>KEFİL</text:p>
          </table:table-cell>
          <table:table-cell office:value-type="string" table:style-name="ce19">
            <text:p>Adı Soyadı / Unvanı</text:p>
          </table:table-cell>
          <table:table-cell office:value-type="string" table:style-name="ce24">
            <text:p><text:s/>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19">
            <text:p>Adresi</text:p>
          </table:table-cell>
          <table:table-cell office:value-type="string" table:style-name="ce25">
            <text:p><text:s/>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19">
            <text:p>Vergi Dairesi</text:p>
          </table:table-cell>
          <table:table-cell office:value-type="string" table:style-name="ce24">
            <text:p><text:s/>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19">
            <text:p>Vergi No/TC Kimlik No</text:p>
          </table:table-cell>
          <table:table-cell office:value-type="string" table:style-name="ce26">
            <text:p><text:s/></text:p>
          </table:table-cell>
          <table:table-cell table:number-columns-repeated="16381"/>
        </table:table-row>
        <table:table-row table:number-rows-repeated="1048564" table:style-name="ro1">
          <table:table-cell table:number-columns-repeated="16384"/>
        </table:table-row>
      </table:table>
      <table:table table:name="Senet_Taksit_Giriş" table:style-name="ta1">
        <table:table-column table:style-name="co11" table:default-cell-style-name="ce34"/>
        <table:table-column table:style-name="co14" table:default-cell-style-name="ce33"/>
        <table:table-column table:style-name="co15" table:default-cell-style-name="ce33"/>
        <table:table-column table:style-name="co16" table:default-cell-style-name="ce33"/>
        <table:table-column table:style-name="co17" table:default-cell-style-name="ce34"/>
        <table:table-column table:style-name="co18" table:default-cell-style-name="ce32"/>
        <table:table-column table:style-name="co19" table:default-cell-style-name="ce33"/>
        <table:table-column table:style-name="co20" table:default-cell-style-name="ce33"/>
        <table:table-column table:style-name="co21" table:number-columns-repeated="1016" table:default-cell-style-name="ce34"/>
        <table:table-column table:style-name="co10" table:number-columns-repeated="15360" table:default-cell-style-name="ce1"/>
        <table:table-row table:style-name="ro3">
          <table:table-cell table:number-columns-spanned="1" table:number-rows-spanned="2" table:style-name="ce40"/>
          <table:table-cell table:style-name="ce29"/>
          <table:table-cell table:style-name="ce30"/>
          <table:table-cell table:style-name="ce31"/>
          <table:table-cell table:style-name="ce21"/>
          <table:table-cell table:style-name="ce32"/>
          <table:table-cell table:number-columns-repeated="2" table:style-name="ce33"/>
          <table:table-cell table:number-columns-repeated="16376"/>
        </table:table-row>
        <table:table-row table:style-name="ro3">
          <table:covered-table-cell/>
          <table:table-cell office:value-type="string" table:style-name="ce29">
            <text:p>Senet No</text:p>
          </table:table-cell>
          <table:table-cell office:value-type="string" table:style-name="ce29">
            <text:p>Düzenleme Tarihi</text:p>
          </table:table-cell>
          <table:table-cell office:value-type="string" table:style-name="ce29">
            <text:p>Vade Tarihi</text:p>
          </table:table-cell>
          <table:table-cell office:value-type="string" table:style-name="ce22">
            <text:p>Tutarı Rakamla</text:p>
          </table:table-cell>
          <table:table-cell office:value-type="string" table:style-name="ce35">
            <text:p>Tutarı Yazıyla</text:p>
          </table:table-cell>
          <table:table-cell office:value-type="string" table:style-name="ce29">
            <text:p>Borcun Nedeni</text:p>
          </table:table-cell>
          <table:table-cell office:value-type="string" table:style-name="ce29">
            <text:p>Senet <text:s/>Mühteviyatı</text:p>
          </table:table-cell>
          <table:table-cell table:number-columns-repeated="16376"/>
        </table:table-row>
        <table:table-row table:style-name="ro3">
          <table:table-cell office:value-type="float" office:value="3" table:number-columns-spanned="1" table:number-rows-spanned="7" table:style-name="ce41">
            <text:p>3</text:p>
          </table:table-cell>
          <table:table-cell office:value-type="float" office:value="1" table:style-name="ce30">
            <text:p>1</text:p>
          </table:table-cell>
          <table:table-cell office:value-type="date" office:date-value="2023-08-30T00:00:00" table:style-name="ce36">
            <text:p>30.08.2023</text:p>
          </table:table-cell>
          <table:table-cell office:value-type="date" office:date-value="2023-09-30T00:00:00" table:style-name="ce36">
            <text:p>30.09.2023</text:p>
          </table:table-cell>
          <table:table-cell office:value-type="float" office:value="6000" table:style-name="ce37">
            <text:p>6.000,00</text:p>
          </table:table-cell>
          <table:table-cell office:value-type="string" office:string-value="Altıbin TL " table:formula="of:=PROPER(IF(IF(LEN(SUBSTITUTE(ROUND([.E3];2); &quot;,&quot;; &quot;&quot;))=LEN(ROUND([.E3];2));ROUND([.E3];2);TRIM(LEFT(ROUND([.E3];2);FIND(&quot;,&quot;;ROUND([.E3];2))-1)))*1&gt;=10^6;CHOOSE(LEFT(RIGHT(IF(LEN(SUBSTITUTE(ROUND([.E3];2); &quot;,&quot;; &quot;&quot;))=LEN(ROUND([.E3];2));ROUND([.E3];2);TRIM(LEFT(ROUND([.E3];2);FIND(&quot;,&quot;;ROUND([.E3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3];2); &quot;,&quot;; &quot;&quot;))=LEN(ROUND([.E3];2));ROUND([.E3];2);TRIM(LEFT(ROUND([.E3];2);FIND(&quot;,&quot;;ROUND([.E3];2))-1)))*1&gt;=10^5;CHOOSE(LEFT(RIGHT(IF(LEN(SUBSTITUTE(ROUND([.E3];2); &quot;,&quot;; &quot;&quot;))=LEN(ROUND([.E3];2));ROUND([.E3];2);TRIM(LEFT(ROUND([.E3];2);FIND(&quot;,&quot;;ROUND([.E3];2))-1)))*1;6);1)+1;&quot;&quot;;&quot;yüz&quot;;&quot;ikiyüz&quot;;&quot;üçyüz&quot;;&quot;dörtyüz&quot;;&quot;beşyüz&quot;;&quot;altıyüz&quot;;&quot;yediyüz&quot;;&quot;sekizyüz&quot;;&quot;dokuzyüz&quot;);&quot;&quot;)&amp;IF(IF(LEN(SUBSTITUTE(ROUND([.E3];2); &quot;,&quot;; &quot;&quot;))=LEN(ROUND([.E3];2));ROUND([.E3];2);TRIM(LEFT(ROUND([.E3];2);FIND(&quot;,&quot;;ROUND([.E3];2))-1)))*1&gt;=10^4;CHOOSE(LEFT(RIGHT(IF(LEN(SUBSTITUTE(ROUND([.E3];2); &quot;,&quot;; &quot;&quot;))=LEN(ROUND([.E3];2));ROUND([.E3];2);TRIM(LEFT(ROUND([.E3];2);FIND(&quot;,&quot;;ROUND([.E3];2))-1)))*1;5);1)+1;&quot;&quot;;&quot;on&quot;;&quot;yirmi&quot;;&quot;otuz&quot;;&quot;kırk&quot;;&quot;elli&quot;;&quot;altmış&quot;;&quot;yetmiş&quot;;&quot;seksen&quot;;&quot;doksan&quot;);&quot;&quot;)&amp;IF(IF(LEN(SUBSTITUTE(ROUND([.E3];2); &quot;,&quot;; &quot;&quot;))=LEN(ROUND([.E3];2));ROUND([.E3];2);TRIM(LEFT(ROUND([.E3];2);FIND(&quot;,&quot;;ROUND([.E3];2))-1)))*1&gt;=10^3;CHOOSE(LEFT(RIGHT(IF(LEN(SUBSTITUTE(ROUND([.E3];2); &quot;,&quot;; &quot;&quot;))=LEN(ROUND([.E3];2));ROUND([.E3];2);TRIM(LEFT(ROUND([.E3];2);FIND(&quot;,&quot;;ROUND([.E3];2))-1)))*1;4);1)+1;&quot;&quot;;&quot;&quot;;&quot;iki&quot;;&quot;üç&quot;;&quot;dört&quot;;&quot;beş&quot;;&quot;altı&quot;;&quot;yedi&quot;;&quot;sekiz&quot;;&quot;dokuz&quot;);&quot;&quot;)&amp;IF(AND(IF(LEN(SUBSTITUTE(ROUND([.E3];2); &quot;,&quot;; &quot;&quot;))=LEN(ROUND([.E3];2));ROUND([.E3];2);TRIM(LEFT(ROUND([.E3];2);FIND(&quot;,&quot;;ROUND([.E3];2))-1)))*1&gt;=10^3;VALUE(LEFT(RIGHT(IF(LEN(SUBSTITUTE(ROUND([.E3];2); &quot;,&quot;; &quot;&quot;))=LEN(ROUND([.E3];2));ROUND([.E3];2);TRIM(LEFT(ROUND([.E3];2);FIND(&quot;,&quot;;ROUND([.E3];2))-1)))*1;6);3))&gt;0);IF(AND(IF(LEN(SUBSTITUTE(ROUND([.E3];2); &quot;,&quot;; &quot;&quot;))=LEN(ROUND([.E3];2));ROUND([.E3];2);TRIM(LEFT(ROUND([.E3];2);FIND(&quot;,&quot;;ROUND([.E3];2))-1)))*1&gt;1999;LEFT(RIGHT(IF(LEN(SUBSTITUTE(ROUND([.E3];2); &quot;,&quot;; &quot;&quot;))=LEN(ROUND([.E3];2));ROUND([.E3];2);TRIM(LEFT(ROUND([.E3];2);FIND(&quot;,&quot;;ROUND([.E3];2))-1)))*1;4);1)=&quot;1&quot;;LEFT(RIGHT(IF(LEN(SUBSTITUTE(ROUND([.E3];2); &quot;,&quot;; &quot;&quot;))=LEN(ROUND([.E3];2));ROUND([.E3];2);TRIM(LEFT(ROUND([.E3];2);FIND(&quot;,&quot;;ROUND([.E3];2))-1)))*1;6);2)&lt;&gt;&quot;00&quot;);&quot;birbin&quot;;&quot;bin&quot;);&quot;&quot;)&amp;IF(IF(LEN(SUBSTITUTE(ROUND([.E3];2); &quot;,&quot;; &quot;&quot;))=LEN(ROUND([.E3];2));ROUND([.E3];2);TRIM(LEFT(ROUND([.E3];2);FIND(&quot;,&quot;;ROUND([.E3];2))-1)))*1&gt;=100;CHOOSE(LEFT(RIGHT(IF(LEN(SUBSTITUTE(ROUND([.E3];2); &quot;,&quot;; &quot;&quot;))=LEN(ROUND([.E3];2));ROUND([.E3];2);TRIM(LEFT(ROUND([.E3];2);FIND(&quot;,&quot;;ROUND([.E3];2))-1)))*1;3);1)+1;&quot;&quot;;&quot;yüz&quot;;&quot;ikiyüz&quot;;&quot;üçyüz&quot;;&quot;dörtyüz&quot;;&quot;beşyüz&quot;;&quot;altıyüz&quot;;&quot;yediyüz&quot;;&quot;sekizyüz&quot;;&quot;dokuzyüz&quot;);&quot;&quot;)&amp;IF(IF(LEN(SUBSTITUTE(ROUND([.E3];2); &quot;,&quot;; &quot;&quot;))=LEN(ROUND([.E3];2));ROUND([.E3];2);TRIM(LEFT(ROUND([.E3];2);FIND(&quot;,&quot;;ROUND([.E3];2))-1)))*1&gt;=10;CHOOSE(LEFT(RIGHT(IF(LEN(SUBSTITUTE(ROUND([.E3];2); &quot;,&quot;; &quot;&quot;))=LEN(ROUND([.E3];2));ROUND([.E3];2);TRIM(LEFT(ROUND([.E3];2);FIND(&quot;,&quot;;ROUND([.E3];2))-1)))*1;2);1)+1;&quot;&quot;;&quot;on&quot;;&quot;yirmi&quot;;&quot;otuz&quot;;&quot;kırk&quot;;&quot;elli&quot;;&quot;altmış&quot;;&quot;yetmiş&quot;;&quot;seksen&quot;;&quot;doksan&quot;);&quot;&quot;)&amp;CHOOSE(MOD(IF(LEN(SUBSTITUTE(ROUND([.E3];2); &quot;,&quot;; &quot;&quot;))=LEN(ROUND([.E3];2));ROUND([.E3];2);TRIM(LEFT(ROUND([.E3];2);FIND(&quot;,&quot;;ROUND([.E3];2))-1)))*1;10)+1;&quot;&quot;;&quot;bir&quot;;&quot;iki&quot;;&quot;üç&quot;;&quot;dört&quot;;&quot;beş&quot;;&quot;altı&quot;;&quot;yedi&quot;;&quot;sekiz&quot;;&quot;dokuz&quot;)) &amp; &quot; TL &quot; &amp; IF(OR(LEN(SUBSTITUTE([.E3]; &quot;,&quot;; &quot;&quot;))=LEN([.E3]);LEN(SUBSTITUTE(ROUND([.E3];2); &quot;,&quot;; &quot;&quot;))=LEN(ROUND([.E3];2)));&quot;&quot;; PROPER(IF(IF(LEN(TRIM(RIGHT(ROUND([.E3];2);LEN(ROUND([.E3];2))-FIND(&quot;,&quot;;ROUND([.E3];2)))))&lt;2;TRIM(RIGHT(ROUND([.E3];2);LEN(ROUND([.E3];2))-FIND(&quot;,&quot;;ROUND([.E3];2))))*10;TRIM(RIGHT(ROUND([.E3];2);LEN(ROUND([.E3];2))-FIND(&quot;,&quot;;ROUND([.E3];2))))*1)&gt;=10^5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6);1)+1;&quot;&quot;;&quot;yüz&quot;;&quot;ikiyüz&quot;;&quot;üçyüz&quot;;&quot;dörtyüz&quot;;&quot;beşyüz&quot;;&quot;altıyüz&quot;;&quot;yediyüz&quot;;&quot;sekizyüz&quot;;&quot;dokuzyüz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^4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5);1)+1;&quot;&quot;;&quot;on&quot;;&quot;yirmi&quot;;&quot;otuz&quot;;&quot;kırk&quot;;&quot;elli&quot;;&quot;altmış&quot;;&quot;yetmiş&quot;;&quot;seksen&quot;;&quot;doksan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^3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4);1)+1;&quot;&quot;;&quot;&quot;;&quot;iki&quot;;&quot;üç&quot;;&quot;dört&quot;;&quot;beş&quot;;&quot;altı&quot;;&quot;yedi&quot;;&quot;sekiz&quot;;&quot;dokuz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2);1)+1;&quot;&quot;;&quot;on&quot;;&quot;yirmi&quot;;&quot;otuz&quot;;&quot;kırk&quot;;&quot;elli&quot;;&quot;altmış&quot;;&quot;yetmiş&quot;;&quot;seksen&quot;;&quot;doksan&quot;);&quot;&quot;)&amp;CHOOSE(MOD(IF(LEN(TRIM(RIGHT(ROUND([.E3];2);LEN(ROUND([.E3];2))-FIND(&quot;,&quot;;ROUND([.E3];2)))))&lt;2;TRIM(RIGHT(ROUND([.E3];2);LEN(ROUND([.E3];2))-FIND(&quot;,&quot;;ROUND([.E3];2))))*10;TRIM(RIGHT(ROUND([.E3];2);LEN(ROUND([.E3];2))-FIND(&quot;,&quot;;ROUND([.E3];2))))*1);10)+1;&quot;&quot;;&quot;bir&quot;;&quot;iki&quot;;&quot;üç&quot;;&quot;dört&quot;;&quot;beş&quot;;&quot;altı&quot;;&quot;yedi&quot;;&quot;sekiz&quot;;&quot;dokuz&quot;)) &amp; &quot; Krş&quot;)" table:style-name="ce35">
            <text:p>Altıbin TL<text:s/></text:p>
          </table:table-cell>
          <table:table-cell office:value-type="string" table:content-validation-name="val2" table:style-name="ce30">
            <text:p>nakden</text:p>
          </table:table-cell>
          <table:table-cell office:value-type="string" table:style-name="ce30">
            <text:p>1. Taksit</text:p>
          </table:table-cell>
          <table:table-cell table:number-columns-repeated="16376"/>
        </table:table-row>
        <table:table-row table:style-name="ro3">
          <table:covered-table-cell/>
          <table:table-cell office:value-type="float" office:value="2" table:style-name="ce30">
            <text:p>2</text:p>
          </table:table-cell>
          <table:table-cell office:value-type="date" office:date-value="2023-08-30T00:00:00" table:style-name="ce36">
            <text:p>30.08.2023</text:p>
          </table:table-cell>
          <table:table-cell table:style-name="ce36"/>
          <table:table-cell office:value-type="float" office:value="6000" table:style-name="ce37">
            <text:p>6.000,00</text:p>
          </table:table-cell>
          <table:table-cell office:value-type="string" office:string-value="Altıbin TL " table:formula="of:=PROPER(IF(IF(LEN(SUBSTITUTE(ROUND([.E4];2); &quot;,&quot;; &quot;&quot;))=LEN(ROUND([.E4];2));ROUND([.E4];2);TRIM(LEFT(ROUND([.E4];2);FIND(&quot;,&quot;;ROUND([.E4];2))-1)))*1&gt;=10^6;CHOOSE(LEFT(RIGHT(IF(LEN(SUBSTITUTE(ROUND([.E4];2); &quot;,&quot;; &quot;&quot;))=LEN(ROUND([.E4];2));ROUND([.E4];2);TRIM(LEFT(ROUND([.E4];2);FIND(&quot;,&quot;;ROUND([.E4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4];2); &quot;,&quot;; &quot;&quot;))=LEN(ROUND([.E4];2));ROUND([.E4];2);TRIM(LEFT(ROUND([.E4];2);FIND(&quot;,&quot;;ROUND([.E4];2))-1)))*1&gt;=10^5;CHOOSE(LEFT(RIGHT(IF(LEN(SUBSTITUTE(ROUND([.E4];2); &quot;,&quot;; &quot;&quot;))=LEN(ROUND([.E4];2));ROUND([.E4];2);TRIM(LEFT(ROUND([.E4];2);FIND(&quot;,&quot;;ROUND([.E4];2))-1)))*1;6);1)+1;&quot;&quot;;&quot;yüz&quot;;&quot;ikiyüz&quot;;&quot;üçyüz&quot;;&quot;dörtyüz&quot;;&quot;beşyüz&quot;;&quot;altıyüz&quot;;&quot;yediyüz&quot;;&quot;sekizyüz&quot;;&quot;dokuzyüz&quot;);&quot;&quot;)&amp;IF(IF(LEN(SUBSTITUTE(ROUND([.E4];2); &quot;,&quot;; &quot;&quot;))=LEN(ROUND([.E4];2));ROUND([.E4];2);TRIM(LEFT(ROUND([.E4];2);FIND(&quot;,&quot;;ROUND([.E4];2))-1)))*1&gt;=10^4;CHOOSE(LEFT(RIGHT(IF(LEN(SUBSTITUTE(ROUND([.E4];2); &quot;,&quot;; &quot;&quot;))=LEN(ROUND([.E4];2));ROUND([.E4];2);TRIM(LEFT(ROUND([.E4];2);FIND(&quot;,&quot;;ROUND([.E4];2))-1)))*1;5);1)+1;&quot;&quot;;&quot;on&quot;;&quot;yirmi&quot;;&quot;otuz&quot;;&quot;kırk&quot;;&quot;elli&quot;;&quot;altmış&quot;;&quot;yetmiş&quot;;&quot;seksen&quot;;&quot;doksan&quot;);&quot;&quot;)&amp;IF(IF(LEN(SUBSTITUTE(ROUND([.E4];2); &quot;,&quot;; &quot;&quot;))=LEN(ROUND([.E4];2));ROUND([.E4];2);TRIM(LEFT(ROUND([.E4];2);FIND(&quot;,&quot;;ROUND([.E4];2))-1)))*1&gt;=10^3;CHOOSE(LEFT(RIGHT(IF(LEN(SUBSTITUTE(ROUND([.E4];2); &quot;,&quot;; &quot;&quot;))=LEN(ROUND([.E4];2));ROUND([.E4];2);TRIM(LEFT(ROUND([.E4];2);FIND(&quot;,&quot;;ROUND([.E4];2))-1)))*1;4);1)+1;&quot;&quot;;&quot;&quot;;&quot;iki&quot;;&quot;üç&quot;;&quot;dört&quot;;&quot;beş&quot;;&quot;altı&quot;;&quot;yedi&quot;;&quot;sekiz&quot;;&quot;dokuz&quot;);&quot;&quot;)&amp;IF(AND(IF(LEN(SUBSTITUTE(ROUND([.E4];2); &quot;,&quot;; &quot;&quot;))=LEN(ROUND([.E4];2));ROUND([.E4];2);TRIM(LEFT(ROUND([.E4];2);FIND(&quot;,&quot;;ROUND([.E4];2))-1)))*1&gt;=10^3;VALUE(LEFT(RIGHT(IF(LEN(SUBSTITUTE(ROUND([.E4];2); &quot;,&quot;; &quot;&quot;))=LEN(ROUND([.E4];2));ROUND([.E4];2);TRIM(LEFT(ROUND([.E4];2);FIND(&quot;,&quot;;ROUND([.E4];2))-1)))*1;6);3))&gt;0);IF(AND(IF(LEN(SUBSTITUTE(ROUND([.E4];2); &quot;,&quot;; &quot;&quot;))=LEN(ROUND([.E4];2));ROUND([.E4];2);TRIM(LEFT(ROUND([.E4];2);FIND(&quot;,&quot;;ROUND([.E4];2))-1)))*1&gt;1999;LEFT(RIGHT(IF(LEN(SUBSTITUTE(ROUND([.E4];2); &quot;,&quot;; &quot;&quot;))=LEN(ROUND([.E4];2));ROUND([.E4];2);TRIM(LEFT(ROUND([.E4];2);FIND(&quot;,&quot;;ROUND([.E4];2))-1)))*1;4);1)=&quot;1&quot;;LEFT(RIGHT(IF(LEN(SUBSTITUTE(ROUND([.E4];2); &quot;,&quot;; &quot;&quot;))=LEN(ROUND([.E4];2));ROUND([.E4];2);TRIM(LEFT(ROUND([.E4];2);FIND(&quot;,&quot;;ROUND([.E4];2))-1)))*1;6);2)&lt;&gt;&quot;00&quot;);&quot;birbin&quot;;&quot;bin&quot;);&quot;&quot;)&amp;IF(IF(LEN(SUBSTITUTE(ROUND([.E4];2); &quot;,&quot;; &quot;&quot;))=LEN(ROUND([.E4];2));ROUND([.E4];2);TRIM(LEFT(ROUND([.E4];2);FIND(&quot;,&quot;;ROUND([.E4];2))-1)))*1&gt;=100;CHOOSE(LEFT(RIGHT(IF(LEN(SUBSTITUTE(ROUND([.E4];2); &quot;,&quot;; &quot;&quot;))=LEN(ROUND([.E4];2));ROUND([.E4];2);TRIM(LEFT(ROUND([.E4];2);FIND(&quot;,&quot;;ROUND([.E4];2))-1)))*1;3);1)+1;&quot;&quot;;&quot;yüz&quot;;&quot;ikiyüz&quot;;&quot;üçyüz&quot;;&quot;dörtyüz&quot;;&quot;beşyüz&quot;;&quot;altıyüz&quot;;&quot;yediyüz&quot;;&quot;sekizyüz&quot;;&quot;dokuzyüz&quot;);&quot;&quot;)&amp;IF(IF(LEN(SUBSTITUTE(ROUND([.E4];2); &quot;,&quot;; &quot;&quot;))=LEN(ROUND([.E4];2));ROUND([.E4];2);TRIM(LEFT(ROUND([.E4];2);FIND(&quot;,&quot;;ROUND([.E4];2))-1)))*1&gt;=10;CHOOSE(LEFT(RIGHT(IF(LEN(SUBSTITUTE(ROUND([.E4];2); &quot;,&quot;; &quot;&quot;))=LEN(ROUND([.E4];2));ROUND([.E4];2);TRIM(LEFT(ROUND([.E4];2);FIND(&quot;,&quot;;ROUND([.E4];2))-1)))*1;2);1)+1;&quot;&quot;;&quot;on&quot;;&quot;yirmi&quot;;&quot;otuz&quot;;&quot;kırk&quot;;&quot;elli&quot;;&quot;altmış&quot;;&quot;yetmiş&quot;;&quot;seksen&quot;;&quot;doksan&quot;);&quot;&quot;)&amp;CHOOSE(MOD(IF(LEN(SUBSTITUTE(ROUND([.E4];2); &quot;,&quot;; &quot;&quot;))=LEN(ROUND([.E4];2));ROUND([.E4];2);TRIM(LEFT(ROUND([.E4];2);FIND(&quot;,&quot;;ROUND([.E4];2))-1)))*1;10)+1;&quot;&quot;;&quot;bir&quot;;&quot;iki&quot;;&quot;üç&quot;;&quot;dört&quot;;&quot;beş&quot;;&quot;altı&quot;;&quot;yedi&quot;;&quot;sekiz&quot;;&quot;dokuz&quot;)) &amp; &quot; TL &quot; &amp; IF(OR(LEN(SUBSTITUTE([.E4]; &quot;,&quot;; &quot;&quot;))=LEN([.E4]);LEN(SUBSTITUTE(ROUND([.E4];2); &quot;,&quot;; &quot;&quot;))=LEN(ROUND([.E4];2)));&quot;&quot;; PROPER(IF(IF(LEN(TRIM(RIGHT(ROUND([.E4];2);LEN(ROUND([.E4];2))-FIND(&quot;,&quot;;ROUND([.E4];2)))))&lt;2;TRIM(RIGHT(ROUND([.E4];2);LEN(ROUND([.E4];2))-FIND(&quot;,&quot;;ROUND([.E4];2))))*10;TRIM(RIGHT(ROUND([.E4];2);LEN(ROUND([.E4];2))-FIND(&quot;,&quot;;ROUND([.E4];2))))*1)&gt;=10^5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6);1)+1;&quot;&quot;;&quot;yüz&quot;;&quot;ikiyüz&quot;;&quot;üçyüz&quot;;&quot;dörtyüz&quot;;&quot;beşyüz&quot;;&quot;altıyüz&quot;;&quot;yediyüz&quot;;&quot;sekizyüz&quot;;&quot;dokuzyüz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^4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5);1)+1;&quot;&quot;;&quot;on&quot;;&quot;yirmi&quot;;&quot;otuz&quot;;&quot;kırk&quot;;&quot;elli&quot;;&quot;altmış&quot;;&quot;yetmiş&quot;;&quot;seksen&quot;;&quot;doksan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^3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4);1)+1;&quot;&quot;;&quot;&quot;;&quot;iki&quot;;&quot;üç&quot;;&quot;dört&quot;;&quot;beş&quot;;&quot;altı&quot;;&quot;yedi&quot;;&quot;sekiz&quot;;&quot;dokuz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2);1)+1;&quot;&quot;;&quot;on&quot;;&quot;yirmi&quot;;&quot;otuz&quot;;&quot;kırk&quot;;&quot;elli&quot;;&quot;altmış&quot;;&quot;yetmiş&quot;;&quot;seksen&quot;;&quot;doksan&quot;);&quot;&quot;)&amp;CHOOSE(MOD(IF(LEN(TRIM(RIGHT(ROUND([.E4];2);LEN(ROUND([.E4];2))-FIND(&quot;,&quot;;ROUND([.E4];2)))))&lt;2;TRIM(RIGHT(ROUND([.E4];2);LEN(ROUND([.E4];2))-FIND(&quot;,&quot;;ROUND([.E4];2))))*10;TRIM(RIGHT(ROUND([.E4];2);LEN(ROUND([.E4];2))-FIND(&quot;,&quot;;ROUND([.E4];2))))*1);10)+1;&quot;&quot;;&quot;bir&quot;;&quot;iki&quot;;&quot;üç&quot;;&quot;dört&quot;;&quot;beş&quot;;&quot;altı&quot;;&quot;yedi&quot;;&quot;sekiz&quot;;&quot;dokuz&quot;)) &amp; &quot; Krş&quot;)" table:style-name="ce35">
            <text:p>Altıbin TL<text:s/></text:p>
          </table:table-cell>
          <table:table-cell office:value-type="string" table:content-validation-name="val2" table:style-name="ce30">
            <text:p>nakden</text:p>
          </table:table-cell>
          <table:table-cell office:value-type="string" table:style-name="ce30">
            <text:p>2. Taksit</text:p>
          </table:table-cell>
          <table:table-cell table:number-columns-repeated="16376"/>
        </table:table-row>
        <table:table-row table:style-name="ro3">
          <table:covered-table-cell/>
          <table:table-cell office:value-type="float" office:value="3" table:style-name="ce30">
            <text:p>3</text:p>
          </table:table-cell>
          <table:table-cell office:value-type="date" office:date-value="2023-08-30T00:00:00" table:style-name="ce36">
            <text:p>30.08.2023</text:p>
          </table:table-cell>
          <table:table-cell table:style-name="ce36"/>
          <table:table-cell office:value-type="float" office:value="6000" table:style-name="ce37">
            <text:p>6.000,00</text:p>
          </table:table-cell>
          <table:table-cell office:value-type="string" office:string-value="Altıbin TL " table:formula="of:=PROPER(IF(IF(LEN(SUBSTITUTE(ROUND([.E5];2); &quot;,&quot;; &quot;&quot;))=LEN(ROUND([.E5];2));ROUND([.E5];2);TRIM(LEFT(ROUND([.E5];2);FIND(&quot;,&quot;;ROUND([.E5];2))-1)))*1&gt;=10^6;CHOOSE(LEFT(RIGHT(IF(LEN(SUBSTITUTE(ROUND([.E5];2); &quot;,&quot;; &quot;&quot;))=LEN(ROUND([.E5];2));ROUND([.E5];2);TRIM(LEFT(ROUND([.E5];2);FIND(&quot;,&quot;;ROUND([.E5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5];2); &quot;,&quot;; &quot;&quot;))=LEN(ROUND([.E5];2));ROUND([.E5];2);TRIM(LEFT(ROUND([.E5];2);FIND(&quot;,&quot;;ROUND([.E5];2))-1)))*1&gt;=10^5;CHOOSE(LEFT(RIGHT(IF(LEN(SUBSTITUTE(ROUND([.E5];2); &quot;,&quot;; &quot;&quot;))=LEN(ROUND([.E5];2));ROUND([.E5];2);TRIM(LEFT(ROUND([.E5];2);FIND(&quot;,&quot;;ROUND([.E5];2))-1)))*1;6);1)+1;&quot;&quot;;&quot;yüz&quot;;&quot;ikiyüz&quot;;&quot;üçyüz&quot;;&quot;dörtyüz&quot;;&quot;beşyüz&quot;;&quot;altıyüz&quot;;&quot;yediyüz&quot;;&quot;sekizyüz&quot;;&quot;dokuzyüz&quot;);&quot;&quot;)&amp;IF(IF(LEN(SUBSTITUTE(ROUND([.E5];2); &quot;,&quot;; &quot;&quot;))=LEN(ROUND([.E5];2));ROUND([.E5];2);TRIM(LEFT(ROUND([.E5];2);FIND(&quot;,&quot;;ROUND([.E5];2))-1)))*1&gt;=10^4;CHOOSE(LEFT(RIGHT(IF(LEN(SUBSTITUTE(ROUND([.E5];2); &quot;,&quot;; &quot;&quot;))=LEN(ROUND([.E5];2));ROUND([.E5];2);TRIM(LEFT(ROUND([.E5];2);FIND(&quot;,&quot;;ROUND([.E5];2))-1)))*1;5);1)+1;&quot;&quot;;&quot;on&quot;;&quot;yirmi&quot;;&quot;otuz&quot;;&quot;kırk&quot;;&quot;elli&quot;;&quot;altmış&quot;;&quot;yetmiş&quot;;&quot;seksen&quot;;&quot;doksan&quot;);&quot;&quot;)&amp;IF(IF(LEN(SUBSTITUTE(ROUND([.E5];2); &quot;,&quot;; &quot;&quot;))=LEN(ROUND([.E5];2));ROUND([.E5];2);TRIM(LEFT(ROUND([.E5];2);FIND(&quot;,&quot;;ROUND([.E5];2))-1)))*1&gt;=10^3;CHOOSE(LEFT(RIGHT(IF(LEN(SUBSTITUTE(ROUND([.E5];2); &quot;,&quot;; &quot;&quot;))=LEN(ROUND([.E5];2));ROUND([.E5];2);TRIM(LEFT(ROUND([.E5];2);FIND(&quot;,&quot;;ROUND([.E5];2))-1)))*1;4);1)+1;&quot;&quot;;&quot;&quot;;&quot;iki&quot;;&quot;üç&quot;;&quot;dört&quot;;&quot;beş&quot;;&quot;altı&quot;;&quot;yedi&quot;;&quot;sekiz&quot;;&quot;dokuz&quot;);&quot;&quot;)&amp;IF(AND(IF(LEN(SUBSTITUTE(ROUND([.E5];2); &quot;,&quot;; &quot;&quot;))=LEN(ROUND([.E5];2));ROUND([.E5];2);TRIM(LEFT(ROUND([.E5];2);FIND(&quot;,&quot;;ROUND([.E5];2))-1)))*1&gt;=10^3;VALUE(LEFT(RIGHT(IF(LEN(SUBSTITUTE(ROUND([.E5];2); &quot;,&quot;; &quot;&quot;))=LEN(ROUND([.E5];2));ROUND([.E5];2);TRIM(LEFT(ROUND([.E5];2);FIND(&quot;,&quot;;ROUND([.E5];2))-1)))*1;6);3))&gt;0);IF(AND(IF(LEN(SUBSTITUTE(ROUND([.E5];2); &quot;,&quot;; &quot;&quot;))=LEN(ROUND([.E5];2));ROUND([.E5];2);TRIM(LEFT(ROUND([.E5];2);FIND(&quot;,&quot;;ROUND([.E5];2))-1)))*1&gt;1999;LEFT(RIGHT(IF(LEN(SUBSTITUTE(ROUND([.E5];2); &quot;,&quot;; &quot;&quot;))=LEN(ROUND([.E5];2));ROUND([.E5];2);TRIM(LEFT(ROUND([.E5];2);FIND(&quot;,&quot;;ROUND([.E5];2))-1)))*1;4);1)=&quot;1&quot;;LEFT(RIGHT(IF(LEN(SUBSTITUTE(ROUND([.E5];2); &quot;,&quot;; &quot;&quot;))=LEN(ROUND([.E5];2));ROUND([.E5];2);TRIM(LEFT(ROUND([.E5];2);FIND(&quot;,&quot;;ROUND([.E5];2))-1)))*1;6);2)&lt;&gt;&quot;00&quot;);&quot;birbin&quot;;&quot;bin&quot;);&quot;&quot;)&amp;IF(IF(LEN(SUBSTITUTE(ROUND([.E5];2); &quot;,&quot;; &quot;&quot;))=LEN(ROUND([.E5];2));ROUND([.E5];2);TRIM(LEFT(ROUND([.E5];2);FIND(&quot;,&quot;;ROUND([.E5];2))-1)))*1&gt;=100;CHOOSE(LEFT(RIGHT(IF(LEN(SUBSTITUTE(ROUND([.E5];2); &quot;,&quot;; &quot;&quot;))=LEN(ROUND([.E5];2));ROUND([.E5];2);TRIM(LEFT(ROUND([.E5];2);FIND(&quot;,&quot;;ROUND([.E5];2))-1)))*1;3);1)+1;&quot;&quot;;&quot;yüz&quot;;&quot;ikiyüz&quot;;&quot;üçyüz&quot;;&quot;dörtyüz&quot;;&quot;beşyüz&quot;;&quot;altıyüz&quot;;&quot;yediyüz&quot;;&quot;sekizyüz&quot;;&quot;dokuzyüz&quot;);&quot;&quot;)&amp;IF(IF(LEN(SUBSTITUTE(ROUND([.E5];2); &quot;,&quot;; &quot;&quot;))=LEN(ROUND([.E5];2));ROUND([.E5];2);TRIM(LEFT(ROUND([.E5];2);FIND(&quot;,&quot;;ROUND([.E5];2))-1)))*1&gt;=10;CHOOSE(LEFT(RIGHT(IF(LEN(SUBSTITUTE(ROUND([.E5];2); &quot;,&quot;; &quot;&quot;))=LEN(ROUND([.E5];2));ROUND([.E5];2);TRIM(LEFT(ROUND([.E5];2);FIND(&quot;,&quot;;ROUND([.E5];2))-1)))*1;2);1)+1;&quot;&quot;;&quot;on&quot;;&quot;yirmi&quot;;&quot;otuz&quot;;&quot;kırk&quot;;&quot;elli&quot;;&quot;altmış&quot;;&quot;yetmiş&quot;;&quot;seksen&quot;;&quot;doksan&quot;);&quot;&quot;)&amp;CHOOSE(MOD(IF(LEN(SUBSTITUTE(ROUND([.E5];2); &quot;,&quot;; &quot;&quot;))=LEN(ROUND([.E5];2));ROUND([.E5];2);TRIM(LEFT(ROUND([.E5];2);FIND(&quot;,&quot;;ROUND([.E5];2))-1)))*1;10)+1;&quot;&quot;;&quot;bir&quot;;&quot;iki&quot;;&quot;üç&quot;;&quot;dört&quot;;&quot;beş&quot;;&quot;altı&quot;;&quot;yedi&quot;;&quot;sekiz&quot;;&quot;dokuz&quot;)) &amp; &quot; TL &quot; &amp; IF(OR(LEN(SUBSTITUTE([.E5]; &quot;,&quot;; &quot;&quot;))=LEN([.E5]);LEN(SUBSTITUTE(ROUND([.E5];2); &quot;,&quot;; &quot;&quot;))=LEN(ROUND([.E5];2)));&quot;&quot;; PROPER(IF(IF(LEN(TRIM(RIGHT(ROUND([.E5];2);LEN(ROUND([.E5];2))-FIND(&quot;,&quot;;ROUND([.E5];2)))))&lt;2;TRIM(RIGHT(ROUND([.E5];2);LEN(ROUND([.E5];2))-FIND(&quot;,&quot;;ROUND([.E5];2))))*10;TRIM(RIGHT(ROUND([.E5];2);LEN(ROUND([.E5];2))-FIND(&quot;,&quot;;ROUND([.E5];2))))*1)&gt;=10^5;CHOOSE(LEFT(RIGHT(IF(LEN(TRIM(RIGHT(ROUND([.E5];2);LEN(ROUND([.E5];2))-FIND(&quot;,&quot;;ROUND([.E5];2)))))&lt;2;TRIM(RIGHT(ROUND([.E5];2);LEN(ROUND([.E5];2))-FIND(&quot;,&quot;;ROUND([.E5];2))))*10;TRIM(RIGHT(ROUND([.E5];2);LEN(ROUND([.E5];2))-FIND(&quot;,&quot;;ROUND([.E5];2))))*1);6);1)+1;&quot;&quot;;&quot;yüz&quot;;&quot;ikiyüz&quot;;&quot;üçyüz&quot;;&quot;dörtyüz&quot;;&quot;beşyüz&quot;;&quot;altıyüz&quot;;&quot;yediyüz&quot;;&quot;sekizyüz&quot;;&quot;dokuzyüz&quot;);&quot;&quot;)&amp;IF(IF(LEN(TRIM(RIGHT(ROUND([.E5];2);LEN(ROUND([.E5];2))-FIND(&quot;,&quot;;ROUND([.E5];2)))))&lt;2;TRIM(RIGHT(ROUND([.E5];2);LEN(ROUND([.E5];2))-FIND(&quot;,&quot;;ROUND([.E5];2))))*10;TRIM(RIGHT(ROUND([.E5];2);LEN(ROUND([.E5];2))-FIND(&quot;,&quot;;ROUND([.E5];2))))*1)&gt;=10^4;CHOOSE(LEFT(RIGHT(IF(LEN(TRIM(RIGHT(ROUND([.E5];2);LEN(ROUND([.E5];2))-FIND(&quot;,&quot;;ROUND([.E5];2)))))&lt;2;TRIM(RIGHT(ROUND([.E5];2);LEN(ROUND([.E5];2))-FIND(&quot;,&quot;;ROUND([.E5];2))))*10;TRIM(RIGHT(ROUND([.E5];2);LEN(ROUND([.E5];2))-FIND(&quot;,&quot;;ROUND([.E5];2))))*1);5);1)+1;&quot;&quot;;&quot;on&quot;;&quot;yirmi&quot;;&quot;otuz&quot;;&quot;kırk&quot;;&quot;elli&quot;;&quot;altmış&quot;;&quot;yetmiş&quot;;&quot;seksen&quot;;&quot;doksan&quot;);&quot;&quot;)&amp;IF(IF(LEN(TRIM(RIGHT(ROUND([.E5];2);LEN(ROUND([.E5];2))-FIND(&quot;,&quot;;ROUND([.E5];2)))))&lt;2;TRIM(RIGHT(ROUND([.E5];2);LEN(ROUND([.E5];2))-FIND(&quot;,&quot;;ROUND([.E5];2))))*10;TRIM(RIGHT(ROUND([.E5];2);LEN(ROUND([.E5];2))-FIND(&quot;,&quot;;ROUND([.E5];2))))*1)&gt;=10^3;CHOOSE(LEFT(RIGHT(IF(LEN(TRIM(RIGHT(ROUND([.E5];2);LEN(ROUND([.E5];2))-FIND(&quot;,&quot;;ROUND([.E5];2)))))&lt;2;TRIM(RIGHT(ROUND([.E5];2);LEN(ROUND([.E5];2))-FIND(&quot;,&quot;;ROUND([.E5];2))))*10;TRIM(RIGHT(ROUND([.E5];2);LEN(ROUND([.E5];2))-FIND(&quot;,&quot;;ROUND([.E5];2))))*1);4);1)+1;&quot;&quot;;&quot;&quot;;&quot;iki&quot;;&quot;üç&quot;;&quot;dört&quot;;&quot;beş&quot;;&quot;altı&quot;;&quot;yedi&quot;;&quot;sekiz&quot;;&quot;dokuz&quot;);&quot;&quot;)&amp;IF(IF(LEN(TRIM(RIGHT(ROUND([.E5];2);LEN(ROUND([.E5];2))-FIND(&quot;,&quot;;ROUND([.E5];2)))))&lt;2;TRIM(RIGHT(ROUND([.E5];2);LEN(ROUND([.E5];2))-FIND(&quot;,&quot;;ROUND([.E5];2))))*10;TRIM(RIGHT(ROUND([.E5];2);LEN(ROUND([.E5];2))-FIND(&quot;,&quot;;ROUND([.E5];2))))*1)&gt;=10;CHOOSE(LEFT(RIGHT(IF(LEN(TRIM(RIGHT(ROUND([.E5];2);LEN(ROUND([.E5];2))-FIND(&quot;,&quot;;ROUND([.E5];2)))))&lt;2;TRIM(RIGHT(ROUND([.E5];2);LEN(ROUND([.E5];2))-FIND(&quot;,&quot;;ROUND([.E5];2))))*10;TRIM(RIGHT(ROUND([.E5];2);LEN(ROUND([.E5];2))-FIND(&quot;,&quot;;ROUND([.E5];2))))*1);2);1)+1;&quot;&quot;;&quot;on&quot;;&quot;yirmi&quot;;&quot;otuz&quot;;&quot;kırk&quot;;&quot;elli&quot;;&quot;altmış&quot;;&quot;yetmiş&quot;;&quot;seksen&quot;;&quot;doksan&quot;);&quot;&quot;)&amp;CHOOSE(MOD(IF(LEN(TRIM(RIGHT(ROUND([.E5];2);LEN(ROUND([.E5];2))-FIND(&quot;,&quot;;ROUND([.E5];2)))))&lt;2;TRIM(RIGHT(ROUND([.E5];2);LEN(ROUND([.E5];2))-FIND(&quot;,&quot;;ROUND([.E5];2))))*10;TRIM(RIGHT(ROUND([.E5];2);LEN(ROUND([.E5];2))-FIND(&quot;,&quot;;ROUND([.E5];2))))*1);10)+1;&quot;&quot;;&quot;bir&quot;;&quot;iki&quot;;&quot;üç&quot;;&quot;dört&quot;;&quot;beş&quot;;&quot;altı&quot;;&quot;yedi&quot;;&quot;sekiz&quot;;&quot;dokuz&quot;)) &amp; &quot; Krş&quot;)" table:style-name="ce35">
            <text:p>Altıbin TL<text:s/></text:p>
          </table:table-cell>
          <table:table-cell office:value-type="string" table:content-validation-name="val2" table:style-name="ce30">
            <text:p>nakden</text:p>
          </table:table-cell>
          <table:table-cell office:value-type="string" table:style-name="ce30">
            <text:p>3. Taksit</text:p>
          </table:table-cell>
          <table:table-cell table:number-columns-repeated="16376"/>
        </table:table-row>
        <table:table-row table:style-name="ro3">
          <table:covered-table-cell/>
          <table:table-cell office:value-type="float" office:value="4" table:style-name="ce30">
            <text:p>4</text:p>
          </table:table-cell>
          <table:table-cell office:value-type="date" office:date-value="2023-08-30T00:00:00" table:style-name="ce36">
            <text:p>30.08.2023</text:p>
          </table:table-cell>
          <table:table-cell table:style-name="ce36"/>
          <table:table-cell office:value-type="float" office:value="6000" table:style-name="ce37">
            <text:p>6.000,00</text:p>
          </table:table-cell>
          <table:table-cell office:value-type="string" office:string-value="Altıbin TL " table:formula="of:=PROPER(IF(IF(LEN(SUBSTITUTE(ROUND([.E6];2); &quot;,&quot;; &quot;&quot;))=LEN(ROUND([.E6];2));ROUND([.E6];2);TRIM(LEFT(ROUND([.E6];2);FIND(&quot;,&quot;;ROUND([.E6];2))-1)))*1&gt;=10^6;CHOOSE(LEFT(RIGHT(IF(LEN(SUBSTITUTE(ROUND([.E6];2); &quot;,&quot;; &quot;&quot;))=LEN(ROUND([.E6];2));ROUND([.E6];2);TRIM(LEFT(ROUND([.E6];2);FIND(&quot;,&quot;;ROUND([.E6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6];2); &quot;,&quot;; &quot;&quot;))=LEN(ROUND([.E6];2));ROUND([.E6];2);TRIM(LEFT(ROUND([.E6];2);FIND(&quot;,&quot;;ROUND([.E6];2))-1)))*1&gt;=10^5;CHOOSE(LEFT(RIGHT(IF(LEN(SUBSTITUTE(ROUND([.E6];2); &quot;,&quot;; &quot;&quot;))=LEN(ROUND([.E6];2));ROUND([.E6];2);TRIM(LEFT(ROUND([.E6];2);FIND(&quot;,&quot;;ROUND([.E6];2))-1)))*1;6);1)+1;&quot;&quot;;&quot;yüz&quot;;&quot;ikiyüz&quot;;&quot;üçyüz&quot;;&quot;dörtyüz&quot;;&quot;beşyüz&quot;;&quot;altıyüz&quot;;&quot;yediyüz&quot;;&quot;sekizyüz&quot;;&quot;dokuzyüz&quot;);&quot;&quot;)&amp;IF(IF(LEN(SUBSTITUTE(ROUND([.E6];2); &quot;,&quot;; &quot;&quot;))=LEN(ROUND([.E6];2));ROUND([.E6];2);TRIM(LEFT(ROUND([.E6];2);FIND(&quot;,&quot;;ROUND([.E6];2))-1)))*1&gt;=10^4;CHOOSE(LEFT(RIGHT(IF(LEN(SUBSTITUTE(ROUND([.E6];2); &quot;,&quot;; &quot;&quot;))=LEN(ROUND([.E6];2));ROUND([.E6];2);TRIM(LEFT(ROUND([.E6];2);FIND(&quot;,&quot;;ROUND([.E6];2))-1)))*1;5);1)+1;&quot;&quot;;&quot;on&quot;;&quot;yirmi&quot;;&quot;otuz&quot;;&quot;kırk&quot;;&quot;elli&quot;;&quot;altmış&quot;;&quot;yetmiş&quot;;&quot;seksen&quot;;&quot;doksan&quot;);&quot;&quot;)&amp;IF(IF(LEN(SUBSTITUTE(ROUND([.E6];2); &quot;,&quot;; &quot;&quot;))=LEN(ROUND([.E6];2));ROUND([.E6];2);TRIM(LEFT(ROUND([.E6];2);FIND(&quot;,&quot;;ROUND([.E6];2))-1)))*1&gt;=10^3;CHOOSE(LEFT(RIGHT(IF(LEN(SUBSTITUTE(ROUND([.E6];2); &quot;,&quot;; &quot;&quot;))=LEN(ROUND([.E6];2));ROUND([.E6];2);TRIM(LEFT(ROUND([.E6];2);FIND(&quot;,&quot;;ROUND([.E6];2))-1)))*1;4);1)+1;&quot;&quot;;&quot;&quot;;&quot;iki&quot;;&quot;üç&quot;;&quot;dört&quot;;&quot;beş&quot;;&quot;altı&quot;;&quot;yedi&quot;;&quot;sekiz&quot;;&quot;dokuz&quot;);&quot;&quot;)&amp;IF(AND(IF(LEN(SUBSTITUTE(ROUND([.E6];2); &quot;,&quot;; &quot;&quot;))=LEN(ROUND([.E6];2));ROUND([.E6];2);TRIM(LEFT(ROUND([.E6];2);FIND(&quot;,&quot;;ROUND([.E6];2))-1)))*1&gt;=10^3;VALUE(LEFT(RIGHT(IF(LEN(SUBSTITUTE(ROUND([.E6];2); &quot;,&quot;; &quot;&quot;))=LEN(ROUND([.E6];2));ROUND([.E6];2);TRIM(LEFT(ROUND([.E6];2);FIND(&quot;,&quot;;ROUND([.E6];2))-1)))*1;6);3))&gt;0);IF(AND(IF(LEN(SUBSTITUTE(ROUND([.E6];2); &quot;,&quot;; &quot;&quot;))=LEN(ROUND([.E6];2));ROUND([.E6];2);TRIM(LEFT(ROUND([.E6];2);FIND(&quot;,&quot;;ROUND([.E6];2))-1)))*1&gt;1999;LEFT(RIGHT(IF(LEN(SUBSTITUTE(ROUND([.E6];2); &quot;,&quot;; &quot;&quot;))=LEN(ROUND([.E6];2));ROUND([.E6];2);TRIM(LEFT(ROUND([.E6];2);FIND(&quot;,&quot;;ROUND([.E6];2))-1)))*1;4);1)=&quot;1&quot;;LEFT(RIGHT(IF(LEN(SUBSTITUTE(ROUND([.E6];2); &quot;,&quot;; &quot;&quot;))=LEN(ROUND([.E6];2));ROUND([.E6];2);TRIM(LEFT(ROUND([.E6];2);FIND(&quot;,&quot;;ROUND([.E6];2))-1)))*1;6);2)&lt;&gt;&quot;00&quot;);&quot;birbin&quot;;&quot;bin&quot;);&quot;&quot;)&amp;IF(IF(LEN(SUBSTITUTE(ROUND([.E6];2); &quot;,&quot;; &quot;&quot;))=LEN(ROUND([.E6];2));ROUND([.E6];2);TRIM(LEFT(ROUND([.E6];2);FIND(&quot;,&quot;;ROUND([.E6];2))-1)))*1&gt;=100;CHOOSE(LEFT(RIGHT(IF(LEN(SUBSTITUTE(ROUND([.E6];2); &quot;,&quot;; &quot;&quot;))=LEN(ROUND([.E6];2));ROUND([.E6];2);TRIM(LEFT(ROUND([.E6];2);FIND(&quot;,&quot;;ROUND([.E6];2))-1)))*1;3);1)+1;&quot;&quot;;&quot;yüz&quot;;&quot;ikiyüz&quot;;&quot;üçyüz&quot;;&quot;dörtyüz&quot;;&quot;beşyüz&quot;;&quot;altıyüz&quot;;&quot;yediyüz&quot;;&quot;sekizyüz&quot;;&quot;dokuzyüz&quot;);&quot;&quot;)&amp;IF(IF(LEN(SUBSTITUTE(ROUND([.E6];2); &quot;,&quot;; &quot;&quot;))=LEN(ROUND([.E6];2));ROUND([.E6];2);TRIM(LEFT(ROUND([.E6];2);FIND(&quot;,&quot;;ROUND([.E6];2))-1)))*1&gt;=10;CHOOSE(LEFT(RIGHT(IF(LEN(SUBSTITUTE(ROUND([.E6];2); &quot;,&quot;; &quot;&quot;))=LEN(ROUND([.E6];2));ROUND([.E6];2);TRIM(LEFT(ROUND([.E6];2);FIND(&quot;,&quot;;ROUND([.E6];2))-1)))*1;2);1)+1;&quot;&quot;;&quot;on&quot;;&quot;yirmi&quot;;&quot;otuz&quot;;&quot;kırk&quot;;&quot;elli&quot;;&quot;altmış&quot;;&quot;yetmiş&quot;;&quot;seksen&quot;;&quot;doksan&quot;);&quot;&quot;)&amp;CHOOSE(MOD(IF(LEN(SUBSTITUTE(ROUND([.E6];2); &quot;,&quot;; &quot;&quot;))=LEN(ROUND([.E6];2));ROUND([.E6];2);TRIM(LEFT(ROUND([.E6];2);FIND(&quot;,&quot;;ROUND([.E6];2))-1)))*1;10)+1;&quot;&quot;;&quot;bir&quot;;&quot;iki&quot;;&quot;üç&quot;;&quot;dört&quot;;&quot;beş&quot;;&quot;altı&quot;;&quot;yedi&quot;;&quot;sekiz&quot;;&quot;dokuz&quot;)) &amp; &quot; TL &quot; &amp; IF(OR(LEN(SUBSTITUTE([.E6]; &quot;,&quot;; &quot;&quot;))=LEN([.E6]);LEN(SUBSTITUTE(ROUND([.E6];2); &quot;,&quot;; &quot;&quot;))=LEN(ROUND([.E6];2)));&quot;&quot;; PROPER(IF(IF(LEN(TRIM(RIGHT(ROUND([.E6];2);LEN(ROUND([.E6];2))-FIND(&quot;,&quot;;ROUND([.E6];2)))))&lt;2;TRIM(RIGHT(ROUND([.E6];2);LEN(ROUND([.E6];2))-FIND(&quot;,&quot;;ROUND([.E6];2))))*10;TRIM(RIGHT(ROUND([.E6];2);LEN(ROUND([.E6];2))-FIND(&quot;,&quot;;ROUND([.E6];2))))*1)&gt;=10^5;CHOOSE(LEFT(RIGHT(IF(LEN(TRIM(RIGHT(ROUND([.E6];2);LEN(ROUND([.E6];2))-FIND(&quot;,&quot;;ROUND([.E6];2)))))&lt;2;TRIM(RIGHT(ROUND([.E6];2);LEN(ROUND([.E6];2))-FIND(&quot;,&quot;;ROUND([.E6];2))))*10;TRIM(RIGHT(ROUND([.E6];2);LEN(ROUND([.E6];2))-FIND(&quot;,&quot;;ROUND([.E6];2))))*1);6);1)+1;&quot;&quot;;&quot;yüz&quot;;&quot;ikiyüz&quot;;&quot;üçyüz&quot;;&quot;dörtyüz&quot;;&quot;beşyüz&quot;;&quot;altıyüz&quot;;&quot;yediyüz&quot;;&quot;sekizyüz&quot;;&quot;dokuzyüz&quot;);&quot;&quot;)&amp;IF(IF(LEN(TRIM(RIGHT(ROUND([.E6];2);LEN(ROUND([.E6];2))-FIND(&quot;,&quot;;ROUND([.E6];2)))))&lt;2;TRIM(RIGHT(ROUND([.E6];2);LEN(ROUND([.E6];2))-FIND(&quot;,&quot;;ROUND([.E6];2))))*10;TRIM(RIGHT(ROUND([.E6];2);LEN(ROUND([.E6];2))-FIND(&quot;,&quot;;ROUND([.E6];2))))*1)&gt;=10^4;CHOOSE(LEFT(RIGHT(IF(LEN(TRIM(RIGHT(ROUND([.E6];2);LEN(ROUND([.E6];2))-FIND(&quot;,&quot;;ROUND([.E6];2)))))&lt;2;TRIM(RIGHT(ROUND([.E6];2);LEN(ROUND([.E6];2))-FIND(&quot;,&quot;;ROUND([.E6];2))))*10;TRIM(RIGHT(ROUND([.E6];2);LEN(ROUND([.E6];2))-FIND(&quot;,&quot;;ROUND([.E6];2))))*1);5);1)+1;&quot;&quot;;&quot;on&quot;;&quot;yirmi&quot;;&quot;otuz&quot;;&quot;kırk&quot;;&quot;elli&quot;;&quot;altmış&quot;;&quot;yetmiş&quot;;&quot;seksen&quot;;&quot;doksan&quot;);&quot;&quot;)&amp;IF(IF(LEN(TRIM(RIGHT(ROUND([.E6];2);LEN(ROUND([.E6];2))-FIND(&quot;,&quot;;ROUND([.E6];2)))))&lt;2;TRIM(RIGHT(ROUND([.E6];2);LEN(ROUND([.E6];2))-FIND(&quot;,&quot;;ROUND([.E6];2))))*10;TRIM(RIGHT(ROUND([.E6];2);LEN(ROUND([.E6];2))-FIND(&quot;,&quot;;ROUND([.E6];2))))*1)&gt;=10^3;CHOOSE(LEFT(RIGHT(IF(LEN(TRIM(RIGHT(ROUND([.E6];2);LEN(ROUND([.E6];2))-FIND(&quot;,&quot;;ROUND([.E6];2)))))&lt;2;TRIM(RIGHT(ROUND([.E6];2);LEN(ROUND([.E6];2))-FIND(&quot;,&quot;;ROUND([.E6];2))))*10;TRIM(RIGHT(ROUND([.E6];2);LEN(ROUND([.E6];2))-FIND(&quot;,&quot;;ROUND([.E6];2))))*1);4);1)+1;&quot;&quot;;&quot;&quot;;&quot;iki&quot;;&quot;üç&quot;;&quot;dört&quot;;&quot;beş&quot;;&quot;altı&quot;;&quot;yedi&quot;;&quot;sekiz&quot;;&quot;dokuz&quot;);&quot;&quot;)&amp;IF(IF(LEN(TRIM(RIGHT(ROUND([.E6];2);LEN(ROUND([.E6];2))-FIND(&quot;,&quot;;ROUND([.E6];2)))))&lt;2;TRIM(RIGHT(ROUND([.E6];2);LEN(ROUND([.E6];2))-FIND(&quot;,&quot;;ROUND([.E6];2))))*10;TRIM(RIGHT(ROUND([.E6];2);LEN(ROUND([.E6];2))-FIND(&quot;,&quot;;ROUND([.E6];2))))*1)&gt;=10;CHOOSE(LEFT(RIGHT(IF(LEN(TRIM(RIGHT(ROUND([.E6];2);LEN(ROUND([.E6];2))-FIND(&quot;,&quot;;ROUND([.E6];2)))))&lt;2;TRIM(RIGHT(ROUND([.E6];2);LEN(ROUND([.E6];2))-FIND(&quot;,&quot;;ROUND([.E6];2))))*10;TRIM(RIGHT(ROUND([.E6];2);LEN(ROUND([.E6];2))-FIND(&quot;,&quot;;ROUND([.E6];2))))*1);2);1)+1;&quot;&quot;;&quot;on&quot;;&quot;yirmi&quot;;&quot;otuz&quot;;&quot;kırk&quot;;&quot;elli&quot;;&quot;altmış&quot;;&quot;yetmiş&quot;;&quot;seksen&quot;;&quot;doksan&quot;);&quot;&quot;)&amp;CHOOSE(MOD(IF(LEN(TRIM(RIGHT(ROUND([.E6];2);LEN(ROUND([.E6];2))-FIND(&quot;,&quot;;ROUND([.E6];2)))))&lt;2;TRIM(RIGHT(ROUND([.E6];2);LEN(ROUND([.E6];2))-FIND(&quot;,&quot;;ROUND([.E6];2))))*10;TRIM(RIGHT(ROUND([.E6];2);LEN(ROUND([.E6];2))-FIND(&quot;,&quot;;ROUND([.E6];2))))*1);10)+1;&quot;&quot;;&quot;bir&quot;;&quot;iki&quot;;&quot;üç&quot;;&quot;dört&quot;;&quot;beş&quot;;&quot;altı&quot;;&quot;yedi&quot;;&quot;sekiz&quot;;&quot;dokuz&quot;)) &amp; &quot; Krş&quot;)" table:style-name="ce35">
            <text:p>Altıbin TL<text:s/></text:p>
          </table:table-cell>
          <table:table-cell office:value-type="string" table:content-validation-name="val2" table:style-name="ce30">
            <text:p>nakden</text:p>
          </table:table-cell>
          <table:table-cell office:value-type="string" table:style-name="ce30">
            <text:p>4. Taksit</text:p>
          </table:table-cell>
          <table:table-cell table:number-columns-repeated="16376"/>
        </table:table-row>
        <table:table-row table:style-name="ro3">
          <table:covered-table-cell/>
          <table:table-cell office:value-type="float" office:value="5" table:style-name="ce30">
            <text:p>5</text:p>
          </table:table-cell>
          <table:table-cell office:value-type="date" office:date-value="2023-08-30T00:00:00" table:style-name="ce36">
            <text:p>30.08.2023</text:p>
          </table:table-cell>
          <table:table-cell table:style-name="ce36"/>
          <table:table-cell office:value-type="float" office:value="7000" table:style-name="ce37">
            <text:p>7.000,00</text:p>
          </table:table-cell>
          <table:table-cell office:value-type="string" office:string-value="Yedibin TL " table:formula="of:=PROPER(IF(IF(LEN(SUBSTITUTE(ROUND([.E7];2); &quot;,&quot;; &quot;&quot;))=LEN(ROUND([.E7];2));ROUND([.E7];2);TRIM(LEFT(ROUND([.E7];2);FIND(&quot;,&quot;;ROUND([.E7];2))-1)))*1&gt;=10^6;CHOOSE(LEFT(RIGHT(IF(LEN(SUBSTITUTE(ROUND([.E7];2); &quot;,&quot;; &quot;&quot;))=LEN(ROUND([.E7];2));ROUND([.E7];2);TRIM(LEFT(ROUND([.E7];2);FIND(&quot;,&quot;;ROUND([.E7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7];2); &quot;,&quot;; &quot;&quot;))=LEN(ROUND([.E7];2));ROUND([.E7];2);TRIM(LEFT(ROUND([.E7];2);FIND(&quot;,&quot;;ROUND([.E7];2))-1)))*1&gt;=10^5;CHOOSE(LEFT(RIGHT(IF(LEN(SUBSTITUTE(ROUND([.E7];2); &quot;,&quot;; &quot;&quot;))=LEN(ROUND([.E7];2));ROUND([.E7];2);TRIM(LEFT(ROUND([.E7];2);FIND(&quot;,&quot;;ROUND([.E7];2))-1)))*1;6);1)+1;&quot;&quot;;&quot;yüz&quot;;&quot;ikiyüz&quot;;&quot;üçyüz&quot;;&quot;dörtyüz&quot;;&quot;beşyüz&quot;;&quot;altıyüz&quot;;&quot;yediyüz&quot;;&quot;sekizyüz&quot;;&quot;dokuzyüz&quot;);&quot;&quot;)&amp;IF(IF(LEN(SUBSTITUTE(ROUND([.E7];2); &quot;,&quot;; &quot;&quot;))=LEN(ROUND([.E7];2));ROUND([.E7];2);TRIM(LEFT(ROUND([.E7];2);FIND(&quot;,&quot;;ROUND([.E7];2))-1)))*1&gt;=10^4;CHOOSE(LEFT(RIGHT(IF(LEN(SUBSTITUTE(ROUND([.E7];2); &quot;,&quot;; &quot;&quot;))=LEN(ROUND([.E7];2));ROUND([.E7];2);TRIM(LEFT(ROUND([.E7];2);FIND(&quot;,&quot;;ROUND([.E7];2))-1)))*1;5);1)+1;&quot;&quot;;&quot;on&quot;;&quot;yirmi&quot;;&quot;otuz&quot;;&quot;kırk&quot;;&quot;elli&quot;;&quot;altmış&quot;;&quot;yetmiş&quot;;&quot;seksen&quot;;&quot;doksan&quot;);&quot;&quot;)&amp;IF(IF(LEN(SUBSTITUTE(ROUND([.E7];2); &quot;,&quot;; &quot;&quot;))=LEN(ROUND([.E7];2));ROUND([.E7];2);TRIM(LEFT(ROUND([.E7];2);FIND(&quot;,&quot;;ROUND([.E7];2))-1)))*1&gt;=10^3;CHOOSE(LEFT(RIGHT(IF(LEN(SUBSTITUTE(ROUND([.E7];2); &quot;,&quot;; &quot;&quot;))=LEN(ROUND([.E7];2));ROUND([.E7];2);TRIM(LEFT(ROUND([.E7];2);FIND(&quot;,&quot;;ROUND([.E7];2))-1)))*1;4);1)+1;&quot;&quot;;&quot;&quot;;&quot;iki&quot;;&quot;üç&quot;;&quot;dört&quot;;&quot;beş&quot;;&quot;altı&quot;;&quot;yedi&quot;;&quot;sekiz&quot;;&quot;dokuz&quot;);&quot;&quot;)&amp;IF(AND(IF(LEN(SUBSTITUTE(ROUND([.E7];2); &quot;,&quot;; &quot;&quot;))=LEN(ROUND([.E7];2));ROUND([.E7];2);TRIM(LEFT(ROUND([.E7];2);FIND(&quot;,&quot;;ROUND([.E7];2))-1)))*1&gt;=10^3;VALUE(LEFT(RIGHT(IF(LEN(SUBSTITUTE(ROUND([.E7];2); &quot;,&quot;; &quot;&quot;))=LEN(ROUND([.E7];2));ROUND([.E7];2);TRIM(LEFT(ROUND([.E7];2);FIND(&quot;,&quot;;ROUND([.E7];2))-1)))*1;6);3))&gt;0);IF(AND(IF(LEN(SUBSTITUTE(ROUND([.E7];2); &quot;,&quot;; &quot;&quot;))=LEN(ROUND([.E7];2));ROUND([.E7];2);TRIM(LEFT(ROUND([.E7];2);FIND(&quot;,&quot;;ROUND([.E7];2))-1)))*1&gt;1999;LEFT(RIGHT(IF(LEN(SUBSTITUTE(ROUND([.E7];2); &quot;,&quot;; &quot;&quot;))=LEN(ROUND([.E7];2));ROUND([.E7];2);TRIM(LEFT(ROUND([.E7];2);FIND(&quot;,&quot;;ROUND([.E7];2))-1)))*1;4);1)=&quot;1&quot;;LEFT(RIGHT(IF(LEN(SUBSTITUTE(ROUND([.E7];2); &quot;,&quot;; &quot;&quot;))=LEN(ROUND([.E7];2));ROUND([.E7];2);TRIM(LEFT(ROUND([.E7];2);FIND(&quot;,&quot;;ROUND([.E7];2))-1)))*1;6);2)&lt;&gt;&quot;00&quot;);&quot;birbin&quot;;&quot;bin&quot;);&quot;&quot;)&amp;IF(IF(LEN(SUBSTITUTE(ROUND([.E7];2); &quot;,&quot;; &quot;&quot;))=LEN(ROUND([.E7];2));ROUND([.E7];2);TRIM(LEFT(ROUND([.E7];2);FIND(&quot;,&quot;;ROUND([.E7];2))-1)))*1&gt;=100;CHOOSE(LEFT(RIGHT(IF(LEN(SUBSTITUTE(ROUND([.E7];2); &quot;,&quot;; &quot;&quot;))=LEN(ROUND([.E7];2));ROUND([.E7];2);TRIM(LEFT(ROUND([.E7];2);FIND(&quot;,&quot;;ROUND([.E7];2))-1)))*1;3);1)+1;&quot;&quot;;&quot;yüz&quot;;&quot;ikiyüz&quot;;&quot;üçyüz&quot;;&quot;dörtyüz&quot;;&quot;beşyüz&quot;;&quot;altıyüz&quot;;&quot;yediyüz&quot;;&quot;sekizyüz&quot;;&quot;dokuzyüz&quot;);&quot;&quot;)&amp;IF(IF(LEN(SUBSTITUTE(ROUND([.E7];2); &quot;,&quot;; &quot;&quot;))=LEN(ROUND([.E7];2));ROUND([.E7];2);TRIM(LEFT(ROUND([.E7];2);FIND(&quot;,&quot;;ROUND([.E7];2))-1)))*1&gt;=10;CHOOSE(LEFT(RIGHT(IF(LEN(SUBSTITUTE(ROUND([.E7];2); &quot;,&quot;; &quot;&quot;))=LEN(ROUND([.E7];2));ROUND([.E7];2);TRIM(LEFT(ROUND([.E7];2);FIND(&quot;,&quot;;ROUND([.E7];2))-1)))*1;2);1)+1;&quot;&quot;;&quot;on&quot;;&quot;yirmi&quot;;&quot;otuz&quot;;&quot;kırk&quot;;&quot;elli&quot;;&quot;altmış&quot;;&quot;yetmiş&quot;;&quot;seksen&quot;;&quot;doksan&quot;);&quot;&quot;)&amp;CHOOSE(MOD(IF(LEN(SUBSTITUTE(ROUND([.E7];2); &quot;,&quot;; &quot;&quot;))=LEN(ROUND([.E7];2));ROUND([.E7];2);TRIM(LEFT(ROUND([.E7];2);FIND(&quot;,&quot;;ROUND([.E7];2))-1)))*1;10)+1;&quot;&quot;;&quot;bir&quot;;&quot;iki&quot;;&quot;üç&quot;;&quot;dört&quot;;&quot;beş&quot;;&quot;altı&quot;;&quot;yedi&quot;;&quot;sekiz&quot;;&quot;dokuz&quot;)) &amp; &quot; TL &quot; &amp; IF(OR(LEN(SUBSTITUTE([.E7]; &quot;,&quot;; &quot;&quot;))=LEN([.E7]);LEN(SUBSTITUTE(ROUND([.E7];2); &quot;,&quot;; &quot;&quot;))=LEN(ROUND([.E7];2)));&quot;&quot;; PROPER(IF(IF(LEN(TRIM(RIGHT(ROUND([.E7];2);LEN(ROUND([.E7];2))-FIND(&quot;,&quot;;ROUND([.E7];2)))))&lt;2;TRIM(RIGHT(ROUND([.E7];2);LEN(ROUND([.E7];2))-FIND(&quot;,&quot;;ROUND([.E7];2))))*10;TRIM(RIGHT(ROUND([.E7];2);LEN(ROUND([.E7];2))-FIND(&quot;,&quot;;ROUND([.E7];2))))*1)&gt;=10^5;CHOOSE(LEFT(RIGHT(IF(LEN(TRIM(RIGHT(ROUND([.E7];2);LEN(ROUND([.E7];2))-FIND(&quot;,&quot;;ROUND([.E7];2)))))&lt;2;TRIM(RIGHT(ROUND([.E7];2);LEN(ROUND([.E7];2))-FIND(&quot;,&quot;;ROUND([.E7];2))))*10;TRIM(RIGHT(ROUND([.E7];2);LEN(ROUND([.E7];2))-FIND(&quot;,&quot;;ROUND([.E7];2))))*1);6);1)+1;&quot;&quot;;&quot;yüz&quot;;&quot;ikiyüz&quot;;&quot;üçyüz&quot;;&quot;dörtyüz&quot;;&quot;beşyüz&quot;;&quot;altıyüz&quot;;&quot;yediyüz&quot;;&quot;sekizyüz&quot;;&quot;dokuzyüz&quot;);&quot;&quot;)&amp;IF(IF(LEN(TRIM(RIGHT(ROUND([.E7];2);LEN(ROUND([.E7];2))-FIND(&quot;,&quot;;ROUND([.E7];2)))))&lt;2;TRIM(RIGHT(ROUND([.E7];2);LEN(ROUND([.E7];2))-FIND(&quot;,&quot;;ROUND([.E7];2))))*10;TRIM(RIGHT(ROUND([.E7];2);LEN(ROUND([.E7];2))-FIND(&quot;,&quot;;ROUND([.E7];2))))*1)&gt;=10^4;CHOOSE(LEFT(RIGHT(IF(LEN(TRIM(RIGHT(ROUND([.E7];2);LEN(ROUND([.E7];2))-FIND(&quot;,&quot;;ROUND([.E7];2)))))&lt;2;TRIM(RIGHT(ROUND([.E7];2);LEN(ROUND([.E7];2))-FIND(&quot;,&quot;;ROUND([.E7];2))))*10;TRIM(RIGHT(ROUND([.E7];2);LEN(ROUND([.E7];2))-FIND(&quot;,&quot;;ROUND([.E7];2))))*1);5);1)+1;&quot;&quot;;&quot;on&quot;;&quot;yirmi&quot;;&quot;otuz&quot;;&quot;kırk&quot;;&quot;elli&quot;;&quot;altmış&quot;;&quot;yetmiş&quot;;&quot;seksen&quot;;&quot;doksan&quot;);&quot;&quot;)&amp;IF(IF(LEN(TRIM(RIGHT(ROUND([.E7];2);LEN(ROUND([.E7];2))-FIND(&quot;,&quot;;ROUND([.E7];2)))))&lt;2;TRIM(RIGHT(ROUND([.E7];2);LEN(ROUND([.E7];2))-FIND(&quot;,&quot;;ROUND([.E7];2))))*10;TRIM(RIGHT(ROUND([.E7];2);LEN(ROUND([.E7];2))-FIND(&quot;,&quot;;ROUND([.E7];2))))*1)&gt;=10^3;CHOOSE(LEFT(RIGHT(IF(LEN(TRIM(RIGHT(ROUND([.E7];2);LEN(ROUND([.E7];2))-FIND(&quot;,&quot;;ROUND([.E7];2)))))&lt;2;TRIM(RIGHT(ROUND([.E7];2);LEN(ROUND([.E7];2))-FIND(&quot;,&quot;;ROUND([.E7];2))))*10;TRIM(RIGHT(ROUND([.E7];2);LEN(ROUND([.E7];2))-FIND(&quot;,&quot;;ROUND([.E7];2))))*1);4);1)+1;&quot;&quot;;&quot;&quot;;&quot;iki&quot;;&quot;üç&quot;;&quot;dört&quot;;&quot;beş&quot;;&quot;altı&quot;;&quot;yedi&quot;;&quot;sekiz&quot;;&quot;dokuz&quot;);&quot;&quot;)&amp;IF(IF(LEN(TRIM(RIGHT(ROUND([.E7];2);LEN(ROUND([.E7];2))-FIND(&quot;,&quot;;ROUND([.E7];2)))))&lt;2;TRIM(RIGHT(ROUND([.E7];2);LEN(ROUND([.E7];2))-FIND(&quot;,&quot;;ROUND([.E7];2))))*10;TRIM(RIGHT(ROUND([.E7];2);LEN(ROUND([.E7];2))-FIND(&quot;,&quot;;ROUND([.E7];2))))*1)&gt;=10;CHOOSE(LEFT(RIGHT(IF(LEN(TRIM(RIGHT(ROUND([.E7];2);LEN(ROUND([.E7];2))-FIND(&quot;,&quot;;ROUND([.E7];2)))))&lt;2;TRIM(RIGHT(ROUND([.E7];2);LEN(ROUND([.E7];2))-FIND(&quot;,&quot;;ROUND([.E7];2))))*10;TRIM(RIGHT(ROUND([.E7];2);LEN(ROUND([.E7];2))-FIND(&quot;,&quot;;ROUND([.E7];2))))*1);2);1)+1;&quot;&quot;;&quot;on&quot;;&quot;yirmi&quot;;&quot;otuz&quot;;&quot;kırk&quot;;&quot;elli&quot;;&quot;altmış&quot;;&quot;yetmiş&quot;;&quot;seksen&quot;;&quot;doksan&quot;);&quot;&quot;)&amp;CHOOSE(MOD(IF(LEN(TRIM(RIGHT(ROUND([.E7];2);LEN(ROUND([.E7];2))-FIND(&quot;,&quot;;ROUND([.E7];2)))))&lt;2;TRIM(RIGHT(ROUND([.E7];2);LEN(ROUND([.E7];2))-FIND(&quot;,&quot;;ROUND([.E7];2))))*10;TRIM(RIGHT(ROUND([.E7];2);LEN(ROUND([.E7];2))-FIND(&quot;,&quot;;ROUND([.E7];2))))*1);10)+1;&quot;&quot;;&quot;bir&quot;;&quot;iki&quot;;&quot;üç&quot;;&quot;dört&quot;;&quot;beş&quot;;&quot;altı&quot;;&quot;yedi&quot;;&quot;sekiz&quot;;&quot;dokuz&quot;)) &amp; &quot; Krş&quot;)" table:style-name="ce35">
            <text:p>Yedibin TL<text:s/></text:p>
          </table:table-cell>
          <table:table-cell office:value-type="string" table:content-validation-name="val2" table:style-name="ce30">
            <text:p>nakden</text:p>
          </table:table-cell>
          <table:table-cell office:value-type="string" table:style-name="ce30">
            <text:p>5. Taksit</text:p>
          </table:table-cell>
          <table:table-cell table:number-columns-repeated="16376"/>
        </table:table-row>
        <table:table-row table:number-rows-repeated="2" table:style-name="ro3">
          <table:covered-table-cell/>
          <table:table-cell table:style-name="ce33"/>
          <table:table-cell table:number-columns-repeated="2" table:style-name="ce36"/>
          <table:table-cell table:style-name="ce38"/>
          <table:table-cell table:style-name="ce39"/>
          <table:table-cell table:style-name="ce33"/>
          <table:table-cell table:style-name="ce30"/>
          <table:table-cell table:number-columns-repeated="16376"/>
        </table:table-row>
        <table:table-row table:style-name="ro3">
          <table:table-cell table:style-name="ce21"/>
          <table:table-cell table:style-name="ce33"/>
          <table:table-cell table:number-columns-repeated="2" table:style-name="ce36"/>
          <table:table-cell table:style-name="ce38"/>
          <table:table-cell table:style-name="ce39"/>
          <table:table-cell table:style-name="ce33"/>
          <table:table-cell table:style-name="ce30"/>
          <table:table-cell table:number-columns-repeated="16376"/>
        </table:table-row>
        <table:table-row table:style-name="ro3">
          <table:table-cell table:number-columns-spanned="1" table:number-rows-spanned="5" table:style-name="ce40"/>
          <table:table-cell table:style-name="ce33"/>
          <table:table-cell table:number-columns-repeated="2" table:style-name="ce36"/>
          <table:table-cell table:style-name="ce38"/>
          <table:table-cell table:style-name="ce39"/>
          <table:table-cell table:style-name="ce33"/>
          <table:table-cell table:style-name="ce30"/>
          <table:table-cell table:number-columns-repeated="16376"/>
        </table:table-row>
        <table:table-row table:number-rows-repeated="3" table:style-name="ro3">
          <table:covered-table-cell/>
          <table:table-cell table:style-name="ce33"/>
          <table:table-cell table:number-columns-repeated="2" table:style-name="ce36"/>
          <table:table-cell table:style-name="ce38"/>
          <table:table-cell table:style-name="ce39"/>
          <table:table-cell table:style-name="ce33"/>
          <table:table-cell table:style-name="ce30"/>
          <table:table-cell table:number-columns-repeated="16376"/>
        </table:table-row>
        <table:table-row table:style-name="ro3">
          <table:covered-table-cell/>
          <table:table-cell table:style-name="ce29"/>
          <table:table-cell table:style-name="ce36"/>
          <table:table-cell table:style-name="ce31"/>
          <table:table-cell table:style-name="ce21"/>
          <table:table-cell table:style-name="ce32"/>
          <table:table-cell table:number-columns-repeated="2" table:style-name="ce33"/>
          <table:table-cell table:number-columns-repeated="16376"/>
        </table:table-row>
        <table:table-row table:style-name="ro3">
          <table:table-cell table:number-columns-spanned="1" table:number-rows-spanned="4" table:style-name="ce40"/>
          <table:table-cell table:style-name="ce29"/>
          <table:table-cell table:style-name="ce36"/>
          <table:table-cell table:style-name="ce31"/>
          <table:table-cell table:style-name="ce21"/>
          <table:table-cell table:style-name="ce32"/>
          <table:table-cell table:number-columns-repeated="2" table:style-name="ce33"/>
          <table:table-cell table:number-columns-repeated="16376"/>
        </table:table-row>
        <table:table-row table:style-name="ro3">
          <table:covered-table-cell/>
          <table:table-cell table:style-name="ce29"/>
          <table:table-cell table:style-name="ce36"/>
          <table:table-cell table:style-name="ce31"/>
          <table:table-cell table:style-name="ce21"/>
          <table:table-cell table:number-columns-repeated="16379"/>
        </table:table-row>
        <table:table-row table:style-name="ro3">
          <table:covered-table-cell/>
          <table:table-cell table:style-name="ce29"/>
          <table:table-cell table:style-name="ce30"/>
          <table:table-cell table:style-name="ce31"/>
          <table:table-cell table:style-name="ce21"/>
          <table:table-cell table:number-columns-repeated="16379"/>
        </table:table-row>
        <table:table-row table:style-name="ro3">
          <table:covered-table-cell/>
          <table:table-cell table:style-name="ce29"/>
          <table:table-cell table:style-name="ce33"/>
          <table:table-cell table:style-name="ce31"/>
          <table:table-cell table:style-name="ce21"/>
          <table:table-cell table:number-columns-repeated="16379"/>
        </table:table-row>
        <table:table-row table:number-rows-repeated="3" table:style-name="ro3">
          <table:table-cell table:style-name="ce21"/>
          <table:table-cell table:style-name="ce29"/>
          <table:table-cell table:number-columns-repeated="2" table:style-name="ce31"/>
          <table:table-cell table:style-name="ce21"/>
          <table:table-cell table:number-columns-repeated="16379"/>
        </table:table-row>
        <table:table-row table:number-rows-repeated="1048554" table:style-name="ro1">
          <table:table-cell table:number-columns-repeated="16384"/>
        </table:table-row>
      </table:table>
      <table:table table:name="Senet_Önizleme" table:style-name="ta3">
        <table:table-column table:style-name="co22" table:default-cell-style-name="ce42"/>
        <table:table-column table:style-name="co23" table:default-cell-style-name="ce42"/>
        <table:table-column table:style-name="co8" table:default-cell-style-name="ce42"/>
        <table:table-column table:style-name="co24" table:default-cell-style-name="ce42"/>
        <table:table-column table:style-name="co25" table:default-cell-style-name="ce42"/>
        <table:table-column table:style-name="co26" table:default-cell-style-name="ce42"/>
        <table:table-column table:style-name="co27" table:default-cell-style-name="ce42"/>
        <table:table-column table:style-name="co28" table:default-cell-style-name="ce42"/>
        <table:table-column table:style-name="co29" table:default-cell-style-name="ce42"/>
        <table:table-column table:style-name="co30" table:default-cell-style-name="ce42"/>
        <table:table-column table:style-name="co31" table:default-cell-style-name="ce42"/>
        <table:table-column table:style-name="co32" table:default-cell-style-name="ce42"/>
        <table:table-column table:style-name="co33" table:default-cell-style-name="ce42"/>
        <table:table-column table:style-name="co14" table:number-columns-repeated="1008" table:default-cell-style-name="ce42"/>
        <table:table-column table:style-name="co9" table:default-cell-style-name="ce1"/>
        <table:table-column table:style-name="co10" table:number-columns-repeated="15362" table:default-cell-style-name="ce1"/>
        <table:table-row table:number-rows-repeated="7" table:style-name="ro4">
          <table:table-cell table:number-columns-repeated="16384"/>
        </table:table-row>
        <table:table-row table:style-name="ro4">
          <table:table-cell/>
          <table:table-cell table:number-columns-repeated="1020" table:style-name="ce42"/>
          <table:table-cell table:number-columns-repeated="15363"/>
        </table:table-row>
        <table:table-row table:style-name="ro4">
          <table:table-cell/>
          <table:table-cell table:style-name="ce43"/>
          <table:table-cell table:style-name="ce42"/>
          <table:table-cell table:number-columns-repeated="9" table:style-name="ce44"/>
          <table:table-cell table:style-name="ce45"/>
          <table:table-cell table:number-columns-repeated="16371"/>
        </table:table-row>
        <table:table-row table:style-name="ro4">
          <table:table-cell/>
          <table:table-cell table:style-name="ce46"/>
          <table:table-cell office:value-type="string" office:string-value="49048179620    - Taksit No:   " table:formula="of:=[.$H20] &amp;&quot;    - Taksit No: &quot; &amp; [.$J12]&amp;&quot;  &quot;" table:number-columns-spanned="1" table:number-rows-spanned="21" table:style-name="ce95">
            <text:p>49048179620 <text:s text:c="3"/>- Taksit No:<text:s text:c="3"/></text:p>
          </table:table-cell>
          <table:table-cell table:style-name="ce48"/>
          <table:table-cell table:style-name="ce49"/>
          <table:table-cell office:value-type="string" table:style-name="ce50">
            <text:p>VADE</text:p>
          </table:table-cell>
          <table:table-cell table:style-name="ce51"/>
          <table:table-cell office:value-type="string" table:style-name="ce50">
            <text:p>TÜRK LIRASI</text:p>
          </table:table-cell>
          <table:table-cell table:style-name="ce50"/>
          <table:table-cell office:value-type="string" table:style-name="ce50">
            <text:p>No</text:p>
          </table:table-cell>
          <table:table-cell table:style-name="ce52"/>
          <table:table-cell office:value-type="string" table:style-name="ce53">
            <text:p>DÜZENLEME TARIHI</text:p>
          </table:table-cell>
          <table:table-cell table:style-name="ce54"/>
          <table:table-cell table:number-columns-repeated="16371"/>
        </table:table-row>
        <table:table-row table:style-name="ro4">
          <table:table-cell/>
          <table:table-cell table:style-name="ce46"/>
          <table:covered-table-cell/>
          <table:table-cell table:style-name="ce48"/>
          <table:table-cell table:style-name="ce55"/>
          <table:table-cell office:value-type="date" office:date-value="2023-09-30T00:00:00" table:formula="of:= IF([Senet_Taksit_Giriş.D3]=&quot;&quot;;&quot;&quot;;[Senet_Taksit_Giriş.D3])" table:number-columns-spanned="1" table:number-rows-spanned="2" table:style-name="ce96">
            <text:p>30.09.2023</text:p>
          </table:table-cell>
          <table:table-cell table:style-name="ce56"/>
          <table:table-cell office:value-type="string" office:string-value="# 6.000,00 TL #" table:formula="of:=&quot;# &quot;&amp;TEXT(([Senet_Taksit_Giriş.E3]);&quot;#.##0,00&quot;)&amp;&quot; TL #&quot;" table:number-columns-spanned="1" table:number-rows-spanned="2" table:style-name="ce97">
            <text:p># 6.000,00 TL #</text:p>
          </table:table-cell>
          <table:table-cell table:style-name="ce57"/>
          <table:table-cell office:value-type="string" office:string-value="- 1 -" table:formula="of:=&quot;- &quot;&amp;TEXT(INT([Senet_Taksit_Giriş.B3]);&quot;##.##0&quot;)&amp;&quot; -&quot;" table:number-columns-spanned="1" table:number-rows-spanned="2" table:style-name="ce98">
            <text:p>- 1 -</text:p>
          </table:table-cell>
          <table:table-cell table:style-name="ce58"/>
          <table:table-cell office:value-type="date" office:date-value="2023-08-30T00:00:00" table:formula="of:=[Senet_Taksit_Giriş.C3]" table:number-columns-spanned="1" table:number-rows-spanned="2" table:style-name="ce99">
            <text:p>30.08.2023</text:p>
          </table:table-cell>
          <table:table-cell table:style-name="ce54"/>
          <table:table-cell table:number-columns-repeated="16371"/>
        </table:table-row>
        <table:table-row table:style-name="ro4">
          <table:table-cell/>
          <table:table-cell table:style-name="ce46"/>
          <table:covered-table-cell/>
          <table:table-cell table:style-name="ce48"/>
          <table:table-cell table:style-name="ce59"/>
          <table:covered-table-cell/>
          <table:table-cell table:style-name="ce60"/>
          <table:covered-table-cell/>
          <table:table-cell table:style-name="ce61"/>
          <table:covered-table-cell/>
          <table:table-cell table:style-name="ce62"/>
          <table:covered-table-cell/>
          <table:table-cell table:style-name="ce54"/>
          <table:table-cell table:number-columns-repeated="16371"/>
        </table:table-row>
        <table:table-row table:style-name="ro4">
          <table:table-cell/>
          <table:table-cell table:style-name="ce46"/>
          <table:covered-table-cell/>
          <table:table-cell table:number-columns-repeated="2" table:style-name="ce48"/>
          <table:table-cell office:value-type="string" office:string-value="                       İş bu emre muharrer senedimin mükabilinde 30 Eylül 2023 tarihinde; Sayın : &#10; veyahut emruhavalesine yukarıda yazılı Yalnız # Altıbin TL  #  kayıtsız ve şartsız ödemeyi vaadederim. Bedeli nakden ahzolunmuştur. İş bu bono vadesinde ödenmediği taktirde; iş bu bononun düzenleme tarihinin temerrüt başlangıç tarihi olarak kabul edileceğini, temerrüt faizinin yasal faizin iki katı olarak uygulanacağını, müteakip bonolarında muacceliyet kesbedeceğini, ihtilaf vukuunda TOKAT mahkemelerinin selahiyetini şimdiden kabul eylerim." table:formula="of:=&quot;                       İş bu emre muharrer senedim&quot;&amp;IF([Senet_Borçlu_Alacaklı_Giriş.$C$4]=&quot;Gerçek Kişi&quot;;&quot;in&quot;;&quot;izin&quot;)&amp;&quot; mükabilinde &quot;&amp;IF(TEXT([.F11];&quot;GG AAAA yyyy&quot;)=&quot;&quot;;&quot;                                          &quot;;TEXT([.F11];&quot;GG AAAA yyyy&quot;))&amp;&quot; tarihinde; Sayın : &quot;&amp;IF([Senet_Borçlu_Alacaklı_Giriş.$C$1]=&quot;&quot;;&quot;&#10;&quot;;[Senet_Borçlu_Alacaklı_Giriş.$C$1])&amp;&quot; veyahut emruhavalesine yukarıda yazılı Yalnız # &quot;&amp;[Senet_Taksit_Giriş.F4]&amp;&quot; #  kayıtsız ve şartsız ödemeyi vaadederi&quot;&amp;IF([Senet_Borçlu_Alacaklı_Giriş.$C$4]=&quot;Gerçek Kişi&quot;;&quot;m.&quot;;&quot;z.&quot;)&amp;&quot; Bedeli &quot;&amp;[Senet_Taksit_Giriş.G5]&amp;&quot; ahzolunmuştur. İş bu bono vadesinde ödenmediği taktirde; iş bu bononun düzenleme tarihinin temerrüt başlangıç tarihi olarak kabul edileceğini, temerrüt faizinin yasal faizin iki katı olarak uygulanacağını, müteakip bonolarında muacceliyet kesbedeceğini,&quot;&amp;&quot; ihtilaf vukuunda &quot;&amp;[Senet_Borçlu_Alacaklı_Giriş.$C$2]&amp;&quot; mahkemelerinin selahiyetini şimdiden kabul eyleri&quot;&amp;IF([Senet_Borçlu_Alacaklı_Giriş.$C$4]=&quot;Gerçek Kişi&quot;;&quot;m.&quot;;&quot;z.&quot;)" table:number-columns-spanned="7" table:number-rows-spanned="6" table:style-name="ce131">
            <text:p><text:s text:c="23"/>İş bu emre muharrer senedimin mükabilinde 30 Eylül 2023 tarihinde; Sayın :<text:s/></text:p>
            <text:p><text:s/>veyahut emruhavalesine yukarıda yazılı Yalnız # Altıbin TL <text:s/># <text:s/>kayıtsız ve şartsız ödemeyi vaadederim. Bedeli nakden ahzolunmuştur. İş bu bono vadesinde ödenmediği taktirde; iş bu bononun düzenleme tarihinin temerrüt başlangıç tarihi olarak kabul edileceğini, temerrüt faizinin yasal faizin iki katı olarak uygulanacağını, müteakip bonolarında muacceliyet kesbedeceğini, ihtilaf vukuunda TOKAT mahkemelerinin selahiyetini şimdiden kabul eylerim.</text:p>
          </table:table-cell>
          <table:covered-table-cell table:number-columns-repeated="6"/>
          <table:table-cell table:style-name="ce54"/>
          <table:table-cell table:number-columns-repeated="16371"/>
        </table:table-row>
        <table:table-row table:number-rows-repeated="5" table:style-name="ro4">
          <table:table-cell/>
          <table:table-cell table:style-name="ce63"/>
          <table:covered-table-cell/>
          <table:table-cell table:number-columns-repeated="2" table:style-name="ce48"/>
          <table:covered-table-cell/>
          <table:covered-table-cell table:number-columns-repeated="6"/>
          <table:table-cell table:style-name="ce54"/>
          <table:table-cell table:number-columns-repeated="16371"/>
        </table:table-row>
        <table:table-row table:style-name="ro4">
          <table:table-cell/>
          <table:table-cell table:style-name="ce63"/>
          <table:covered-table-cell/>
          <table:table-cell table:style-name="ce48"/>
          <table:table-cell table:style-name="ce64"/>
          <table:table-cell office:value-type="string" table:style-name="ce65">
            <text:p>Borçlu İsim-Unvan</text:p>
          </table:table-cell>
          <table:table-cell office:value-type="string" table:style-name="ce66">
            <text:p>:</text:p>
          </table:table-cell>
          <table:table-cell office:value-type="string" office:string-value="CİHAN ÇAM" table:formula="of:=[Senet_Borçlu_Alacaklı_Giriş.$C5]" table:number-columns-spanned="5" table:number-rows-spanned="1" table:style-name="ce100">
            <text:p>CİHAN ÇAM</text:p>
          </table:table-cell>
          <table:covered-table-cell table:number-columns-repeated="4"/>
          <table:table-cell table:style-name="ce54"/>
          <table:table-cell table:number-columns-repeated="16371"/>
        </table:table-row>
        <table:table-row table:style-name="ro4">
          <table:table-cell/>
          <table:table-cell table:style-name="ce63"/>
          <table:covered-table-cell/>
          <table:table-cell table:style-name="ce48"/>
          <table:table-cell table:style-name="ce67"/>
          <table:table-cell office:value-type="string" table:style-name="ce68">
            <text:p>Tc Kimlik No</text:p>
          </table:table-cell>
          <table:table-cell office:value-type="string" table:style-name="ce69">
            <text:p>:</text:p>
          </table:table-cell>
          <table:table-cell office:value-type="string" office:string-value="49048179620" table:formula="of:=[Senet_Borçlu_Alacaklı_Giriş.$C$8]" table:style-name="ce70">
            <text:p>49048179620</text:p>
          </table:table-cell>
          <table:table-cell table:number-columns-repeated="3" table:style-name="ce70"/>
          <table:table-cell table:style-name="ce71"/>
          <table:table-cell table:style-name="ce54"/>
          <table:table-cell table:number-columns-repeated="16371"/>
        </table:table-row>
        <table:table-row table:style-name="ro4">
          <table:table-cell/>
          <table:table-cell table:style-name="ce72"/>
          <table:covered-table-cell/>
          <table:table-cell table:style-name="ce48"/>
          <table:table-cell table:style-name="ce67"/>
          <table:table-cell office:value-type="string" table:style-name="ce73">
            <text:p>Adres</text:p>
          </table:table-cell>
          <table:table-cell table:number-columns-repeated="2" table:style-name="ce74"/>
          <table:table-cell table:style-name="ce1"/>
          <table:table-cell office:value-type="string" table:style-name="ce75">
            <text:p>İmza</text:p>
          </table:table-cell>
          <table:table-cell table:style-name="ce42"/>
          <table:table-cell table:style-name="ce76"/>
          <table:table-cell table:style-name="ce54"/>
          <table:table-cell table:number-columns-repeated="16371"/>
        </table:table-row>
        <table:table-row table:style-name="ro4">
          <table:table-cell/>
          <table:table-cell table:style-name="ce72"/>
          <table:covered-table-cell/>
          <table:table-cell table:style-name="ce48"/>
          <table:table-cell table:style-name="ce67"/>
          <table:table-cell office:value-type="string" office:string-value="Bedestenlioğlu Mah. Oğuzkent Koop Giriş Kat Tokat" table:formula="of:=[Senet_Borçlu_Alacaklı_Giriş.$C$6]" table:number-columns-spanned="4" table:number-rows-spanned="2" table:style-name="ce101">
            <text:p>Bedestenlioğlu Mah. Oğuzkent Koop Giriş Kat Tokat</text:p>
          </table:table-cell>
          <table:covered-table-cell table:number-columns-repeated="3"/>
          <table:table-cell table:style-name="ce74"/>
          <table:table-cell table:style-name="ce42"/>
          <table:table-cell table:style-name="ce76"/>
          <table:table-cell table:style-name="ce54"/>
          <table:table-cell table:number-columns-repeated="16371"/>
        </table:table-row>
        <table:table-row table:style-name="ro4">
          <table:table-cell/>
          <table:table-cell table:style-name="ce72"/>
          <table:covered-table-cell/>
          <table:table-cell table:style-name="ce48"/>
          <table:table-cell table:style-name="ce67"/>
          <table:covered-table-cell/>
          <table:covered-table-cell table:number-columns-repeated="3"/>
          <table:table-cell table:style-name="ce74"/>
          <table:table-cell table:style-name="ce42"/>
          <table:table-cell table:style-name="ce76"/>
          <table:table-cell table:style-name="ce54"/>
          <table:table-cell table:number-columns-repeated="16371"/>
        </table:table-row>
        <table:table-row table:style-name="ro4">
          <table:table-cell/>
          <table:table-cell table:style-name="ce72"/>
          <table:covered-table-cell/>
          <table:table-cell table:style-name="ce48"/>
          <table:table-cell table:style-name="ce77"/>
          <table:table-cell office:value-type="string" office:string-value="Vergi Dairesi  " table:formula="of:=&quot;Vergi Dairesi  &quot;" table:style-name="ce78">
            <text:p>Vergi Dairesi<text:s text:c="2"/></text:p>
          </table:table-cell>
          <table:table-cell office:value-type="string" table:style-name="ce79">
            <text:p>:</text:p>
          </table:table-cell>
          <table:table-cell office:value-type="string" office:string-value="Tokat" table:formula="of:=[Senet_Borçlu_Alacaklı_Giriş.$C$7]" table:style-name="ce79">
            <text:p>Tokat</text:p>
          </table:table-cell>
          <table:table-cell table:style-name="ce79"/>
          <table:table-cell table:number-columns-repeated="2" table:style-name="ce80"/>
          <table:table-cell table:style-name="ce81"/>
          <table:table-cell table:style-name="ce54"/>
          <table:table-cell table:number-columns-repeated="16371"/>
        </table:table-row>
        <table:table-row table:style-name="ro4">
          <table:table-cell/>
          <table:table-cell table:style-name="ce63"/>
          <table:covered-table-cell/>
          <table:table-cell table:style-name="ce48"/>
          <table:table-cell table:style-name="ce64"/>
          <table:table-cell office:value-type="string" table:style-name="ce82">
            <text:p>KEFİL İsim Unvan</text:p>
          </table:table-cell>
          <table:table-cell office:value-type="string" table:style-name="ce83">
            <text:p>:</text:p>
          </table:table-cell>
          <table:table-cell office:value-type="string" office:string-value=" " table:formula="of:=[Senet_Borçlu_Alacaklı_Giriş.$C$9]" table:style-name="ce83">
            <text:p><text:s/></text:p>
          </table:table-cell>
          <table:table-cell table:style-name="ce83"/>
          <table:table-cell table:style-name="ce84"/>
          <table:table-cell table:style-name="ce85"/>
          <table:table-cell table:style-name="ce86"/>
          <table:table-cell table:style-name="ce54"/>
          <table:table-cell table:number-columns-repeated="16371"/>
        </table:table-row>
        <table:table-row table:style-name="ro4">
          <table:table-cell/>
          <table:table-cell table:style-name="ce63"/>
          <table:covered-table-cell/>
          <table:table-cell table:style-name="ce48"/>
          <table:table-cell table:style-name="ce67"/>
          <table:table-cell table:style-name="ce87"/>
          <table:table-cell office:value-type="string" table:style-name="ce88">
            <text:p>:</text:p>
          </table:table-cell>
          <table:table-cell office:value-type="string" office:string-value=" " table:formula="of:=[Senet_Borçlu_Alacaklı_Giriş.$C$12]" table:style-name="ce89">
            <text:p><text:s/></text:p>
          </table:table-cell>
          <table:table-cell table:style-name="ce88"/>
          <table:table-cell table:style-name="ce90"/>
          <table:table-cell table:style-name="ce42"/>
          <table:table-cell table:style-name="ce76"/>
          <table:table-cell table:style-name="ce54"/>
          <table:table-cell table:number-columns-repeated="16371"/>
        </table:table-row>
        <table:table-row table:style-name="ro4">
          <table:table-cell/>
          <table:table-cell table:style-name="ce63"/>
          <table:covered-table-cell/>
          <table:table-cell table:style-name="ce48"/>
          <table:table-cell table:style-name="ce67"/>
          <table:table-cell office:value-type="string" table:style-name="ce91">
            <text:p>Adres</text:p>
          </table:table-cell>
          <table:table-cell table:number-columns-repeated="2" table:style-name="ce74"/>
          <table:table-cell table:style-name="ce1"/>
          <table:table-cell office:value-type="string" table:style-name="ce75">
            <text:p>İmza</text:p>
          </table:table-cell>
          <table:table-cell table:style-name="ce42"/>
          <table:table-cell table:style-name="ce76"/>
          <table:table-cell table:style-name="ce54"/>
          <table:table-cell table:number-columns-repeated="16371"/>
        </table:table-row>
        <table:table-row table:style-name="ro4">
          <table:table-cell/>
          <table:table-cell table:style-name="ce63"/>
          <table:covered-table-cell/>
          <table:table-cell table:style-name="ce48"/>
          <table:table-cell table:style-name="ce67"/>
          <table:table-cell table:number-columns-spanned="4" table:number-rows-spanned="1" table:style-name="ce40"/>
          <table:covered-table-cell table:number-columns-repeated="3"/>
          <table:table-cell table:number-columns-repeated="2" table:style-name="ce42"/>
          <table:table-cell table:style-name="ce76"/>
          <table:table-cell table:style-name="ce54"/>
          <table:table-cell table:number-columns-repeated="16371"/>
        </table:table-row>
        <table:table-row table:style-name="ro4">
          <table:table-cell/>
          <table:table-cell table:style-name="ce63"/>
          <table:covered-table-cell/>
          <table:table-cell table:style-name="ce48"/>
          <table:table-cell table:style-name="ce77"/>
          <table:table-cell office:value-type="string" office:string-value="Vergi Dairesi  " table:formula="of:=&quot;Vergi Dairesi  &quot;" table:style-name="ce79">
            <text:p>Vergi Dairesi<text:s text:c="2"/></text:p>
          </table:table-cell>
          <table:table-cell table:style-name="ce79"/>
          <table:table-cell office:value-type="string" office:string-value=" " table:formula="of:=[Senet_Borçlu_Alacaklı_Giriş.$C$11]" table:style-name="ce79">
            <text:p><text:s/></text:p>
          </table:table-cell>
          <table:table-cell table:style-name="ce79"/>
          <table:table-cell table:number-columns-repeated="2" table:style-name="ce80"/>
          <table:table-cell table:style-name="ce81"/>
          <table:table-cell table:style-name="ce54"/>
          <table:table-cell table:number-columns-repeated="16371"/>
        </table:table-row>
        <table:table-row table:style-name="ro4">
          <table:table-cell/>
          <table:table-cell table:style-name="ce92"/>
          <table:covered-table-cell/>
          <table:table-cell table:number-columns-repeated="9" table:style-name="ce93"/>
          <table:table-cell table:style-name="ce94"/>
          <table:table-cell table:number-columns-repeated="16371"/>
        </table:table-row>
        <table:table-row table:number-rows-repeated="4" table:style-name="ro4">
          <table:table-cell/>
          <table:table-cell table:style-name="ce42"/>
          <table:table-cell table:style-name="ce47"/>
          <table:table-cell table:number-columns-repeated="1018" table:style-name="ce42"/>
          <table:table-cell table:number-columns-repeated="15363"/>
        </table:table-row>
        <table:table-row table:style-name="ro4">
          <table:table-cell table:number-columns-repeated="16384"/>
        </table:table-row>
        <table:table-row table:style-name="ro4">
          <table:table-cell/>
          <table:table-cell table:number-columns-repeated="1020" table:style-name="ce42"/>
          <table:table-cell table:number-columns-repeated="15363"/>
        </table:table-row>
        <table:table-row table:style-name="ro4">
          <table:table-cell/>
          <table:table-cell table:style-name="ce43"/>
          <table:table-cell office:value-type="string" office:string-value="CİHAN ÇAM    - Taksit No: 2  " table:formula="of:=[.$H47] &amp;&quot;    - Taksit No: &quot; &amp; [.$J39]&amp;&quot;  &quot;" table:number-columns-spanned="1" table:number-rows-spanned="22" table:style-name="ce95">
            <text:p>CİHAN ÇAM <text:s text:c="3"/>- Taksit No: 2<text:s text:c="2"/></text:p>
          </table:table-cell>
          <table:table-cell table:number-columns-repeated="9" table:style-name="ce44"/>
          <table:table-cell table:style-name="ce45"/>
          <table:table-cell table:number-columns-repeated="16371"/>
        </table:table-row>
        <table:table-row table:style-name="ro4">
          <table:table-cell/>
          <table:table-cell table:style-name="ce46"/>
          <table:covered-table-cell/>
          <table:table-cell table:style-name="ce48"/>
          <table:table-cell table:style-name="ce49"/>
          <table:table-cell office:value-type="string" table:style-name="ce50">
            <text:p>VADE</text:p>
          </table:table-cell>
          <table:table-cell table:style-name="ce51"/>
          <table:table-cell office:value-type="string" table:style-name="ce50">
            <text:p>TÜRK LIRASI</text:p>
          </table:table-cell>
          <table:table-cell table:style-name="ce50"/>
          <table:table-cell office:value-type="string" table:style-name="ce50">
            <text:p>No</text:p>
          </table:table-cell>
          <table:table-cell table:style-name="ce52"/>
          <table:table-cell office:value-type="string" table:style-name="ce53">
            <text:p>DÜZENLEME TARIHI</text:p>
          </table:table-cell>
          <table:table-cell table:style-name="ce54"/>
          <table:table-cell table:number-columns-repeated="16371"/>
        </table:table-row>
        <table:table-row table:style-name="ro4">
          <table:table-cell/>
          <table:table-cell table:style-name="ce46"/>
          <table:covered-table-cell/>
          <table:table-cell table:style-name="ce48"/>
          <table:table-cell table:style-name="ce55"/>
          <table:table-cell office:value-type="string" office:string-value="" table:formula="of:= IF([Senet_Taksit_Giriş.D4]=&quot;&quot;;&quot;&quot;;[Senet_Taksit_Giriş.D4])" table:number-columns-spanned="1" table:number-rows-spanned="2" table:style-name="ce96"/>
          <table:table-cell table:style-name="ce56"/>
          <table:table-cell office:value-type="string" office:string-value="# 6.000,00 TL #" table:formula="of:=&quot;# &quot;&amp;TEXT(([Senet_Taksit_Giriş.E4]);&quot;#.##0,00&quot;)&amp;&quot; TL #&quot;" table:number-columns-spanned="1" table:number-rows-spanned="2" table:style-name="ce97">
            <text:p># 6.000,00 TL #</text:p>
          </table:table-cell>
          <table:table-cell table:style-name="ce57"/>
          <table:table-cell office:value-type="float" office:value="2" table:formula="of:=[Senet_Taksit_Giriş.B4]" table:number-columns-spanned="1" table:number-rows-spanned="2" table:style-name="ce98">
            <text:p>2</text:p>
          </table:table-cell>
          <table:table-cell table:style-name="ce58"/>
          <table:table-cell office:value-type="date" office:date-value="2023-08-30T00:00:00" table:formula="of:=[Senet_Taksit_Giriş.C4]" table:number-columns-spanned="1" table:number-rows-spanned="2" table:style-name="ce99">
            <text:p>30.08.2023</text:p>
          </table:table-cell>
          <table:table-cell table:style-name="ce54"/>
          <table:table-cell table:number-columns-repeated="16371"/>
        </table:table-row>
        <table:table-row table:style-name="ro4">
          <table:table-cell/>
          <table:table-cell table:style-name="ce46"/>
          <table:covered-table-cell/>
          <table:table-cell table:style-name="ce48"/>
          <table:table-cell table:style-name="ce59"/>
          <table:covered-table-cell/>
          <table:table-cell table:style-name="ce60"/>
          <table:covered-table-cell/>
          <table:table-cell table:style-name="ce61"/>
          <table:covered-table-cell/>
          <table:table-cell table:style-name="ce62"/>
          <table:covered-table-cell/>
          <table:table-cell table:style-name="ce54"/>
          <table:table-cell table:number-columns-repeated="16371"/>
        </table:table-row>
        <table:table-row table:style-name="ro4">
          <table:table-cell/>
          <table:table-cell table:style-name="ce46"/>
          <table:covered-table-cell/>
          <table:table-cell table:number-columns-repeated="2" table:style-name="ce48"/>
          <table:table-cell office:value-type="string" office:string-value="                       İş bu emre muharrer senedimin mükabilinde                                            tarihinde; Sayın : &#10; veyahut emruhavalesine yukarıda yazılı Yalnız # Altıbin TL  #  kayıtsız ve şartsız ödemeyi vaadederim. Bedeli nakden ahzolunmuştur. İş bu bono vadesinde ödenmediği taktirde; iş bu bononun düzenleme tarihinin temerrüt başlangıç tarihi olarak kabul edileceğini, temerrüt faizinin yasal faizin iki katı olarak uygulanacağını, müteakip bonolarında muacceliyet kesbedeceğini, ihtilaf vukuunda TOKAT mahkemelerinin selahiyetini şimdiden kabul eylerim." table:formula="of:=&quot;                       İş bu emre muharrer senedim&quot;&amp;IF([Senet_Borçlu_Alacaklı_Giriş.$C$4]=&quot;Gerçek Kişi&quot;;&quot;in&quot;;&quot;izin&quot;)&amp;&quot; mükabilinde &quot;&amp;IF(TEXT([.F39];&quot;GG AAAA yyyy&quot;)=&quot;&quot;;&quot;                                          &quot;;TEXT([.F39];&quot;GG AAAA yyyy&quot;))&amp;&quot; tarihinde; Sayın : &quot;&amp;IF([Senet_Borçlu_Alacaklı_Giriş.$C$1]=&quot;&quot;;&quot;&#10;&quot;;[Senet_Borçlu_Alacaklı_Giriş.$C$1])&amp;&quot; veyahut emruhavalesine yukarıda yazılı Yalnız # &quot;&amp;[Senet_Taksit_Giriş.F5]&amp;&quot; #  kayıtsız ve şartsız ödemeyi vaadederi&quot;&amp;IF([Senet_Borçlu_Alacaklı_Giriş.$C$4]=&quot;Gerçek Kişi&quot;;&quot;m.&quot;;&quot;z.&quot;)&amp;&quot; Bedeli &quot;&amp;[Senet_Taksit_Giriş.G5]&amp;&quot; ahzolunmuştur. İş bu bono vadesinde ödenmediği taktirde; iş bu bononun düzenleme tarihinin temerrüt başlangıç tarihi olarak kabul edileceğini, temerrüt faizinin yasal faizin iki katı olarak uygulanacağını, müteakip bonolarında muacceliyet kesbedeceğini,&quot;&amp;&quot; ihtilaf vukuunda &quot;&amp;[Senet_Borçlu_Alacaklı_Giriş.$C$2]&amp;&quot; mahkemelerinin selahiyetini şimdiden kabul eyleri&quot;&amp;IF([Senet_Borçlu_Alacaklı_Giriş.$C$4]=&quot;Gerçek Kişi&quot;;&quot;m.&quot;;&quot;z.&quot;)" table:number-columns-spanned="7" table:number-rows-spanned="6" table:style-name="ce131">
            <text:p><text:s text:c="23"/>İş bu emre muharrer senedimin mükabilinde <text:s text:c="43"/>tarihinde; Sayın :<text:s/></text:p>
            <text:p><text:s/>veyahut emruhavalesine yukarıda yazılı Yalnız # Altıbin TL <text:s/># <text:s/>kayıtsız ve şartsız ödemeyi vaadederim. Bedeli nakden ahzolunmuştur. İş bu bono vadesinde ödenmediği taktirde; iş bu bononun düzenleme tarihinin temerrüt başlangıç tarihi olarak kabul edileceğini, temerrüt faizinin yasal faizin iki katı olarak uygulanacağını, müteakip bonolarında muacceliyet kesbedeceğini, ihtilaf vukuunda TOKAT mahkemelerinin selahiyetini şimdiden kabul eylerim.</text:p>
          </table:table-cell>
          <table:covered-table-cell table:number-columns-repeated="6"/>
          <table:table-cell table:style-name="ce54"/>
          <table:table-cell table:number-columns-repeated="16371"/>
        </table:table-row>
        <table:table-row table:style-name="ro4">
          <table:table-cell/>
          <table:table-cell table:style-name="ce46"/>
          <table:covered-table-cell/>
          <table:table-cell table:number-columns-repeated="2" table:style-name="ce48"/>
          <table:covered-table-cell/>
          <table:covered-table-cell table:number-columns-repeated="6"/>
          <table:table-cell table:style-name="ce54"/>
          <table:table-cell table:number-columns-repeated="16371"/>
        </table:table-row>
        <table:table-row table:number-rows-repeated="4" table:style-name="ro4">
          <table:table-cell/>
          <table:table-cell table:style-name="ce63"/>
          <table:covered-table-cell/>
          <table:table-cell table:number-columns-repeated="2" table:style-name="ce48"/>
          <table:covered-table-cell/>
          <table:covered-table-cell table:number-columns-repeated="6"/>
          <table:table-cell table:style-name="ce54"/>
          <table:table-cell table:number-columns-repeated="16371"/>
        </table:table-row>
        <table:table-row table:style-name="ro4">
          <table:table-cell/>
          <table:table-cell table:style-name="ce63"/>
          <table:covered-table-cell/>
          <table:table-cell table:style-name="ce48"/>
          <table:table-cell table:style-name="ce64"/>
          <table:table-cell office:value-type="string" table:style-name="ce65">
            <text:p>Borçlu İsim-Unvan</text:p>
          </table:table-cell>
          <table:table-cell office:value-type="string" table:style-name="ce66">
            <text:p>:</text:p>
          </table:table-cell>
          <table:table-cell office:value-type="string" office:string-value="CİHAN ÇAM" table:formula="of:=[.H19]" table:number-columns-spanned="5" table:number-rows-spanned="1" table:style-name="ce100">
            <text:p>CİHAN ÇAM</text:p>
          </table:table-cell>
          <table:covered-table-cell table:number-columns-repeated="4"/>
          <table:table-cell table:style-name="ce54"/>
          <table:table-cell table:number-columns-repeated="16371"/>
        </table:table-row>
        <table:table-row table:style-name="ro4">
          <table:table-cell/>
          <table:table-cell table:style-name="ce63"/>
          <table:covered-table-cell/>
          <table:table-cell table:style-name="ce48"/>
          <table:table-cell table:style-name="ce67"/>
          <table:table-cell office:value-type="string" table:style-name="ce68">
            <text:p>Tc Kimlik No</text:p>
          </table:table-cell>
          <table:table-cell office:value-type="string" table:style-name="ce69">
            <text:p>:</text:p>
          </table:table-cell>
          <table:table-cell office:value-type="string" office:string-value="49048179620" table:formula="of:=[Senet_Borçlu_Alacaklı_Giriş.$C$8]" table:style-name="ce70">
            <text:p>49048179620</text:p>
          </table:table-cell>
          <table:table-cell table:number-columns-repeated="3" table:style-name="ce70"/>
          <table:table-cell table:style-name="ce71"/>
          <table:table-cell table:style-name="ce54"/>
          <table:table-cell table:number-columns-repeated="16371"/>
        </table:table-row>
        <table:table-row table:style-name="ro4">
          <table:table-cell/>
          <table:table-cell table:style-name="ce72"/>
          <table:covered-table-cell/>
          <table:table-cell table:style-name="ce48"/>
          <table:table-cell table:style-name="ce67"/>
          <table:table-cell office:value-type="string" table:style-name="ce73">
            <text:p>Adres</text:p>
          </table:table-cell>
          <table:table-cell table:number-columns-repeated="2" table:style-name="ce74"/>
          <table:table-cell table:style-name="ce1"/>
          <table:table-cell office:value-type="string" table:style-name="ce75">
            <text:p>İmza</text:p>
          </table:table-cell>
          <table:table-cell table:style-name="ce42"/>
          <table:table-cell table:style-name="ce76"/>
          <table:table-cell table:style-name="ce54"/>
          <table:table-cell table:number-columns-repeated="16371"/>
        </table:table-row>
        <table:table-row table:style-name="ro4">
          <table:table-cell/>
          <table:table-cell table:style-name="ce72"/>
          <table:covered-table-cell/>
          <table:table-cell table:style-name="ce48"/>
          <table:table-cell table:style-name="ce67"/>
          <table:table-cell office:value-type="string" office:string-value="Bedestenlioğlu Mah. Oğuzkent Koop Giriş Kat Tokat" table:formula="of:=[Senet_Borçlu_Alacaklı_Giriş.$C$6]" table:number-columns-spanned="4" table:number-rows-spanned="2" table:style-name="ce101">
            <text:p>Bedestenlioğlu Mah. Oğuzkent Koop Giriş Kat Tokat</text:p>
          </table:table-cell>
          <table:covered-table-cell table:number-columns-repeated="3"/>
          <table:table-cell table:style-name="ce74"/>
          <table:table-cell table:style-name="ce42"/>
          <table:table-cell table:style-name="ce76"/>
          <table:table-cell table:style-name="ce54"/>
          <table:table-cell table:number-columns-repeated="16371"/>
        </table:table-row>
        <table:table-row table:style-name="ro4">
          <table:table-cell/>
          <table:table-cell table:style-name="ce72"/>
          <table:covered-table-cell/>
          <table:table-cell table:style-name="ce48"/>
          <table:table-cell table:style-name="ce67"/>
          <table:covered-table-cell/>
          <table:covered-table-cell table:number-columns-repeated="3"/>
          <table:table-cell table:style-name="ce74"/>
          <table:table-cell table:style-name="ce90"/>
          <table:table-cell table:style-name="ce76"/>
          <table:table-cell table:style-name="ce54"/>
          <table:table-cell table:number-columns-repeated="16371"/>
        </table:table-row>
        <table:table-row table:style-name="ro4">
          <table:table-cell/>
          <table:table-cell table:style-name="ce72"/>
          <table:covered-table-cell/>
          <table:table-cell table:style-name="ce48"/>
          <table:table-cell table:style-name="ce77"/>
          <table:table-cell office:value-type="string" office:string-value="Vergi Dairesi  " table:formula="of:=&quot;Vergi Dairesi  &quot;" table:style-name="ce78">
            <text:p>Vergi Dairesi<text:s text:c="2"/></text:p>
          </table:table-cell>
          <table:table-cell office:value-type="string" table:style-name="ce79">
            <text:p>:</text:p>
          </table:table-cell>
          <table:table-cell office:value-type="string" office:string-value="Tokat" table:formula="of:=[Senet_Borçlu_Alacaklı_Giriş.$C$7]" table:style-name="ce79">
            <text:p>Tokat</text:p>
          </table:table-cell>
          <table:table-cell table:style-name="ce79"/>
          <table:table-cell table:number-columns-repeated="2" table:style-name="ce80"/>
          <table:table-cell table:style-name="ce81"/>
          <table:table-cell table:style-name="ce54"/>
          <table:table-cell table:number-columns-repeated="16371"/>
        </table:table-row>
        <table:table-row table:style-name="ro4">
          <table:table-cell/>
          <table:table-cell table:style-name="ce63"/>
          <table:covered-table-cell/>
          <table:table-cell table:style-name="ce48"/>
          <table:table-cell table:style-name="ce64"/>
          <table:table-cell office:value-type="string" table:style-name="ce82">
            <text:p>KEFİL İsim Unvan</text:p>
          </table:table-cell>
          <table:table-cell office:value-type="string" table:style-name="ce83">
            <text:p>:</text:p>
          </table:table-cell>
          <table:table-cell office:value-type="string" office:string-value=" " table:formula="of:=[Senet_Borçlu_Alacaklı_Giriş.$C$9]" table:style-name="ce83">
            <text:p><text:s/></text:p>
          </table:table-cell>
          <table:table-cell table:style-name="ce83"/>
          <table:table-cell table:style-name="ce84"/>
          <table:table-cell table:style-name="ce85"/>
          <table:table-cell table:style-name="ce86"/>
          <table:table-cell table:style-name="ce54"/>
          <table:table-cell table:number-columns-repeated="16371"/>
        </table:table-row>
        <table:table-row table:style-name="ro4">
          <table:table-cell/>
          <table:table-cell table:style-name="ce63"/>
          <table:covered-table-cell/>
          <table:table-cell table:style-name="ce48"/>
          <table:table-cell table:style-name="ce67"/>
          <table:table-cell office:value-type="string" table:style-name="ce87">
            <text:p>TC Kimlik No</text:p>
          </table:table-cell>
          <table:table-cell office:value-type="string" table:style-name="ce88">
            <text:p>:</text:p>
          </table:table-cell>
          <table:table-cell office:value-type="string" office:string-value=" " table:formula="of:=[Senet_Borçlu_Alacaklı_Giriş.$C$12]" table:style-name="ce89">
            <text:p><text:s/></text:p>
          </table:table-cell>
          <table:table-cell table:style-name="ce88"/>
          <table:table-cell table:style-name="ce90"/>
          <table:table-cell table:style-name="ce42"/>
          <table:table-cell table:style-name="ce76"/>
          <table:table-cell table:style-name="ce54"/>
          <table:table-cell table:number-columns-repeated="16371"/>
        </table:table-row>
        <table:table-row table:style-name="ro4">
          <table:table-cell/>
          <table:table-cell table:style-name="ce63"/>
          <table:covered-table-cell/>
          <table:table-cell table:style-name="ce48"/>
          <table:table-cell table:style-name="ce67"/>
          <table:table-cell office:value-type="string" table:style-name="ce91">
            <text:p>Adres</text:p>
          </table:table-cell>
          <table:table-cell table:number-columns-repeated="2" table:style-name="ce74"/>
          <table:table-cell table:style-name="ce1"/>
          <table:table-cell office:value-type="string" table:style-name="ce75">
            <text:p>İmza</text:p>
          </table:table-cell>
          <table:table-cell table:style-name="ce42"/>
          <table:table-cell table:style-name="ce76"/>
          <table:table-cell table:style-name="ce54"/>
          <table:table-cell table:number-columns-repeated="16371"/>
        </table:table-row>
        <table:table-row table:style-name="ro4">
          <table:table-cell/>
          <table:table-cell table:style-name="ce63"/>
          <table:covered-table-cell/>
          <table:table-cell table:style-name="ce48"/>
          <table:table-cell table:style-name="ce67"/>
          <table:table-cell office:value-type="string" office:string-value=" " table:formula="of:=[Senet_Borçlu_Alacaklı_Giriş.$C$10]" table:number-columns-spanned="4" table:number-rows-spanned="1" table:style-name="ce102">
            <text:p><text:s/></text:p>
          </table:table-cell>
          <table:covered-table-cell table:number-columns-repeated="3"/>
          <table:table-cell table:number-columns-repeated="2" table:style-name="ce42"/>
          <table:table-cell table:style-name="ce76"/>
          <table:table-cell table:style-name="ce54"/>
          <table:table-cell table:number-columns-repeated="16371"/>
        </table:table-row>
        <table:table-row table:style-name="ro4">
          <table:table-cell/>
          <table:table-cell table:style-name="ce63"/>
          <table:covered-table-cell/>
          <table:table-cell table:style-name="ce48"/>
          <table:table-cell table:style-name="ce77"/>
          <table:table-cell office:value-type="string" office:string-value="Vergi Dairesi  " table:formula="of:=&quot;Vergi Dairesi  &quot;" table:style-name="ce79">
            <text:p>Vergi Dairesi<text:s text:c="2"/></text:p>
          </table:table-cell>
          <table:table-cell table:style-name="ce79"/>
          <table:table-cell office:value-type="string" office:string-value=" " table:formula="of:=[Senet_Borçlu_Alacaklı_Giriş.$C$11]" table:style-name="ce79">
            <text:p><text:s/></text:p>
          </table:table-cell>
          <table:table-cell table:style-name="ce79"/>
          <table:table-cell table:number-columns-repeated="2" table:style-name="ce80"/>
          <table:table-cell table:style-name="ce81"/>
          <table:table-cell table:style-name="ce54"/>
          <table:table-cell table:number-columns-repeated="16371"/>
        </table:table-row>
        <table:table-row table:style-name="ro4">
          <table:table-cell/>
          <table:table-cell table:style-name="ce92"/>
          <table:covered-table-cell/>
          <table:table-cell table:number-columns-repeated="9" table:style-name="ce93"/>
          <table:table-cell table:style-name="ce94"/>
          <table:table-cell table:number-columns-repeated="16371"/>
        </table:table-row>
        <table:table-row table:number-rows-repeated="6" table:style-name="ro4">
          <table:table-cell/>
          <table:table-cell table:number-columns-repeated="12" table:style-name="ce1"/>
          <table:table-cell table:number-columns-repeated="16371"/>
        </table:table-row>
        <table:table-row table:style-name="ro4">
          <table:table-cell/>
          <table:table-cell table:number-columns-repeated="1020" table:style-name="ce42"/>
          <table:table-cell table:number-columns-repeated="15363"/>
        </table:table-row>
        <table:table-row table:style-name="ro4">
          <table:table-cell/>
          <table:table-cell table:style-name="ce43"/>
          <table:table-cell office:value-type="string" office:string-value="CİHAN ÇAM    - Taksit No: 3  " table:formula="of:=[.$H76] &amp;&quot;    - Taksit No: &quot; &amp; [.$J68]&amp;&quot;  &quot;" table:number-columns-spanned="1" table:number-rows-spanned="22" table:style-name="ce95">
            <text:p>CİHAN ÇAM <text:s text:c="3"/>- Taksit No: 3<text:s text:c="2"/></text:p>
          </table:table-cell>
          <table:table-cell table:number-columns-repeated="9" table:style-name="ce44"/>
          <table:table-cell table:style-name="ce45"/>
          <table:table-cell table:number-columns-repeated="16371"/>
        </table:table-row>
        <table:table-row table:style-name="ro4">
          <table:table-cell/>
          <table:table-cell table:style-name="ce46"/>
          <table:covered-table-cell/>
          <table:table-cell table:number-columns-repeated="2" table:style-name="ce48"/>
          <table:table-cell office:value-type="string" table:style-name="ce128">
            <text:p>VADE</text:p>
          </table:table-cell>
          <table:table-cell table:style-name="ce115"/>
          <table:table-cell office:value-type="string" table:style-name="ce114">
            <text:p>TÜRK LIRASI</text:p>
          </table:table-cell>
          <table:table-cell table:style-name="ce114"/>
          <table:table-cell office:value-type="string" table:style-name="ce114">
            <text:p>No</text:p>
          </table:table-cell>
          <table:table-cell table:style-name="ce116"/>
          <table:table-cell office:value-type="string" table:style-name="ce117">
            <text:p>DÜZENLEME TARIHI</text:p>
          </table:table-cell>
          <table:table-cell table:style-name="ce54"/>
          <table:table-cell table:number-columns-repeated="16371"/>
        </table:table-row>
        <table:table-row table:style-name="ro4">
          <table:table-cell/>
          <table:table-cell table:style-name="ce46"/>
          <table:covered-table-cell/>
          <table:table-cell table:number-columns-repeated="2" table:style-name="ce48"/>
          <table:table-cell office:value-type="string" office:string-value="" table:formula="of:= IF([Senet_Taksit_Giriş.D34]=&quot;&quot;;&quot;&quot;;[Senet_Taksit_Giriş.D34])" table:number-columns-spanned="1" table:number-rows-spanned="2" table:style-name="ce130"/>
          <table:table-cell table:style-name="ce108"/>
          <table:table-cell office:value-type="string" office:string-value="# 6.000,00 TL #" table:formula="of:=&quot;# &quot;&amp;TEXT(([Senet_Taksit_Giriş.E5]);&quot;#.##0,00&quot;)&amp;&quot; TL #&quot;" table:number-columns-spanned="1" table:number-rows-spanned="2" table:style-name="ce123">
            <text:p># 6.000,00 TL #</text:p>
          </table:table-cell>
          <table:table-cell table:style-name="ce110"/>
          <table:table-cell office:value-type="float" office:value="3" table:formula="of:=[Senet_Taksit_Giriş.B5]" table:number-columns-spanned="1" table:number-rows-spanned="2" table:style-name="ce125">
            <text:p>3</text:p>
          </table:table-cell>
          <table:table-cell table:style-name="ce112"/>
          <table:table-cell office:value-type="date" office:date-value="2023-08-30T00:00:00" table:formula="of:=[Senet_Taksit_Giriş.C5]" table:number-columns-spanned="1" table:number-rows-spanned="2" table:style-name="ce127">
            <text:p>30.08.2023</text:p>
          </table:table-cell>
          <table:table-cell table:style-name="ce54"/>
          <table:table-cell table:number-columns-repeated="16371"/>
        </table:table-row>
        <table:table-row table:style-name="ro4">
          <table:table-cell/>
          <table:table-cell table:style-name="ce46"/>
          <table:covered-table-cell/>
          <table:table-cell table:number-columns-repeated="2" table:style-name="ce48"/>
          <table:covered-table-cell/>
          <table:table-cell table:style-name="ce122"/>
          <table:covered-table-cell/>
          <table:table-cell table:style-name="ce124"/>
          <table:covered-table-cell/>
          <table:table-cell table:style-name="ce126"/>
          <table:covered-table-cell/>
          <table:table-cell table:style-name="ce54"/>
          <table:table-cell table:number-columns-repeated="16371"/>
        </table:table-row>
        <table:table-row table:style-name="ro4">
          <table:table-cell/>
          <table:table-cell table:style-name="ce46"/>
          <table:covered-table-cell/>
          <table:table-cell table:number-columns-repeated="2" table:style-name="ce48"/>
          <table:table-cell office:value-type="string" office:string-value="                       İş bu emre muharrer senedimin mükabilinde                                            tarihinde; Sayın : &#10; veyahut emruhavalesine yukarıda yazılı Yalnız # Altıbin TL  #  kayıtsız ve şartsız ödemeyi vaadederim. Bedeli nakden ahzolunmuştur. İş bu bono vadesinde ödenmediği taktirde; iş bu bononun düzenleme tarihinin temerrüt başlangıç tarihi olarak kabul edileceğini, temerrüt faizinin yasal faizin iki katı olarak uygulanacağını, müteakip bonolarında muacceliyet kesbedeceğini, ihtilaf vukuunda TOKAT mahkemelerinin selahiyetini şimdiden kabul eylerim." table:formula="of:=&quot;                       İş bu emre muharrer senedim&quot;&amp;IF([Senet_Borçlu_Alacaklı_Giriş.$C$4]=&quot;Gerçek Kişi&quot;;&quot;in&quot;;&quot;izin&quot;)&amp;&quot; mükabilinde &quot;&amp;IF(TEXT([.F68];&quot;GG AAAA yyyy&quot;)=&quot;&quot;;&quot;                                          &quot;;TEXT([.F68];&quot;GG AAAA yyyy&quot;))&amp;&quot; tarihinde; Sayın : &quot;&amp;IF([Senet_Borçlu_Alacaklı_Giriş.$C$1]=&quot;&quot;;&quot;&#10;&quot;;[Senet_Borçlu_Alacaklı_Giriş.$C$1])&amp;&quot; veyahut emruhavalesine yukarıda yazılı Yalnız # &quot;&amp;[Senet_Taksit_Giriş.F6]&amp;&quot; #  kayıtsız ve şartsız ödemeyi vaadederi&quot;&amp;IF([Senet_Borçlu_Alacaklı_Giriş.$C$4]=&quot;Gerçek Kişi&quot;;&quot;m.&quot;;&quot;z.&quot;)&amp;&quot; Bedeli &quot;&amp;[Senet_Taksit_Giriş.G6]&amp;&quot; ahzolunmuştur. İş bu bono vadesinde ödenmediği taktirde; iş bu bononun düzenleme tarihinin temerrüt başlangıç tarihi olarak kabul edileceğini, temerrüt faizinin yasal faizin iki katı olarak uygulanacağını, müteakip bonolarında muacceliyet kesbedeceğini,&quot;&amp;&quot; ihtilaf vukuunda &quot;&amp;[Senet_Borçlu_Alacaklı_Giriş.$C$2]&amp;&quot; mahkemelerinin selahiyetini şimdiden kabul eyleri&quot;&amp;IF([Senet_Borçlu_Alacaklı_Giriş.$C$4]=&quot;Gerçek Kişi&quot;;&quot;m.&quot;;&quot;z.&quot;)" table:number-columns-spanned="7" table:number-rows-spanned="6" table:style-name="ce132">
            <text:p><text:s text:c="23"/>İş bu emre muharrer senedimin mükabilinde <text:s text:c="43"/>tarihinde; Sayın :<text:s/></text:p>
            <text:p><text:s/>veyahut emruhavalesine yukarıda yazılı Yalnız # Altıbin TL <text:s/># <text:s/>kayıtsız ve şartsız ödemeyi vaadederim. Bedeli nakden ahzolunmuştur. İş bu bono vadesinde ödenmediği taktirde; iş bu bononun düzenleme tarihinin temerrüt başlangıç tarihi olarak kabul edileceğini, temerrüt faizinin yasal faizin iki katı olarak uygulanacağını, müteakip bonolarında muacceliyet kesbedeceğini, ihtilaf vukuunda TOKAT mahkemelerinin selahiyetini şimdiden kabul eylerim.</text:p>
          </table:table-cell>
          <table:covered-table-cell table:number-columns-repeated="6"/>
          <table:table-cell table:style-name="ce54"/>
          <table:table-cell table:number-columns-repeated="16371"/>
        </table:table-row>
        <table:table-row table:style-name="ro4">
          <table:table-cell/>
          <table:table-cell table:style-name="ce46"/>
          <table:covered-table-cell/>
          <table:table-cell table:number-columns-repeated="2" table:style-name="ce48"/>
          <table:covered-table-cell/>
          <table:covered-table-cell table:number-columns-repeated="6"/>
          <table:table-cell table:style-name="ce54"/>
          <table:table-cell table:number-columns-repeated="16371"/>
        </table:table-row>
        <table:table-row table:number-rows-repeated="4" table:style-name="ro4">
          <table:table-cell/>
          <table:table-cell table:style-name="ce63"/>
          <table:covered-table-cell/>
          <table:table-cell table:number-columns-repeated="2" table:style-name="ce48"/>
          <table:covered-table-cell/>
          <table:covered-table-cell table:number-columns-repeated="6"/>
          <table:table-cell table:style-name="ce54"/>
          <table:table-cell table:number-columns-repeated="16371"/>
        </table:table-row>
        <table:table-row table:style-name="ro4">
          <table:table-cell/>
          <table:table-cell table:style-name="ce63"/>
          <table:covered-table-cell/>
          <table:table-cell table:style-name="ce48"/>
          <table:table-cell table:style-name="ce64"/>
          <table:table-cell office:value-type="string" table:style-name="ce65">
            <text:p>Borçlu İsim-Unvan</text:p>
          </table:table-cell>
          <table:table-cell office:value-type="string" table:style-name="ce66">
            <text:p>:</text:p>
          </table:table-cell>
          <table:table-cell office:value-type="string" table:number-columns-spanned="5" table:number-rows-spanned="1" table:style-name="ce100">
            <text:p>CİHAN ÇAM</text:p>
          </table:table-cell>
          <table:covered-table-cell table:number-columns-repeated="4"/>
          <table:table-cell table:style-name="ce54"/>
          <table:table-cell table:number-columns-repeated="16371"/>
        </table:table-row>
        <table:table-row table:style-name="ro4">
          <table:table-cell/>
          <table:table-cell table:style-name="ce63"/>
          <table:covered-table-cell/>
          <table:table-cell table:style-name="ce48"/>
          <table:table-cell table:style-name="ce67"/>
          <table:table-cell office:value-type="string" table:style-name="ce68">
            <text:p>Tc Kimlik No</text:p>
          </table:table-cell>
          <table:table-cell office:value-type="string" table:style-name="ce69">
            <text:p>:</text:p>
          </table:table-cell>
          <table:table-cell office:value-type="float" office:value="49048179620" table:style-name="ce70">
            <text:p>49048179620</text:p>
          </table:table-cell>
          <table:table-cell table:number-columns-repeated="3" table:style-name="ce70"/>
          <table:table-cell table:style-name="ce71"/>
          <table:table-cell table:style-name="ce54"/>
          <table:table-cell table:number-columns-repeated="16371"/>
        </table:table-row>
        <table:table-row table:style-name="ro4">
          <table:table-cell/>
          <table:table-cell table:style-name="ce72"/>
          <table:covered-table-cell/>
          <table:table-cell table:style-name="ce48"/>
          <table:table-cell table:style-name="ce67"/>
          <table:table-cell office:value-type="string" table:style-name="ce73">
            <text:p>Adres</text:p>
          </table:table-cell>
          <table:table-cell table:number-columns-repeated="2" table:style-name="ce74"/>
          <table:table-cell table:style-name="ce1"/>
          <table:table-cell office:value-type="string" table:style-name="ce75">
            <text:p>İmza</text:p>
          </table:table-cell>
          <table:table-cell table:style-name="ce42"/>
          <table:table-cell table:style-name="ce76"/>
          <table:table-cell table:style-name="ce54"/>
          <table:table-cell table:number-columns-repeated="16371"/>
        </table:table-row>
        <table:table-row table:style-name="ro4">
          <table:table-cell/>
          <table:table-cell table:style-name="ce72"/>
          <table:covered-table-cell/>
          <table:table-cell table:style-name="ce48"/>
          <table:table-cell table:style-name="ce67"/>
          <table:table-cell office:value-type="string" office:string-value="Bedestenlioğlu Mah. Oğuzkent Koop Giriş Kat Tokat" table:formula="of:=[Senet_Borçlu_Alacaklı_Giriş.$C$6]" table:number-columns-spanned="4" table:number-rows-spanned="2" table:style-name="ce103">
            <text:p>Bedestenlioğlu Mah. Oğuzkent Koop Giriş Kat Tokat</text:p>
          </table:table-cell>
          <table:covered-table-cell table:number-columns-repeated="3"/>
          <table:table-cell table:style-name="ce74"/>
          <table:table-cell table:style-name="ce42"/>
          <table:table-cell table:style-name="ce76"/>
          <table:table-cell table:style-name="ce54"/>
          <table:table-cell table:number-columns-repeated="16371"/>
        </table:table-row>
        <table:table-row table:style-name="ro4">
          <table:table-cell/>
          <table:table-cell table:style-name="ce72"/>
          <table:covered-table-cell/>
          <table:table-cell table:style-name="ce48"/>
          <table:table-cell table:style-name="ce67"/>
          <table:covered-table-cell/>
          <table:covered-table-cell table:number-columns-repeated="3"/>
          <table:table-cell table:style-name="ce74"/>
          <table:table-cell table:style-name="ce90"/>
          <table:table-cell table:style-name="ce76"/>
          <table:table-cell table:style-name="ce54"/>
          <table:table-cell table:number-columns-repeated="16371"/>
        </table:table-row>
        <table:table-row table:style-name="ro4">
          <table:table-cell/>
          <table:table-cell table:style-name="ce72"/>
          <table:covered-table-cell/>
          <table:table-cell table:style-name="ce48"/>
          <table:table-cell table:style-name="ce77"/>
          <table:table-cell office:value-type="string" office:string-value="Vergi Dairesi  " table:formula="of:=&quot;Vergi Dairesi  &quot;" table:style-name="ce78">
            <text:p>Vergi Dairesi<text:s text:c="2"/></text:p>
          </table:table-cell>
          <table:table-cell office:value-type="string" table:style-name="ce79">
            <text:p>:</text:p>
          </table:table-cell>
          <table:table-cell office:value-type="string" office:string-value="Tokat" table:formula="of:=[Senet_Borçlu_Alacaklı_Giriş.$C$7]" table:style-name="ce79">
            <text:p>Tokat</text:p>
          </table:table-cell>
          <table:table-cell table:style-name="ce79"/>
          <table:table-cell table:number-columns-repeated="2" table:style-name="ce80"/>
          <table:table-cell table:style-name="ce81"/>
          <table:table-cell table:style-name="ce54"/>
          <table:table-cell table:number-columns-repeated="16371"/>
        </table:table-row>
        <table:table-row table:style-name="ro4">
          <table:table-cell/>
          <table:table-cell table:style-name="ce63"/>
          <table:covered-table-cell/>
          <table:table-cell table:style-name="ce48"/>
          <table:table-cell table:style-name="ce64"/>
          <table:table-cell office:value-type="string" table:style-name="ce82">
            <text:p>KEFİL İsim Unvan</text:p>
          </table:table-cell>
          <table:table-cell office:value-type="string" table:style-name="ce83">
            <text:p>:</text:p>
          </table:table-cell>
          <table:table-cell office:value-type="string" office:string-value=" " table:formula="of:=[Senet_Borçlu_Alacaklı_Giriş.$C$9]" table:style-name="ce83">
            <text:p><text:s/></text:p>
          </table:table-cell>
          <table:table-cell table:style-name="ce83"/>
          <table:table-cell table:style-name="ce84"/>
          <table:table-cell table:style-name="ce85"/>
          <table:table-cell table:style-name="ce86"/>
          <table:table-cell table:style-name="ce54"/>
          <table:table-cell table:number-columns-repeated="16371"/>
        </table:table-row>
        <table:table-row table:style-name="ro4">
          <table:table-cell/>
          <table:table-cell table:style-name="ce63"/>
          <table:covered-table-cell/>
          <table:table-cell table:style-name="ce48"/>
          <table:table-cell table:style-name="ce67"/>
          <table:table-cell office:value-type="string" table:style-name="ce87">
            <text:p>TC Kimlik No</text:p>
          </table:table-cell>
          <table:table-cell office:value-type="string" table:style-name="ce88">
            <text:p>:</text:p>
          </table:table-cell>
          <table:table-cell office:value-type="string" office:string-value=" " table:formula="of:=[Senet_Borçlu_Alacaklı_Giriş.$C$12]" table:style-name="ce89">
            <text:p><text:s/></text:p>
          </table:table-cell>
          <table:table-cell table:style-name="ce88"/>
          <table:table-cell table:style-name="ce90"/>
          <table:table-cell table:style-name="ce42"/>
          <table:table-cell table:style-name="ce76"/>
          <table:table-cell table:style-name="ce54"/>
          <table:table-cell table:number-columns-repeated="16371"/>
        </table:table-row>
        <table:table-row table:style-name="ro4">
          <table:table-cell/>
          <table:table-cell table:style-name="ce63"/>
          <table:covered-table-cell/>
          <table:table-cell table:style-name="ce48"/>
          <table:table-cell table:style-name="ce67"/>
          <table:table-cell office:value-type="string" table:style-name="ce91">
            <text:p>Adres</text:p>
          </table:table-cell>
          <table:table-cell table:number-columns-repeated="2" table:style-name="ce74"/>
          <table:table-cell table:style-name="ce1"/>
          <table:table-cell office:value-type="string" table:style-name="ce75">
            <text:p>İmza</text:p>
          </table:table-cell>
          <table:table-cell table:style-name="ce42"/>
          <table:table-cell table:style-name="ce76"/>
          <table:table-cell table:style-name="ce54"/>
          <table:table-cell table:number-columns-repeated="16371"/>
        </table:table-row>
        <table:table-row table:style-name="ro4">
          <table:table-cell/>
          <table:table-cell table:style-name="ce63"/>
          <table:covered-table-cell/>
          <table:table-cell table:style-name="ce48"/>
          <table:table-cell table:style-name="ce67"/>
          <table:table-cell office:value-type="string" office:string-value=" " table:formula="of:=[Senet_Borçlu_Alacaklı_Giriş.$C$10]" table:number-columns-spanned="4" table:number-rows-spanned="1" table:style-name="ce102">
            <text:p><text:s/></text:p>
          </table:table-cell>
          <table:covered-table-cell table:number-columns-repeated="3"/>
          <table:table-cell table:number-columns-repeated="2" table:style-name="ce42"/>
          <table:table-cell table:style-name="ce76"/>
          <table:table-cell table:style-name="ce54"/>
          <table:table-cell table:number-columns-repeated="16371"/>
        </table:table-row>
        <table:table-row table:style-name="ro4">
          <table:table-cell/>
          <table:table-cell table:style-name="ce63"/>
          <table:covered-table-cell/>
          <table:table-cell table:style-name="ce48"/>
          <table:table-cell table:style-name="ce77"/>
          <table:table-cell office:value-type="string" office:string-value="Vergi Dairesi  " table:formula="of:=&quot;Vergi Dairesi  &quot;" table:style-name="ce79">
            <text:p>Vergi Dairesi<text:s text:c="2"/></text:p>
          </table:table-cell>
          <table:table-cell table:style-name="ce79"/>
          <table:table-cell office:value-type="string" office:string-value=" " table:formula="of:=[Senet_Borçlu_Alacaklı_Giriş.$C$11]" table:style-name="ce79">
            <text:p><text:s/></text:p>
          </table:table-cell>
          <table:table-cell table:style-name="ce79"/>
          <table:table-cell table:number-columns-repeated="2" table:style-name="ce80"/>
          <table:table-cell table:style-name="ce81"/>
          <table:table-cell table:style-name="ce54"/>
          <table:table-cell table:number-columns-repeated="16371"/>
        </table:table-row>
        <table:table-row table:style-name="ro4">
          <table:table-cell/>
          <table:table-cell table:style-name="ce92"/>
          <table:covered-table-cell/>
          <table:table-cell table:number-columns-repeated="9" table:style-name="ce93"/>
          <table:table-cell table:style-name="ce94"/>
          <table:table-cell table:number-columns-repeated="16371"/>
        </table:table-row>
        <table:table-row table:style-name="ro4">
          <table:table-cell/>
          <table:table-cell table:number-columns-repeated="12" table:style-name="ce1"/>
          <table:table-cell table:number-columns-repeated="16371"/>
        </table:table-row>
        <table:table-row table:number-rows-repeated="7" table:style-name="ro4">
          <table:table-cell table:number-columns-repeated="16384"/>
        </table:table-row>
        <table:table-row table:style-name="ro4">
          <table:table-cell/>
          <table:table-cell table:number-columns-repeated="1020" table:style-name="ce42"/>
          <table:table-cell table:number-columns-repeated="15363"/>
        </table:table-row>
        <table:table-row table:style-name="ro4">
          <table:table-cell/>
          <table:table-cell table:style-name="ce43"/>
          <table:table-cell office:value-type="string" office:string-value="CİHAN ÇAM    - Taksit No: 4  " table:formula="of:=[.$H107] &amp;&quot;    - Taksit No: &quot; &amp; [.$J99]&amp;&quot;  &quot;" table:number-columns-spanned="1" table:number-rows-spanned="21" table:style-name="ce95">
            <text:p>CİHAN ÇAM <text:s text:c="3"/>- Taksit No: 4<text:s text:c="2"/></text:p>
          </table:table-cell>
          <table:table-cell table:number-columns-repeated="9" table:style-name="ce44"/>
          <table:table-cell table:style-name="ce45"/>
          <table:table-cell table:number-columns-repeated="16371"/>
        </table:table-row>
        <table:table-row table:style-name="ro4">
          <table:table-cell/>
          <table:table-cell table:style-name="ce46"/>
          <table:covered-table-cell/>
          <table:table-cell table:style-name="ce48"/>
          <table:table-cell table:style-name="ce113"/>
          <table:table-cell office:value-type="string" table:style-name="ce114">
            <text:p>VADE</text:p>
          </table:table-cell>
          <table:table-cell table:style-name="ce115"/>
          <table:table-cell office:value-type="string" table:style-name="ce114">
            <text:p>TÜRK LIRASI</text:p>
          </table:table-cell>
          <table:table-cell table:style-name="ce114"/>
          <table:table-cell office:value-type="string" table:style-name="ce114">
            <text:p>No</text:p>
          </table:table-cell>
          <table:table-cell table:style-name="ce116"/>
          <table:table-cell office:value-type="string" table:style-name="ce117">
            <text:p>DÜZENLEME TARIHI</text:p>
          </table:table-cell>
          <table:table-cell table:style-name="ce54"/>
          <table:table-cell table:number-columns-repeated="16371"/>
        </table:table-row>
        <table:table-row table:style-name="ro4">
          <table:table-cell/>
          <table:table-cell table:style-name="ce46"/>
          <table:covered-table-cell/>
          <table:table-cell table:style-name="ce48"/>
          <table:table-cell table:style-name="ce118"/>
          <table:table-cell office:value-type="string" office:string-value="" table:formula="of:= IF([Senet_Taksit_Giriş.D66]=&quot;&quot;;&quot;&quot;;[Senet_Taksit_Giriş.D66])" table:number-columns-spanned="1" table:number-rows-spanned="2" table:style-name="ce121"/>
          <table:table-cell table:style-name="ce108"/>
          <table:table-cell office:value-type="string" office:string-value="# 6.000,00 TL #" table:formula="of:=&quot;# &quot;&amp;TEXT(([Senet_Taksit_Giriş.E6]);&quot;#.##0,00&quot;)&amp;&quot; TL #&quot;" table:number-columns-spanned="1" table:number-rows-spanned="2" table:style-name="ce123">
            <text:p># 6.000,00 TL #</text:p>
          </table:table-cell>
          <table:table-cell table:style-name="ce110"/>
          <table:table-cell office:value-type="float" office:value="4" table:formula="of:=[Senet_Taksit_Giriş.B6]" table:number-columns-spanned="1" table:number-rows-spanned="2" table:style-name="ce125">
            <text:p>4</text:p>
          </table:table-cell>
          <table:table-cell table:style-name="ce112"/>
          <table:table-cell office:value-type="date" office:date-value="2023-08-30T00:00:00" table:formula="of:=[Senet_Taksit_Giriş.C5]" table:number-columns-spanned="1" table:number-rows-spanned="2" table:style-name="ce127">
            <text:p>30.08.2023</text:p>
          </table:table-cell>
          <table:table-cell table:style-name="ce54"/>
          <table:table-cell table:number-columns-repeated="16371"/>
        </table:table-row>
        <table:table-row table:style-name="ro4">
          <table:table-cell/>
          <table:table-cell table:style-name="ce46"/>
          <table:covered-table-cell/>
          <table:table-cell table:style-name="ce48"/>
          <table:table-cell table:style-name="ce120"/>
          <table:covered-table-cell/>
          <table:table-cell table:style-name="ce122"/>
          <table:covered-table-cell/>
          <table:table-cell table:style-name="ce124"/>
          <table:covered-table-cell/>
          <table:table-cell table:style-name="ce126"/>
          <table:covered-table-cell/>
          <table:table-cell table:style-name="ce54"/>
          <table:table-cell table:number-columns-repeated="16371"/>
        </table:table-row>
        <table:table-row table:style-name="ro4">
          <table:table-cell/>
          <table:table-cell table:style-name="ce46"/>
          <table:covered-table-cell/>
          <table:table-cell table:number-columns-repeated="2" table:style-name="ce48"/>
          <table:table-cell office:value-type="string" office:string-value="                       İş bu emre muharrer senedimin mükabilinde                                            tarihinde; Sayın : &#10; veyahut emruhavalesine yukarıda yazılı Yalnız # Altıbin TL  #  kayıtsız ve şartsız ödemeyi vaadederim. Bedeli nakden ahzolunmuştur. İş bu bono vadesinde ödenmediği taktirde; iş bu bononun düzenleme tarihinin temerrüt başlangıç tarihi olarak kabul edileceğini, temerrüt faizinin yasal faizin iki katı olarak uygulanacağını, müteakip bonolarında muacceliyet kesbedeceğini, ihtilaf vukuunda TOKAT mahkemelerinin selahiyetini şimdiden kabul eylerim." table:formula="of:=&quot;                       İş bu emre muharrer senedim&quot;&amp;IF([Senet_Borçlu_Alacaklı_Giriş.$C$4]=&quot;Gerçek Kişi&quot;;&quot;in&quot;;&quot;izin&quot;)&amp;&quot; mükabilinde &quot;&amp;IF(TEXT([.F99];&quot;GG AAAA yyyy&quot;)=&quot;&quot;;&quot;                                          &quot;;TEXT([.F99];&quot;GG AAAA yyyy&quot;))&amp;&quot; tarihinde; Sayın : &quot;&amp;IF([Senet_Borçlu_Alacaklı_Giriş.$C$1]=&quot;&quot;;&quot;&#10;&quot;;[Senet_Borçlu_Alacaklı_Giriş.$C$1])&amp;&quot; veyahut emruhavalesine yukarıda yazılı Yalnız # &quot;&amp;[Senet_Taksit_Giriş.F6]&amp;&quot; #  kayıtsız ve şartsız ödemeyi vaadederi&quot;&amp;IF([Senet_Borçlu_Alacaklı_Giriş.$C$4]=&quot;Gerçek Kişi&quot;;&quot;m.&quot;;&quot;z.&quot;)&amp;&quot; Bedeli &quot;&amp;[Senet_Taksit_Giriş.G6]&amp;&quot; ahzolunmuştur. İş bu bono vadesinde ödenmediği taktirde; iş bu bononun düzenleme tarihinin temerrüt başlangıç tarihi olarak kabul edileceğini, temerrüt faizinin yasal faizin iki katı olarak uygulanacağını, müteakip bonolarında muacceliyet kesbedeceğini,&quot;&amp;&quot; ihtilaf vukuunda &quot;&amp;[Senet_Borçlu_Alacaklı_Giriş.$C$2]&amp;&quot; mahkemelerinin selahiyetini şimdiden kabul eyleri&quot;&amp;IF([Senet_Borçlu_Alacaklı_Giriş.$C$4]=&quot;Gerçek Kişi&quot;;&quot;m.&quot;;&quot;z.&quot;)" table:number-columns-spanned="7" table:number-rows-spanned="6" table:style-name="ce132">
            <text:p><text:s text:c="23"/>İş bu emre muharrer senedimin mükabilinde <text:s text:c="43"/>tarihinde; Sayın :<text:s/></text:p>
            <text:p><text:s/>veyahut emruhavalesine yukarıda yazılı Yalnız # Altıbin TL <text:s/># <text:s/>kayıtsız ve şartsız ödemeyi vaadederim. Bedeli nakden ahzolunmuştur. İş bu bono vadesinde ödenmediği taktirde; iş bu bononun düzenleme tarihinin temerrüt başlangıç tarihi olarak kabul edileceğini, temerrüt faizinin yasal faizin iki katı olarak uygulanacağını, müteakip bonolarında muacceliyet kesbedeceğini, ihtilaf vukuunda TOKAT mahkemelerinin selahiyetini şimdiden kabul eylerim.</text:p>
          </table:table-cell>
          <table:covered-table-cell table:number-columns-repeated="6"/>
          <table:table-cell table:style-name="ce54"/>
          <table:table-cell table:number-columns-repeated="16371"/>
        </table:table-row>
        <table:table-row table:style-name="ro4">
          <table:table-cell/>
          <table:table-cell table:style-name="ce46"/>
          <table:covered-table-cell/>
          <table:table-cell table:number-columns-repeated="2" table:style-name="ce48"/>
          <table:covered-table-cell/>
          <table:covered-table-cell table:number-columns-repeated="6"/>
          <table:table-cell table:style-name="ce54"/>
          <table:table-cell table:number-columns-repeated="16371"/>
        </table:table-row>
        <table:table-row table:number-rows-repeated="4" table:style-name="ro4">
          <table:table-cell/>
          <table:table-cell table:style-name="ce63"/>
          <table:covered-table-cell/>
          <table:table-cell table:number-columns-repeated="2" table:style-name="ce48"/>
          <table:covered-table-cell/>
          <table:covered-table-cell table:number-columns-repeated="6"/>
          <table:table-cell table:style-name="ce54"/>
          <table:table-cell table:number-columns-repeated="16371"/>
        </table:table-row>
        <table:table-row table:style-name="ro4">
          <table:table-cell/>
          <table:table-cell table:style-name="ce63"/>
          <table:covered-table-cell/>
          <table:table-cell table:style-name="ce48"/>
          <table:table-cell table:style-name="ce64"/>
          <table:table-cell office:value-type="string" table:style-name="ce65">
            <text:p>Borçlu İsim-Unvan</text:p>
          </table:table-cell>
          <table:table-cell office:value-type="string" table:style-name="ce66">
            <text:p>:</text:p>
          </table:table-cell>
          <table:table-cell office:value-type="string" table:number-columns-spanned="5" table:number-rows-spanned="1" table:style-name="ce100">
            <text:p>CİHAN ÇAM</text:p>
          </table:table-cell>
          <table:covered-table-cell table:number-columns-repeated="4"/>
          <table:table-cell table:style-name="ce54"/>
          <table:table-cell table:number-columns-repeated="16371"/>
        </table:table-row>
        <table:table-row table:style-name="ro4">
          <table:table-cell/>
          <table:table-cell table:style-name="ce63"/>
          <table:covered-table-cell/>
          <table:table-cell table:style-name="ce48"/>
          <table:table-cell table:style-name="ce67"/>
          <table:table-cell office:value-type="string" table:style-name="ce68">
            <text:p>Tc Kimlik No</text:p>
          </table:table-cell>
          <table:table-cell office:value-type="string" table:style-name="ce69">
            <text:p>:</text:p>
          </table:table-cell>
          <table:table-cell office:value-type="float" office:value="49048179620" table:style-name="ce70">
            <text:p>49048179620</text:p>
          </table:table-cell>
          <table:table-cell table:number-columns-repeated="3" table:style-name="ce70"/>
          <table:table-cell table:style-name="ce71"/>
          <table:table-cell table:style-name="ce54"/>
          <table:table-cell table:number-columns-repeated="16371"/>
        </table:table-row>
        <table:table-row table:style-name="ro4">
          <table:table-cell/>
          <table:table-cell table:style-name="ce72"/>
          <table:covered-table-cell/>
          <table:table-cell table:style-name="ce48"/>
          <table:table-cell table:style-name="ce67"/>
          <table:table-cell office:value-type="string" table:style-name="ce73">
            <text:p>Adres</text:p>
          </table:table-cell>
          <table:table-cell table:number-columns-repeated="2" table:style-name="ce74"/>
          <table:table-cell table:style-name="ce1"/>
          <table:table-cell office:value-type="string" table:style-name="ce75">
            <text:p>İmza</text:p>
          </table:table-cell>
          <table:table-cell table:style-name="ce42"/>
          <table:table-cell table:style-name="ce76"/>
          <table:table-cell table:style-name="ce54"/>
          <table:table-cell table:number-columns-repeated="16371"/>
        </table:table-row>
        <table:table-row table:style-name="ro4">
          <table:table-cell/>
          <table:table-cell table:style-name="ce72"/>
          <table:covered-table-cell/>
          <table:table-cell table:style-name="ce48"/>
          <table:table-cell table:style-name="ce67"/>
          <table:table-cell office:value-type="string" office:string-value="Bedestenlioğlu Mah. Oğuzkent Koop Giriş Kat Tokat" table:formula="of:=[Senet_Borçlu_Alacaklı_Giriş.$C$6]" table:number-columns-spanned="4" table:number-rows-spanned="2" table:style-name="ce103">
            <text:p>Bedestenlioğlu Mah. Oğuzkent Koop Giriş Kat Tokat</text:p>
          </table:table-cell>
          <table:covered-table-cell table:number-columns-repeated="3"/>
          <table:table-cell table:style-name="ce74"/>
          <table:table-cell table:style-name="ce42"/>
          <table:table-cell table:style-name="ce76"/>
          <table:table-cell table:style-name="ce54"/>
          <table:table-cell table:number-columns-repeated="16371"/>
        </table:table-row>
        <table:table-row table:style-name="ro4">
          <table:table-cell/>
          <table:table-cell table:style-name="ce72"/>
          <table:covered-table-cell/>
          <table:table-cell table:style-name="ce48"/>
          <table:table-cell table:style-name="ce67"/>
          <table:covered-table-cell/>
          <table:covered-table-cell table:number-columns-repeated="3"/>
          <table:table-cell table:style-name="ce74"/>
          <table:table-cell table:style-name="ce90"/>
          <table:table-cell table:style-name="ce76"/>
          <table:table-cell table:style-name="ce54"/>
          <table:table-cell table:number-columns-repeated="16371"/>
        </table:table-row>
        <table:table-row table:style-name="ro4">
          <table:table-cell/>
          <table:table-cell table:style-name="ce72"/>
          <table:covered-table-cell/>
          <table:table-cell table:style-name="ce48"/>
          <table:table-cell table:style-name="ce77"/>
          <table:table-cell office:value-type="string" office:string-value="Vergi Dairesi  " table:formula="of:=&quot;Vergi Dairesi  &quot;" table:style-name="ce78">
            <text:p>Vergi Dairesi<text:s text:c="2"/></text:p>
          </table:table-cell>
          <table:table-cell office:value-type="string" table:style-name="ce79">
            <text:p>:</text:p>
          </table:table-cell>
          <table:table-cell office:value-type="string" office:string-value="Tokat" table:formula="of:=[Senet_Borçlu_Alacaklı_Giriş.$C$7]" table:style-name="ce79">
            <text:p>Tokat</text:p>
          </table:table-cell>
          <table:table-cell table:style-name="ce79"/>
          <table:table-cell table:number-columns-repeated="2" table:style-name="ce80"/>
          <table:table-cell table:style-name="ce81"/>
          <table:table-cell table:style-name="ce54"/>
          <table:table-cell table:number-columns-repeated="16371"/>
        </table:table-row>
        <table:table-row table:style-name="ro4">
          <table:table-cell/>
          <table:table-cell table:style-name="ce63"/>
          <table:covered-table-cell/>
          <table:table-cell table:style-name="ce48"/>
          <table:table-cell table:style-name="ce64"/>
          <table:table-cell office:value-type="string" table:style-name="ce82">
            <text:p>KEFİL İsim Unvan</text:p>
          </table:table-cell>
          <table:table-cell office:value-type="string" table:style-name="ce83">
            <text:p>:</text:p>
          </table:table-cell>
          <table:table-cell office:value-type="string" office:string-value=" " table:formula="of:=[Senet_Borçlu_Alacaklı_Giriş.$C$9]" table:style-name="ce83">
            <text:p><text:s/></text:p>
          </table:table-cell>
          <table:table-cell table:style-name="ce83"/>
          <table:table-cell table:style-name="ce84"/>
          <table:table-cell table:style-name="ce85"/>
          <table:table-cell table:style-name="ce86"/>
          <table:table-cell table:style-name="ce54"/>
          <table:table-cell table:number-columns-repeated="16371"/>
        </table:table-row>
        <table:table-row table:style-name="ro4">
          <table:table-cell/>
          <table:table-cell table:style-name="ce63"/>
          <table:covered-table-cell/>
          <table:table-cell table:style-name="ce48"/>
          <table:table-cell table:style-name="ce67"/>
          <table:table-cell office:value-type="string" table:style-name="ce87">
            <text:p>TC Kimlik No</text:p>
          </table:table-cell>
          <table:table-cell office:value-type="string" table:style-name="ce88">
            <text:p>:</text:p>
          </table:table-cell>
          <table:table-cell office:value-type="string" office:string-value=" " table:formula="of:=[Senet_Borçlu_Alacaklı_Giriş.$C$12]" table:style-name="ce89">
            <text:p><text:s/></text:p>
          </table:table-cell>
          <table:table-cell table:style-name="ce88"/>
          <table:table-cell table:style-name="ce90"/>
          <table:table-cell table:style-name="ce42"/>
          <table:table-cell table:style-name="ce76"/>
          <table:table-cell table:style-name="ce54"/>
          <table:table-cell table:number-columns-repeated="16371"/>
        </table:table-row>
        <table:table-row table:style-name="ro4">
          <table:table-cell/>
          <table:table-cell table:style-name="ce63"/>
          <table:covered-table-cell/>
          <table:table-cell table:style-name="ce48"/>
          <table:table-cell table:style-name="ce67"/>
          <table:table-cell office:value-type="string" table:style-name="ce91">
            <text:p>Adres</text:p>
          </table:table-cell>
          <table:table-cell table:number-columns-repeated="2" table:style-name="ce74"/>
          <table:table-cell table:style-name="ce1"/>
          <table:table-cell office:value-type="string" table:style-name="ce75">
            <text:p>İmza</text:p>
          </table:table-cell>
          <table:table-cell table:style-name="ce42"/>
          <table:table-cell table:style-name="ce76"/>
          <table:table-cell table:style-name="ce54"/>
          <table:table-cell table:number-columns-repeated="16371"/>
        </table:table-row>
        <table:table-row table:style-name="ro4">
          <table:table-cell/>
          <table:table-cell table:style-name="ce63"/>
          <table:covered-table-cell/>
          <table:table-cell table:style-name="ce48"/>
          <table:table-cell table:style-name="ce67"/>
          <table:table-cell table:number-columns-spanned="4" table:number-rows-spanned="1" table:style-name="ce40"/>
          <table:covered-table-cell table:number-columns-repeated="3"/>
          <table:table-cell table:number-columns-repeated="2" table:style-name="ce42"/>
          <table:table-cell table:style-name="ce76"/>
          <table:table-cell table:style-name="ce54"/>
          <table:table-cell table:number-columns-repeated="16371"/>
        </table:table-row>
        <table:table-row table:style-name="ro4">
          <table:table-cell/>
          <table:table-cell table:style-name="ce63"/>
          <table:covered-table-cell/>
          <table:table-cell table:style-name="ce48"/>
          <table:table-cell table:style-name="ce77"/>
          <table:table-cell office:value-type="string" office:string-value="Vergi Dairesi  " table:formula="of:=&quot;Vergi Dairesi  &quot;" table:style-name="ce79">
            <text:p>Vergi Dairesi<text:s text:c="2"/></text:p>
          </table:table-cell>
          <table:table-cell table:style-name="ce79"/>
          <table:table-cell office:value-type="string" office:string-value=" " table:formula="of:=[Senet_Borçlu_Alacaklı_Giriş.$C$11]" table:style-name="ce79">
            <text:p><text:s/></text:p>
          </table:table-cell>
          <table:table-cell table:style-name="ce79"/>
          <table:table-cell table:number-columns-repeated="2" table:style-name="ce80"/>
          <table:table-cell table:style-name="ce81"/>
          <table:table-cell table:style-name="ce54"/>
          <table:table-cell table:number-columns-repeated="16371"/>
        </table:table-row>
        <table:table-row table:style-name="ro4">
          <table:table-cell/>
          <table:table-cell table:style-name="ce92"/>
          <table:table-cell table:style-name="ce42"/>
          <table:table-cell table:number-columns-repeated="9" table:style-name="ce93"/>
          <table:table-cell table:style-name="ce94"/>
          <table:table-cell table:number-columns-repeated="16371"/>
        </table:table-row>
        <table:table-row table:style-name="ro4">
          <table:table-cell/>
          <table:table-cell table:number-columns-repeated="12" table:style-name="ce1"/>
          <table:table-cell table:number-columns-repeated="16371"/>
        </table:table-row>
        <table:table-row table:number-rows-repeated="3" table:style-name="ro4">
          <table:table-cell table:number-columns-repeated="16384"/>
        </table:table-row>
        <table:table-row table:style-name="ro4">
          <table:table-cell/>
          <table:table-cell table:number-columns-repeated="1020" table:style-name="ce42"/>
          <table:table-cell table:number-columns-repeated="15363"/>
        </table:table-row>
        <table:table-row table:style-name="ro4">
          <table:table-cell/>
          <table:table-cell table:style-name="ce43"/>
          <table:table-cell office:value-type="string" office:string-value="CİHAN ÇAM    - Taksit No: 5  " table:formula="of:=[.$H134] &amp;&quot;    - Taksit No: &quot; &amp; [.$J126]&amp;&quot;  &quot;" table:number-columns-spanned="1" table:number-rows-spanned="25" table:style-name="ce95">
            <text:p>CİHAN ÇAM <text:s text:c="3"/>- Taksit No: 5<text:s text:c="2"/></text:p>
          </table:table-cell>
          <table:table-cell table:number-columns-repeated="9" table:style-name="ce44"/>
          <table:table-cell table:style-name="ce45"/>
          <table:table-cell table:number-columns-repeated="16371"/>
        </table:table-row>
        <table:table-row table:style-name="ro4">
          <table:table-cell/>
          <table:table-cell table:style-name="ce46"/>
          <table:covered-table-cell/>
          <table:table-cell table:style-name="ce48"/>
          <table:table-cell table:style-name="ce49"/>
          <table:table-cell office:value-type="string" table:style-name="ce50">
            <text:p>VADE</text:p>
          </table:table-cell>
          <table:table-cell table:style-name="ce51"/>
          <table:table-cell office:value-type="string" table:style-name="ce50">
            <text:p>TÜRK LIRASI</text:p>
          </table:table-cell>
          <table:table-cell table:style-name="ce50"/>
          <table:table-cell office:value-type="string" table:style-name="ce50">
            <text:p>No</text:p>
          </table:table-cell>
          <table:table-cell table:style-name="ce52"/>
          <table:table-cell office:value-type="string" table:style-name="ce53">
            <text:p>DÜZENLEME TARIHI</text:p>
          </table:table-cell>
          <table:table-cell table:style-name="ce54"/>
          <table:table-cell table:number-columns-repeated="16371"/>
        </table:table-row>
        <table:table-row table:style-name="ro4">
          <table:table-cell/>
          <table:table-cell table:style-name="ce46"/>
          <table:covered-table-cell/>
          <table:table-cell table:style-name="ce48"/>
          <table:table-cell table:style-name="ce55"/>
          <table:table-cell office:value-type="string" office:string-value="" table:formula="of:= IF([Senet_Taksit_Giriş.D94]=&quot;&quot;;&quot;&quot;;[Senet_Taksit_Giriş.D94])" table:number-columns-spanned="1" table:number-rows-spanned="2" table:style-name="ce96"/>
          <table:table-cell table:style-name="ce56"/>
          <table:table-cell office:value-type="string" office:string-value="# 7.000,00 TL #" table:formula="of:=&quot;# &quot;&amp;TEXT(([Senet_Taksit_Giriş.E7]);&quot;#.##0,00&quot;)&amp;&quot; TL #&quot;" table:number-columns-spanned="1" table:number-rows-spanned="2" table:style-name="ce97">
            <text:p># 7.000,00 TL #</text:p>
          </table:table-cell>
          <table:table-cell table:style-name="ce57"/>
          <table:table-cell office:value-type="float" office:value="5" table:formula="of:=[Senet_Taksit_Giriş.B7]" table:number-columns-spanned="1" table:number-rows-spanned="2" table:style-name="ce98">
            <text:p>5</text:p>
          </table:table-cell>
          <table:table-cell table:style-name="ce58"/>
          <table:table-cell office:value-type="date" office:date-value="2023-08-30T00:00:00" table:formula="of:=[Senet_Taksit_Giriş.C7]" table:number-columns-spanned="1" table:number-rows-spanned="2" table:style-name="ce99">
            <text:p>30.08.2023</text:p>
          </table:table-cell>
          <table:table-cell table:style-name="ce54"/>
          <table:table-cell table:number-columns-repeated="16371"/>
        </table:table-row>
        <table:table-row table:style-name="ro4">
          <table:table-cell/>
          <table:table-cell table:style-name="ce46"/>
          <table:covered-table-cell/>
          <table:table-cell table:style-name="ce48"/>
          <table:table-cell table:style-name="ce59"/>
          <table:covered-table-cell/>
          <table:table-cell table:style-name="ce60"/>
          <table:covered-table-cell/>
          <table:table-cell table:style-name="ce61"/>
          <table:covered-table-cell/>
          <table:table-cell table:style-name="ce62"/>
          <table:covered-table-cell/>
          <table:table-cell table:style-name="ce54"/>
          <table:table-cell table:number-columns-repeated="16371"/>
        </table:table-row>
        <table:table-row table:style-name="ro4">
          <table:table-cell/>
          <table:table-cell table:style-name="ce46"/>
          <table:covered-table-cell/>
          <table:table-cell table:number-columns-repeated="2" table:style-name="ce48"/>
          <table:table-cell office:value-type="string" office:string-value="                       İş bu emre muharrer senedimin mükabilinde                                            tarihinde; Sayın : &#10; veyahut emruhavalesine yukarıda yazılı Yalnız # Yedibin TL  #  kayıtsız ve şartsız ödemeyi vaadederim. Bedeli nakden ahzolunmuştur. İş bu bono vadesinde ödenmediği taktirde; iş bu bononun düzenleme tarihinin temerrüt başlangıç tarihi olarak kabul edileceğini, temerrüt faizinin yasal faizin iki katı olarak uygulanacağını, müteakip bonolarında muacceliyet kesbedeceğini, ihtilaf vukuunda TOKAT mahkemelerinin selahiyetini şimdiden kabul eylerim." table:formula="of:=&quot;                       İş bu emre muharrer senedim&quot;&amp;IF([Senet_Borçlu_Alacaklı_Giriş.$C$4]=&quot;Gerçek Kişi&quot;;&quot;in&quot;;&quot;izin&quot;)&amp;&quot; mükabilinde &quot;&amp;IF(TEXT([.F126];&quot;GG AAAA yyyy&quot;)=&quot;&quot;;&quot;                                          &quot;;TEXT([.F126];&quot;GG AAAA yyyy&quot;))&amp;&quot; tarihinde; Sayın : &quot;&amp;IF([Senet_Borçlu_Alacaklı_Giriş.$C$1]=&quot;&quot;;&quot;&#10;&quot;;[Senet_Borçlu_Alacaklı_Giriş.$C$1])&amp;&quot; veyahut emruhavalesine yukarıda yazılı Yalnız # &quot;&amp;[Senet_Taksit_Giriş.F7]&amp;&quot; #  kayıtsız ve şartsız ödemeyi vaadederi&quot;&amp;IF([Senet_Borçlu_Alacaklı_Giriş.$C$4]=&quot;Gerçek Kişi&quot;;&quot;m.&quot;;&quot;z.&quot;)&amp;&quot; Bedeli &quot;&amp;[Senet_Taksit_Giriş.G7]&amp;&quot; ahzolunmuştur. İş bu bono vadesinde ödenmediği taktirde; iş bu bononun düzenleme tarihinin temerrüt başlangıç tarihi olarak kabul edileceğini, temerrüt faizinin yasal faizin iki katı olarak uygulanacağını, müteakip bonolarında muacceliyet kesbedeceğini,&quot;&amp;&quot; ihtilaf vukuunda &quot;&amp;[Senet_Borçlu_Alacaklı_Giriş.$C$2]&amp;&quot; mahkemelerinin selahiyetini şimdiden kabul eyleri&quot;&amp;IF([Senet_Borçlu_Alacaklı_Giriş.$C$4]=&quot;Gerçek Kişi&quot;;&quot;m.&quot;;&quot;z.&quot;)" table:number-columns-spanned="7" table:number-rows-spanned="6" table:style-name="ce131">
            <text:p><text:s text:c="23"/>İş bu emre muharrer senedimin mükabilinde <text:s text:c="43"/>tarihinde; Sayın :<text:s/></text:p>
            <text:p><text:s/>veyahut emruhavalesine yukarıda yazılı Yalnız # Yedibin TL <text:s/># <text:s/>kayıtsız ve şartsız ödemeyi vaadederim. Bedeli nakden ahzolunmuştur. İş bu bono vadesinde ödenmediği taktirde; iş bu bononun düzenleme tarihinin temerrüt başlangıç tarihi olarak kabul edileceğini, temerrüt faizinin yasal faizin iki katı olarak uygulanacağını, müteakip bonolarında muacceliyet kesbedeceğini, ihtilaf vukuunda TOKAT mahkemelerinin selahiyetini şimdiden kabul eylerim.</text:p>
          </table:table-cell>
          <table:covered-table-cell table:number-columns-repeated="6"/>
          <table:table-cell table:style-name="ce54"/>
          <table:table-cell table:number-columns-repeated="16371"/>
        </table:table-row>
        <table:table-row table:style-name="ro4">
          <table:table-cell/>
          <table:table-cell table:style-name="ce46"/>
          <table:covered-table-cell/>
          <table:table-cell table:number-columns-repeated="2" table:style-name="ce48"/>
          <table:covered-table-cell/>
          <table:covered-table-cell table:number-columns-repeated="6"/>
          <table:table-cell table:style-name="ce54"/>
          <table:table-cell table:number-columns-repeated="16371"/>
        </table:table-row>
        <table:table-row table:number-rows-repeated="4" table:style-name="ro4">
          <table:table-cell/>
          <table:table-cell table:style-name="ce63"/>
          <table:covered-table-cell/>
          <table:table-cell table:number-columns-repeated="2" table:style-name="ce48"/>
          <table:covered-table-cell/>
          <table:covered-table-cell table:number-columns-repeated="6"/>
          <table:table-cell table:style-name="ce54"/>
          <table:table-cell table:number-columns-repeated="16371"/>
        </table:table-row>
        <table:table-row table:style-name="ro4">
          <table:table-cell/>
          <table:table-cell table:style-name="ce63"/>
          <table:covered-table-cell/>
          <table:table-cell table:style-name="ce48"/>
          <table:table-cell table:style-name="ce64"/>
          <table:table-cell office:value-type="string" table:style-name="ce65">
            <text:p>Borçlu İsim-Unvan</text:p>
          </table:table-cell>
          <table:table-cell office:value-type="string" table:style-name="ce66">
            <text:p>:</text:p>
          </table:table-cell>
          <table:table-cell office:value-type="string" table:number-columns-spanned="5" table:number-rows-spanned="1" table:style-name="ce100">
            <text:p>CİHAN ÇAM</text:p>
          </table:table-cell>
          <table:covered-table-cell table:number-columns-repeated="4"/>
          <table:table-cell table:style-name="ce54"/>
          <table:table-cell table:number-columns-repeated="16371"/>
        </table:table-row>
        <table:table-row table:style-name="ro4">
          <table:table-cell/>
          <table:table-cell table:style-name="ce63"/>
          <table:covered-table-cell/>
          <table:table-cell table:style-name="ce48"/>
          <table:table-cell table:style-name="ce67"/>
          <table:table-cell office:value-type="string" table:style-name="ce68">
            <text:p>Tc Kimlik No</text:p>
          </table:table-cell>
          <table:table-cell office:value-type="string" table:style-name="ce69">
            <text:p>:</text:p>
          </table:table-cell>
          <table:table-cell office:value-type="float" office:value="49048179620" table:style-name="ce70">
            <text:p>49048179620</text:p>
          </table:table-cell>
          <table:table-cell table:number-columns-repeated="3" table:style-name="ce70"/>
          <table:table-cell table:style-name="ce71"/>
          <table:table-cell table:style-name="ce54"/>
          <table:table-cell table:number-columns-repeated="16371"/>
        </table:table-row>
        <table:table-row table:style-name="ro4">
          <table:table-cell/>
          <table:table-cell table:style-name="ce72"/>
          <table:covered-table-cell/>
          <table:table-cell table:style-name="ce48"/>
          <table:table-cell table:style-name="ce67"/>
          <table:table-cell office:value-type="string" table:style-name="ce73">
            <text:p>Adres</text:p>
          </table:table-cell>
          <table:table-cell table:number-columns-repeated="2" table:style-name="ce74"/>
          <table:table-cell table:style-name="ce1"/>
          <table:table-cell office:value-type="string" table:style-name="ce75">
            <text:p>İmza</text:p>
          </table:table-cell>
          <table:table-cell table:style-name="ce42"/>
          <table:table-cell table:style-name="ce76"/>
          <table:table-cell table:style-name="ce54"/>
          <table:table-cell table:number-columns-repeated="16371"/>
        </table:table-row>
        <table:table-row table:style-name="ro4">
          <table:table-cell/>
          <table:table-cell table:style-name="ce72"/>
          <table:covered-table-cell/>
          <table:table-cell table:style-name="ce48"/>
          <table:table-cell table:style-name="ce67"/>
          <table:table-cell office:value-type="string" office:string-value="Bedestenlioğlu Mah. Oğuzkent Koop Giriş Kat Tokat" table:formula="of:=[Senet_Borçlu_Alacaklı_Giriş.$C$6]" table:number-columns-spanned="4" table:number-rows-spanned="2" table:style-name="ce103">
            <text:p>Bedestenlioğlu Mah. Oğuzkent Koop Giriş Kat Tokat</text:p>
          </table:table-cell>
          <table:covered-table-cell table:number-columns-repeated="3"/>
          <table:table-cell table:style-name="ce74"/>
          <table:table-cell table:style-name="ce42"/>
          <table:table-cell table:style-name="ce76"/>
          <table:table-cell table:style-name="ce54"/>
          <table:table-cell table:number-columns-repeated="16371"/>
        </table:table-row>
        <table:table-row table:style-name="ro4">
          <table:table-cell/>
          <table:table-cell table:style-name="ce72"/>
          <table:covered-table-cell/>
          <table:table-cell table:style-name="ce48"/>
          <table:table-cell table:style-name="ce67"/>
          <table:covered-table-cell/>
          <table:covered-table-cell table:number-columns-repeated="3"/>
          <table:table-cell table:style-name="ce74"/>
          <table:table-cell table:style-name="ce90"/>
          <table:table-cell table:style-name="ce76"/>
          <table:table-cell table:style-name="ce54"/>
          <table:table-cell table:number-columns-repeated="16371"/>
        </table:table-row>
        <table:table-row table:style-name="ro4">
          <table:table-cell/>
          <table:table-cell table:style-name="ce72"/>
          <table:covered-table-cell/>
          <table:table-cell table:style-name="ce48"/>
          <table:table-cell table:style-name="ce77"/>
          <table:table-cell office:value-type="string" office:string-value="Vergi Dairesi  " table:formula="of:=&quot;Vergi Dairesi  &quot;" table:style-name="ce78">
            <text:p>Vergi Dairesi<text:s text:c="2"/></text:p>
          </table:table-cell>
          <table:table-cell office:value-type="string" table:style-name="ce79">
            <text:p>:</text:p>
          </table:table-cell>
          <table:table-cell office:value-type="string" office:string-value="Tokat" table:formula="of:=[Senet_Borçlu_Alacaklı_Giriş.$C$7]" table:style-name="ce79">
            <text:p>Tokat</text:p>
          </table:table-cell>
          <table:table-cell table:style-name="ce79"/>
          <table:table-cell table:number-columns-repeated="2" table:style-name="ce80"/>
          <table:table-cell table:style-name="ce81"/>
          <table:table-cell table:style-name="ce54"/>
          <table:table-cell table:number-columns-repeated="16371"/>
        </table:table-row>
        <table:table-row table:style-name="ro4">
          <table:table-cell/>
          <table:table-cell table:style-name="ce63"/>
          <table:covered-table-cell/>
          <table:table-cell table:style-name="ce48"/>
          <table:table-cell table:style-name="ce64"/>
          <table:table-cell office:value-type="string" table:style-name="ce82">
            <text:p>KEFİL İsim Unvan</text:p>
          </table:table-cell>
          <table:table-cell office:value-type="string" table:style-name="ce83">
            <text:p>:</text:p>
          </table:table-cell>
          <table:table-cell office:value-type="string" office:string-value=" " table:formula="of:=[Senet_Borçlu_Alacaklı_Giriş.$C$9]" table:style-name="ce83">
            <text:p><text:s/></text:p>
          </table:table-cell>
          <table:table-cell table:style-name="ce83"/>
          <table:table-cell table:style-name="ce84"/>
          <table:table-cell table:style-name="ce85"/>
          <table:table-cell table:style-name="ce86"/>
          <table:table-cell table:style-name="ce54"/>
          <table:table-cell table:number-columns-repeated="16371"/>
        </table:table-row>
        <table:table-row table:style-name="ro4">
          <table:table-cell/>
          <table:table-cell table:style-name="ce63"/>
          <table:covered-table-cell/>
          <table:table-cell table:style-name="ce48"/>
          <table:table-cell table:style-name="ce67"/>
          <table:table-cell office:value-type="string" table:style-name="ce87">
            <text:p>TC Kimlik No</text:p>
          </table:table-cell>
          <table:table-cell office:value-type="string" table:style-name="ce88">
            <text:p>:</text:p>
          </table:table-cell>
          <table:table-cell office:value-type="string" office:string-value=" " table:formula="of:=[Senet_Borçlu_Alacaklı_Giriş.$C$12]" table:style-name="ce89">
            <text:p><text:s/></text:p>
          </table:table-cell>
          <table:table-cell table:style-name="ce88"/>
          <table:table-cell table:style-name="ce90"/>
          <table:table-cell table:style-name="ce42"/>
          <table:table-cell table:style-name="ce76"/>
          <table:table-cell table:style-name="ce54"/>
          <table:table-cell table:number-columns-repeated="16371"/>
        </table:table-row>
        <table:table-row table:style-name="ro4">
          <table:table-cell/>
          <table:table-cell table:style-name="ce63"/>
          <table:covered-table-cell/>
          <table:table-cell table:style-name="ce48"/>
          <table:table-cell table:style-name="ce67"/>
          <table:table-cell office:value-type="string" table:style-name="ce91">
            <text:p>Adres</text:p>
          </table:table-cell>
          <table:table-cell table:number-columns-repeated="2" table:style-name="ce74"/>
          <table:table-cell table:style-name="ce1"/>
          <table:table-cell office:value-type="string" table:style-name="ce75">
            <text:p>İmza</text:p>
          </table:table-cell>
          <table:table-cell table:style-name="ce42"/>
          <table:table-cell table:style-name="ce76"/>
          <table:table-cell table:style-name="ce54"/>
          <table:table-cell table:number-columns-repeated="16371"/>
        </table:table-row>
        <table:table-row table:style-name="ro4">
          <table:table-cell/>
          <table:table-cell table:style-name="ce63"/>
          <table:covered-table-cell/>
          <table:table-cell table:style-name="ce48"/>
          <table:table-cell table:style-name="ce67"/>
          <table:table-cell table:number-columns-spanned="4" table:number-rows-spanned="1" table:style-name="ce40"/>
          <table:covered-table-cell table:number-columns-repeated="3"/>
          <table:table-cell table:number-columns-repeated="2" table:style-name="ce42"/>
          <table:table-cell table:style-name="ce76"/>
          <table:table-cell table:style-name="ce54"/>
          <table:table-cell table:number-columns-repeated="16371"/>
        </table:table-row>
        <table:table-row table:style-name="ro4">
          <table:table-cell/>
          <table:table-cell table:style-name="ce63"/>
          <table:covered-table-cell/>
          <table:table-cell table:style-name="ce48"/>
          <table:table-cell table:style-name="ce77"/>
          <table:table-cell office:value-type="string" office:string-value="Vergi Dairesi  " table:formula="of:=&quot;Vergi Dairesi  &quot;" table:style-name="ce79">
            <text:p>Vergi Dairesi<text:s text:c="2"/></text:p>
          </table:table-cell>
          <table:table-cell table:style-name="ce79"/>
          <table:table-cell office:value-type="string" office:string-value=" " table:formula="of:=[Senet_Borçlu_Alacaklı_Giriş.$C$11]" table:style-name="ce79">
            <text:p><text:s/></text:p>
          </table:table-cell>
          <table:table-cell table:style-name="ce79"/>
          <table:table-cell table:number-columns-repeated="2" table:style-name="ce80"/>
          <table:table-cell table:style-name="ce81"/>
          <table:table-cell table:style-name="ce54"/>
          <table:table-cell table:number-columns-repeated="16371"/>
        </table:table-row>
        <table:table-row table:style-name="ro4">
          <table:table-cell/>
          <table:table-cell table:style-name="ce92"/>
          <table:covered-table-cell/>
          <table:table-cell table:number-columns-repeated="9" table:style-name="ce93"/>
          <table:table-cell table:style-name="ce94"/>
          <table:table-cell table:number-columns-repeated="16371"/>
        </table:table-row>
        <table:table-row table:number-rows-repeated="3" table:style-name="ro4">
          <table:table-cell/>
          <table:table-cell table:style-name="ce42"/>
          <table:covered-table-cell/>
          <table:table-cell table:number-columns-repeated="1018" table:style-name="ce42"/>
          <table:table-cell table:number-columns-repeated="15363"/>
        </table:table-row>
        <table:table-row table:number-rows-repeated="1048280" table:style-name="ro4">
          <table:table-cell table:number-columns-repeated="16384"/>
        </table:table-row>
        <table:table-row table:number-rows-repeated="63" table:style-name="ro5">
          <table:table-cell table:number-columns-repeated="16384"/>
        </table:table-row>
        <table:table-row table:number-rows-repeated="85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059" svg:font-family="C059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text-style style:name="N30">
      <number:text-content/>
    </number:text-style>
    <number:date-style style:name="N36">
      <number:day number:style="long"/>
      <number:text>.</number:text>
      <number:month number:style="long"/>
      <number:text>.</number:text>
      <number:year number:style="long"/>
    </number:date-style>
    <number:number-style style:name="N37">
      <number:number number:decimal-places="0" number:min-decimal-places="0" number:min-integer-digits="0"/>
    </number:number-style>
    <number:percentage-style style:name="N38">
      <number:text>%</number:text>
      <number:number number:decimal-places="2" number:min-decimal-places="2" number:min-integer-digits="1"/>
    </number:percentage-style>
    <number:number-style style:name="N39P0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39P1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39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  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number-style style:name="N40P0">
      <number:text> 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40P1">
      <number:text>-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40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₺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39">
      <style:table-cell-properties style:vertical-align="automatic" fo:background-color="transparent"/>
    </style:style>
    <style:style style:name="Excel_32_Built-in_32_Currency" style:display-name="Excel Built-in Currency" style:family="table-cell" style:data-style-name="N40">
      <style:table-cell-properties style:vertical-align="automatic" fo:background-color="transparent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78740157480315in" fo:margin-right="0.78740157480315in" style:print-orientation="portrait" style:print-page-order="ttb" style:first-page-number="continue" style:scale-to="100%" style:table-centering="none" style:print="objects charts drawings"/>
      <style:header-style>
        <style:header-footer-properties fo:min-height="0.363779527559055in" fo:margin-left="0in" fo:margin-right="0in" fo:margin-bottom="0in"/>
      </style:header-style>
      <style:footer-style>
        <style:header-footer-properties fo:min-height="0.363779527559055in" fo:margin-left="0in" fo:margin-right="0in" fo:margin-top="0in"/>
      </style:footer-style>
    </style:page-layout>
    <style:page-layout style:name="pm2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in" fo:margin-bottom="0in" fo:margin-left="0.236220472440945in" fo:margin-right="0.236220472440945in" style:print-orientation="portrait" style:print-page-order="ttb" style:first-page-number="continue" style:scale-to-X="1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.196850393700787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header-first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toshiba</meta:initial-creator>
    <dc:creator>m</dc:creator>
    <meta:creation-date>2018-01-01T13:28:37Z</meta:creation-date>
    <dc:date>2023-09-04T12:03:41Z</dc:date>
    <meta:print-date>2023-09-04T11:50:04Z</meta:print-date>
    <meta:editing-cycles>38</meta:editing-cycles>
    <meta:editing-duration>PT42044S</meta:editing-duration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